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0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1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1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1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15"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9" style:family="paragraph" style:parent-style-name="Standard">
      <style:paragraph-properties fo:margin-left="0cm" fo:margin-right="0cm" fo:text-align="justify" style:justify-single-word="false" fo:text-indent="0cm" style:auto-text-indent="false" style:text-autospace="none"/>
    </style:style>
    <style:style style:name="P13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31"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33"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3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3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4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41" style:family="paragraph" style:parent-style-name="Standard">
      <style:paragraph-properties fo:margin-left="0cm" fo:margin-right="0cm" fo:text-align="start" style:justify-single-word="false" fo:text-indent="0cm" style:auto-text-indent="false" style:text-autospace="none"/>
    </style:style>
    <style:style style:name="P14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style>
    <style:style style:name="P143"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4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47"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5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5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5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5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5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5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5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5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0"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61"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6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6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6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7"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6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69"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70" style:family="paragraph" style:parent-style-name="Standard" style:list-style-name="L1">
      <style:paragraph-properties fo:text-align="justify" style:justify-single-word="false"/>
      <style:text-properties fo:font-size="14pt" style:font-size-asian="14pt" style:font-size-complex="14pt"/>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72" style:family="paragraph" style:parent-style-name="Standard" style:list-style-name="L8">
      <style:paragraph-properties fo:text-align="justify" style:justify-single-word="false" style:text-autospace="none"/>
    </style:style>
    <style:style style:name="P173" style:family="paragraph" style:parent-style-name="Standard" style:list-style-name="L10">
      <style:paragraph-properties fo:text-align="justify" style:justify-single-word="false" style:text-autospace="none"/>
    </style:style>
    <style:style style:name="P17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6"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7"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8"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9"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0"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82"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3"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84"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85"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86"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8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8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90"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92"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3"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9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9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9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00"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1"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0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text-underline-style="none" style:font-name-asian="Courier New" style:font-size-asian="10pt" style:font-name-complex="Courier New" style:font-size-complex="10pt"/>
    </style:style>
    <style:style style:name="P2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2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21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21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1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2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style="normal" style:font-name-asian="Courier New" style:font-size-asian="13pt" style:font-style-asian="normal" style:font-name-complex="Courier New" style:font-size-complex="13pt" style:font-style-complex="normal"/>
    </style:style>
    <style:style style:name="P22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1"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text-underline-style="none" style:font-name-asian="Courier New" style:font-size-asian="10pt" style:font-name-complex="Courier New" style:font-size-complex="10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21" style:family="text">
      <style:text-properties fo:color="#00000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style:font-name="Courier New" fo:font-size="10pt" style:font-size-asian="10pt" style:font-size-complex="10pt"/>
    </style:style>
    <style:style style:name="T23" style:family="text">
      <style:text-properties fo:color="#000000" style:font-name="Courier New" fo:font-size="10pt" fo:font-weight="normal" style:font-size-asian="10pt" style:font-weight-asian="normal" style:font-size-complex="10pt" style:font-weight-complex="normal"/>
    </style:style>
    <style:style style:name="T24"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5"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style:font-name-asian="Courier New" style:font-size-asian="10pt" style:font-name-complex="Courier New" style:font-size-complex="10pt"/>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style:font-name-asian="Courier New" style:font-name-complex="Courier New"/>
    </style:style>
    <style:style style:name="T32"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3" style:family="text">
      <style:text-properties fo:color="#000000" style:font-name="Courier New" fo:font-weight="bold" style:font-weight-asian="bold" style:font-weight-complex="bold"/>
    </style:style>
    <style:style style:name="T34"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5"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6" style:family="text">
      <style:text-properties fo:color="#000000" style:font-name="Courier New" fo:font-weight="normal" style:font-weight-asian="normal" style:font-weight-complex="normal"/>
    </style:style>
    <style:style style:name="T37" style:family="text">
      <style:text-properties fo:color="#000000" style:font-name="Times New Roman"/>
    </style:style>
    <style:style style:name="T38"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9"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0"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1"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2"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3"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4"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45" style:family="text">
      <style:text-properties fo:color="#000000" style:font-name="Times New Roman" fo:font-size="13pt" fo:font-style="normal" style:font-size-asian="13pt" style:font-style-asian="normal" style:font-size-complex="13pt" style:font-style-complex="normal"/>
    </style:style>
    <style:style style:name="T46"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7"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9"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50"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51"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2"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3"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54" style:family="text">
      <style:text-properties fo:color="#000000" style:font-name="Times New Roman" fo:font-size="13pt" fo:font-weight="normal" style:font-size-asian="13pt" style:font-weight-asian="normal" style:font-size-complex="13pt" style:font-weight-complex="normal"/>
    </style:style>
    <style:style style:name="T55" style:family="text">
      <style:text-properties fo:color="#000000" style:font-name="Times New Roman" fo:font-size="13pt" style:font-size-asian="13pt" style:font-size-complex="13pt"/>
    </style:style>
    <style:style style:name="T56"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57"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58" style:family="text">
      <style:text-properties fo:color="#000000" style:font-name="Times New Roman" fo:font-style="normal" fo:font-weight="normal" style:font-style-asian="normal" style:font-weight-asian="normal" style:font-style-complex="normal" style:font-weight-complex="normal"/>
    </style:style>
    <style:style style:name="T59" style:family="text">
      <style:text-properties fo:color="#000000" style:font-name="Times New Roman" fo:font-style="normal" fo:font-weight="normal" style:font-style-asian="normal" style:font-weight-asian="normal" style:font-style-complex="normal" style:font-weight-complex="bold"/>
    </style:style>
    <style:style style:name="T60" style:family="text">
      <style:text-properties fo:color="#000000" style:font-name="Times New Roman" fo:font-style="normal" style:font-name-asian="Courier New" style:font-style-asian="normal" style:font-name-complex="Courier New" style:font-style-complex="normal"/>
    </style:style>
    <style:style style:name="T61"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6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6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68" style:family="text">
      <style:text-properties fo:color="#000000" style:font-name="Times New Roman" fo:font-style="italic" fo:font-weight="normal" style:font-style-asian="italic" style:font-weight-asian="normal" style:font-style-complex="italic" style:font-weight-complex="normal"/>
    </style:style>
    <style:style style:name="T69"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7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1"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72" style:family="text">
      <style:text-properties fo:color="#000000" style:font-name="Times New Roman" fo:font-size="14pt" fo:font-style="normal" style:font-size-asian="14pt" style:font-style-asian="normal" style:font-size-complex="14pt" style:font-style-complex="normal"/>
    </style:style>
    <style:style style:name="T73" style:family="text">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7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75" style:family="text">
      <style:text-properties fo:color="#000000" style:font-name="Times New Roman" fo:font-weight="normal" style:font-weight-asian="normal" style:font-weight-complex="normal"/>
    </style:style>
    <style:style style:name="T76"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78" style:family="text">
      <style:text-properties fo:color="#000000" fo:font-style="normal" fo:font-weight="normal" style:font-style-asian="normal" style:font-weight-asian="normal" style:font-style-complex="normal" style:font-weight-complex="normal"/>
    </style:style>
    <style:style style:name="T79" style:family="text">
      <style:text-properties fo:color="#000000" fo:font-style="normal" style:font-name-asian="Courier New" style:font-style-asian="normal" style:font-name-complex="Courier New" style:font-style-complex="normal"/>
    </style:style>
    <style:style style:name="T80" style:family="text">
      <style:text-properties fo:color="#000000" fo:font-style="normal" fo:font-weight="bold" style:font-style-asian="normal" style:font-weight-asian="bold" style:font-style-complex="normal" style:font-weight-complex="bold"/>
    </style:style>
    <style:style style:name="T81" style:family="text">
      <style:text-properties fo:color="#000000" fo:font-style="normal" style:font-style-asian="normal" style:font-style-complex="normal"/>
    </style:style>
    <style:style style:name="T8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84" style:family="text">
      <style:text-properties fo:color="#000000" fo:font-style="normal" style:text-underline-style="none" fo:font-weight="bold" style:font-style-asian="normal" style:font-weight-asian="bold" style:font-style-complex="normal" style:font-weight-complex="bold"/>
    </style:style>
    <style:style style:name="T85" style:family="text">
      <style:text-properties fo:color="#000000" fo:font-style="normal" style:text-underline-style="none" fo:font-weight="normal" style:font-style-asian="normal" style:font-weight-asian="normal" style:font-style-complex="normal" style:font-weight-complex="normal"/>
    </style:style>
    <style:style style:name="T86"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87"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88" style:family="text">
      <style:text-properties fo:color="#000000" fo:font-style="italic" fo:font-weight="normal" style:font-style-asian="italic" style:font-weight-asian="normal" style:font-style-complex="italic" style:font-weight-complex="normal"/>
    </style:style>
    <style:style style:name="T89" style:family="text">
      <style:text-properties fo:color="#000000" fo:font-style="italic" style:font-style-asian="italic" style:font-style-complex="italic"/>
    </style:style>
    <style:style style:name="T90" style:family="text">
      <style:text-properties fo:color="#000000" fo:font-style="italic" fo:font-weight="bold" style:font-style-asian="italic" style:font-weight-asian="bold" style:font-style-complex="italic" style:font-weight-complex="bold"/>
    </style:style>
    <style:style style:name="T91" style:family="text">
      <style:text-properties fo:color="#000000" fo:font-style="italic" style:text-underline-style="none" fo:font-weight="normal" style:font-style-asian="italic" style:font-weight-asian="normal" style:font-style-complex="italic" style:font-weight-complex="normal"/>
    </style:style>
    <style:style style:name="T92" style:family="text">
      <style:text-properties fo:color="#000000" fo:font-weight="bold" style:font-weight-asian="bold" style:font-weight-complex="bold"/>
    </style:style>
    <style:style style:name="T9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95"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96"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7"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98"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99" style:family="text">
      <style:text-properties fo:color="#000000" style:text-underline-style="solid" style:text-underline-width="auto" style:text-underline-color="font-color"/>
    </style:style>
    <style:style style:name="T100" style:family="text">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01" style:family="text">
      <style:text-properties fo:color="#000000"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102"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103" style:family="text">
      <style:text-properties fo:color="#000000" style:font-name="Times New Roman" fo:font-style="normal" fo:font-weight="normal" style:font-style-asian="normal" style:font-weight-asian="normal" style:font-style-complex="normal" style:font-weight-complex="normal"/>
    </style:style>
    <style:style style:name="T104"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06" style:family="text">
      <style:text-properties fo:color="#000000"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T107"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108"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0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10" style:family="text">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11" style:family="text">
      <style:text-properties fo:color="#000000" style:text-underline-style="none" fo:font-weight="normal" style:font-weight-asian="normal" style:font-weight-complex="normal"/>
    </style:style>
    <style:style style:name="T112" style:family="text">
      <style:text-properties fo:font-style="italic"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style:font-style-asian="normal" style:font-style-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9" style:family="text">
      <style:text-properties fo:font-weight="normal" style:font-weight-asian="normal" style:font-weight-complex="normal"/>
    </style:style>
    <style:style style:name="T120" style:family="text">
      <style:text-properties style:font-name="Courier New" fo:font-size="10pt" style:font-size-asian="10pt" style:font-size-complex="10pt"/>
    </style:style>
    <style:style style:name="T121" style:family="text">
      <style:text-properties style:font-name="Courier New" fo:font-size="10pt" fo:font-weight="normal" style:font-size-asian="10pt" style:font-weight-asian="normal" style:font-size-complex="10pt" style:font-weight-complex="normal"/>
    </style:style>
    <style:style style:name="T12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23" style:family="text">
      <style:text-properties style:font-name="Courier New" fo:font-size="11pt" fo:font-weight="normal" style:font-size-asian="11pt" style:font-weight-asian="normal" style:font-size-complex="11pt" style:font-weight-complex="normal"/>
    </style:style>
    <style:style style:name="T124" style:family="text">
      <style:text-properties style:font-name="Courier New" fo:font-size="9pt" style:font-size-asian="9pt" style:font-size-complex="9pt"/>
    </style:style>
    <style:style style:name="T125" style:family="text">
      <style:text-properties style:font-name="Courier New" fo:font-size="9pt" fo:font-style="italic" style:font-size-asian="9pt" style:font-style-asian="italic" style:font-size-complex="9pt" style:font-style-complex="italic"/>
    </style:style>
    <style:style style:name="T126" style:family="text">
      <style:text-properties style:font-name="Courier New" fo:font-weight="normal" style:font-weight-asian="normal" style:font-weight-complex="normal"/>
    </style:style>
    <style:style style:name="T127" style:family="text">
      <style:text-properties style:font-name="Times New Roman"/>
    </style:style>
    <style:style style:name="T128" style:family="text">
      <style:text-properties style:font-name="Times New Roman" fo:font-style="normal" fo:font-weight="normal" style:font-style-asian="normal" style:font-weight-asian="normal" style:font-style-complex="normal" style:font-weight-complex="normal"/>
    </style:style>
    <style:style style:name="T129" style:family="text">
      <style:text-properties style:font-name="Times New Roman" fo:font-style="normal" fo:font-weight="bold" style:font-style-asian="normal" style:font-weight-asian="bold" style:font-style-complex="normal" style:font-weight-complex="bold"/>
    </style:style>
    <style:style style:name="T130" style:family="text">
      <style:text-properties style:font-name="Times New Roman" fo:font-style="italic" fo:font-weight="normal" style:font-style-asian="italic" style:font-weight-asian="normal" style:font-style-complex="italic" style:font-weight-complex="normal"/>
    </style:style>
    <style:style style:name="T131" style:family="text">
      <style:text-properties style:font-name="Times New Roman" fo:font-style="italic" style:font-style-asian="italic" style:font-style-complex="italic"/>
    </style:style>
    <style:style style:name="T132" style:family="text">
      <style:text-properties style:font-name="Times New Roman" fo:font-style="italic" fo:font-weight="bold" style:font-style-asian="italic" style:font-weight-asian="bold" style:font-style-complex="italic" style:font-weight-complex="bold"/>
    </style:style>
    <style:style style:name="T13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3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3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3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3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3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9"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40"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4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42" style:family="text">
      <style:text-properties fo:color="#2a00ff"/>
    </style:style>
    <style:style style:name="T143" style:family="text">
      <style:text-properties fo:color="#2a00ff" fo:font-style="italic" style:font-style-asian="italic" style:font-style-complex="italic"/>
    </style:style>
    <style:style style:name="T144" style:family="text">
      <style:text-properties fo:color="#2a00ff" fo:font-style="italic" fo:font-weight="normal" style:font-style-asian="italic" style:font-weight-asian="normal" style:font-style-complex="italic" style:font-weight-complex="normal"/>
    </style:style>
    <style:style style:name="T145" style:family="text">
      <style:text-properties fo:color="#2a00ff" fo:font-style="italic" fo:font-weight="bold" style:font-style-asian="italic" style:font-weight-asian="bold" style:font-style-complex="italic" style:font-weight-complex="bold"/>
    </style:style>
    <style:style style:name="T146" style:family="text">
      <style:text-properties fo:color="#2a00ff" fo:font-style="italic" style:text-underline-style="none" fo:font-weight="normal" style:font-style-asian="italic" style:font-weight-asian="normal" style:font-style-complex="italic" style:font-weight-complex="normal"/>
    </style:style>
    <style:style style:name="T147" style:family="text">
      <style:text-properties fo:color="#2a00ff" fo:font-size="9pt" fo:font-style="italic" style:font-size-asian="9pt" style:font-style-asian="italic" style:font-size-complex="9pt" style:font-style-complex="italic"/>
    </style:style>
    <style:style style:name="T148" style:family="text">
      <style:text-properties fo:color="#2a00ff" fo:font-style="normal" fo:font-weight="normal" style:font-style-asian="normal" style:font-weight-asian="normal" style:font-style-complex="normal" style:font-weight-complex="normal"/>
    </style:style>
    <style:style style:name="T149" style:family="text">
      <style:text-properties fo:color="#2a00ff" style:font-name="Courier New"/>
    </style:style>
    <style:style style:name="T150" style:family="text">
      <style:text-properties fo:color="#2a00ff" style:font-name="Courier New" fo:font-size="10pt" style:font-size-asian="10pt" style:font-size-complex="10pt"/>
    </style:style>
    <style:style style:name="T151"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2"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54"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55"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56"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57"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58"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59" style:family="text">
      <style:text-properties fo:color="#2a00ff" style:font-name="Courier New" fo:font-size="10pt" fo:font-weight="bold" style:font-size-asian="10pt" style:font-weight-asian="bold" style:font-size-complex="10pt" style:font-weight-complex="bold"/>
    </style:style>
    <style:style style:name="T160"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61"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62" style:family="text">
      <style:text-properties fo:color="#2a00ff" style:font-name="Courier New" fo:font-style="normal" fo:font-weight="normal" style:font-style-asian="normal" style:font-weight-asian="normal" style:font-style-complex="normal" style:font-weight-complex="normal"/>
    </style:style>
    <style:style style:name="T163" style:family="text">
      <style:text-properties fo:color="#2a00ff" style:font-name="Courier New" fo:font-style="italic" fo:font-weight="normal" style:font-style-asian="italic" style:font-weight-asian="normal" style:font-style-complex="italic" style:font-weight-complex="normal"/>
    </style:style>
    <style:style style:name="T164" style:family="text">
      <style:text-properties fo:color="#2a00ff" style:font-name="Times New Roman"/>
    </style:style>
    <style:style style:name="T165" style:family="text">
      <style:text-properties fo:color="#2a00ff" style:font-name="Times New Roman" fo:font-style="normal" fo:font-weight="normal" style:font-style-asian="normal" style:font-weight-asian="normal" style:font-style-complex="normal" style:font-weight-complex="normal"/>
    </style:style>
    <style:style style:name="T166"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67"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68" style:family="text">
      <style:text-properties fo:color="#2a00ff" style:font-name="Times New Roman" fo:font-style="italic" style:text-underline-style="none" fo:font-weight="normal" style:font-style-asian="italic" style:font-weight-asian="normal" style:font-style-complex="italic" style:font-weight-complex="normal"/>
    </style:style>
    <style:style style:name="T169" style:family="text">
      <style:text-properties fo:color="#7f0055" fo:font-weight="bold" style:font-weight-asian="bold" style:font-weight-complex="bold"/>
    </style:style>
    <style:style style:name="T170"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71" style:family="text">
      <style:text-properties fo:color="#7f0055" style:font-name="Courier New" fo:font-size="10pt" fo:font-weight="normal" style:font-size-asian="10pt" style:font-weight-asian="normal" style:font-size-complex="10pt" style:font-weight-complex="normal"/>
    </style:style>
    <style:style style:name="T172"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73"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74" style:family="text">
      <style:text-properties fo:color="#7f0055" style:font-name="Courier New" fo:font-weight="bold" style:font-weight-asian="bold" style:font-weight-complex="bold"/>
    </style:style>
    <style:style style:name="T175" style:family="text">
      <style:text-properties fo:color="#7f0055" fo:font-style="normal" fo:font-weight="bold" style:font-style-asian="normal" style:font-weight-asian="bold" style:font-style-complex="normal" style:font-weight-complex="bold"/>
    </style:style>
    <style:style style:name="T17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8" style:family="text">
      <style:text-properties fo:color="#008080"/>
    </style:style>
    <style:style style:name="T179" style:family="text">
      <style:text-properties fo:color="#008080" fo:font-size="9pt" style:font-size-asian="9pt" style:font-size-complex="9pt"/>
    </style:style>
    <style:style style:name="T180" style:family="text">
      <style:text-properties fo:color="#008080" style:font-name="Courier New" fo:font-style="normal" fo:font-weight="normal" style:font-style-asian="normal" style:font-weight-asian="normal" style:font-style-complex="normal" style:font-weight-complex="normal"/>
    </style:style>
    <style:style style:name="T181"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82"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3"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4" style:family="text">
      <style:text-properties fo:color="#008080" style:font-name="Courier New" fo:font-size="10pt" fo:font-style="normal" fo:font-weight="bold" style:font-size-asian="10pt" style:font-style-asian="normal" style:font-weight-asian="bold" style:font-size-complex="10pt" style:font-style-complex="normal" style:font-weight-complex="bold"/>
    </style:style>
    <style:style style:name="T185" style:family="text">
      <style:text-properties fo:color="#00808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186" style:family="text">
      <style:text-properties fo:color="#008080" style:font-name="Courier New" fo:font-size="10pt" fo:font-weight="normal" style:font-size-asian="10pt" style:font-weight-asian="normal" style:font-size-complex="10pt" style:font-weight-complex="normal"/>
    </style:style>
    <style:style style:name="T187" style:family="text">
      <style:text-properties fo:color="#008080" style:font-name="Courier New" fo:font-size="10pt" style:font-name-asian="Courier New" style:font-size-asian="10pt" style:font-name-complex="Courier New" style:font-size-complex="10pt"/>
    </style:style>
    <style:style style:name="T188" style:family="text">
      <style:text-properties fo:color="#008080" fo:font-style="italic" fo:font-weight="normal" style:font-style-asian="italic" style:font-weight-asian="normal" style:font-style-complex="italic" style:font-weight-complex="normal"/>
    </style:style>
    <style:style style:name="T189" style:family="text">
      <style:text-properties fo:color="#008080" fo:font-style="italic" style:font-style-asian="italic" style:font-style-complex="italic"/>
    </style:style>
    <style:style style:name="T190" style:family="text">
      <style:text-properties fo:color="#008080" fo:font-style="italic" style:text-underline-style="none" fo:font-weight="normal" style:font-style-asian="italic" style:font-weight-asian="normal" style:font-style-complex="italic" style:font-weight-complex="normal"/>
    </style:style>
    <style:style style:name="T191" style:family="text">
      <style:text-properties fo:color="#008080" fo:font-style="normal" fo:font-weight="normal" style:font-style-asian="normal" style:font-weight-asian="normal" style:font-style-complex="normal" style:font-weight-complex="normal"/>
    </style:style>
    <style:style style:name="T192" style:family="text">
      <style:text-properties fo:color="#008080" fo:font-style="normal" style:text-underline-style="none" fo:font-weight="normal" style:font-style-asian="normal" style:font-weight-asian="normal" style:font-style-complex="normal" style:font-weight-complex="normal"/>
    </style:style>
    <style:style style:name="T193" style:family="text">
      <style:text-properties fo:color="#008080" style:font-name="Times New Roman" fo:font-style="normal" fo:font-weight="normal" style:font-style-asian="normal" style:font-weight-asian="normal" style:font-style-complex="normal" style:font-weight-complex="normal"/>
    </style:style>
    <style:style style:name="T194"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9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96"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97" style:family="text">
      <style:text-properties fo:color="#008080" fo:font-weight="bold" style:font-weight-asian="bold" style:font-weight-complex="bold"/>
    </style:style>
    <style:style style:name="T198"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199" style:family="text">
      <style:text-properties fo:color="#3f7f7f"/>
    </style:style>
    <style:style style:name="T200" style:family="text">
      <style:text-properties fo:color="#3f7f7f" fo:font-size="9pt" style:font-size-asian="9pt" style:font-size-complex="9pt"/>
    </style:style>
    <style:style style:name="T201" style:family="text">
      <style:text-properties fo:color="#3f7f7f" style:font-name="Courier New" fo:font-style="normal" fo:font-weight="normal" style:font-style-asian="normal" style:font-weight-asian="normal" style:font-style-complex="normal" style:font-weight-complex="normal"/>
    </style:style>
    <style:style style:name="T202"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03"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4" style:family="text">
      <style:text-properties fo:color="#3f7f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5" style:family="text">
      <style:text-properties fo:color="#3f7f7f" style:font-name="Courier New" fo:font-size="10pt" fo:font-style="normal" fo:font-weight="bold" style:font-size-asian="10pt" style:font-style-asian="normal" style:font-weight-asian="bold" style:font-size-complex="10pt" style:font-style-complex="normal" style:font-weight-complex="bold"/>
    </style:style>
    <style:style style:name="T206" style:family="text">
      <style:text-properties fo:color="#3f7f7f"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07" style:family="text">
      <style:text-properties fo:color="#3f7f7f" style:font-name="Courier New" fo:font-size="10pt" fo:font-weight="normal" style:font-size-asian="10pt" style:font-weight-asian="normal" style:font-size-complex="10pt" style:font-weight-complex="normal"/>
    </style:style>
    <style:style style:name="T208" style:family="text">
      <style:text-properties fo:color="#3f7f7f" style:font-name="Courier New" fo:font-size="10pt" style:font-name-asian="Courier New" style:font-size-asian="10pt" style:font-name-complex="Courier New" style:font-size-complex="10pt"/>
    </style:style>
    <style:style style:name="T209" style:family="text">
      <style:text-properties fo:color="#3f7f7f" style:font-name="Courier New" fo:font-weight="normal" style:font-weight-asian="normal" style:font-weight-complex="normal"/>
    </style:style>
    <style:style style:name="T210" style:family="text">
      <style:text-properties fo:color="#3f7f7f" fo:font-style="italic" fo:font-weight="normal" style:font-style-asian="italic" style:font-weight-asian="normal" style:font-style-complex="italic" style:font-weight-complex="normal"/>
    </style:style>
    <style:style style:name="T211" style:family="text">
      <style:text-properties fo:color="#3f7f7f" fo:font-style="italic" style:font-style-asian="italic" style:font-style-complex="italic"/>
    </style:style>
    <style:style style:name="T212" style:family="text">
      <style:text-properties fo:color="#3f7f7f" fo:font-style="italic" style:text-underline-style="none" fo:font-weight="normal" style:font-style-asian="italic" style:font-weight-asian="normal" style:font-style-complex="italic" style:font-weight-complex="normal"/>
    </style:style>
    <style:style style:name="T213" style:family="text">
      <style:text-properties fo:color="#3f7f7f" fo:font-style="normal" fo:font-weight="normal" style:font-style-asian="normal" style:font-weight-asian="normal" style:font-style-complex="normal" style:font-weight-complex="normal"/>
    </style:style>
    <style:style style:name="T214" style:family="text">
      <style:text-properties fo:color="#3f7f7f" fo:font-style="normal" style:text-underline-style="none" fo:font-weight="normal" style:font-style-asian="normal" style:font-weight-asian="normal" style:font-style-complex="normal" style:font-weight-complex="normal"/>
    </style:style>
    <style:style style:name="T215"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16"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17" style:family="text">
      <style:text-properties fo:color="#3f7f7f" fo:font-weight="normal" style:font-weight-asian="normal" style:font-weight-complex="normal"/>
    </style:style>
    <style:style style:name="T218"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19" style:family="text">
      <style:text-properties fo:color="#3f7f7f" fo:font-weight="bold" style:font-weight-asian="bold" style:font-weight-complex="bold"/>
    </style:style>
    <style:style style:name="T220"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21" style:family="text">
      <style:text-properties fo:color="#7f007f"/>
    </style:style>
    <style:style style:name="T222" style:family="text">
      <style:text-properties fo:color="#7f007f" fo:font-size="9pt" style:font-size-asian="9pt" style:font-size-complex="9pt"/>
    </style:style>
    <style:style style:name="T223" style:family="text">
      <style:text-properties fo:color="#7f007f" fo:font-style="italic" fo:font-weight="normal" style:font-style-asian="italic" style:font-weight-asian="normal" style:font-style-complex="italic" style:font-weight-complex="normal"/>
    </style:style>
    <style:style style:name="T224" style:family="text">
      <style:text-properties fo:color="#7f007f" fo:font-style="italic" style:font-style-asian="italic" style:font-style-complex="italic"/>
    </style:style>
    <style:style style:name="T225" style:family="text">
      <style:text-properties fo:color="#7f007f" fo:font-style="italic" fo:font-weight="bold" style:font-style-asian="italic" style:font-weight-asian="bold" style:font-style-complex="italic" style:font-weight-complex="bold"/>
    </style:style>
    <style:style style:name="T226" style:family="text">
      <style:text-properties fo:color="#7f007f" fo:font-style="italic" style:text-underline-style="none" fo:font-weight="normal" style:font-style-asian="italic" style:font-weight-asian="normal" style:font-style-complex="italic" style:font-weight-complex="normal"/>
    </style:style>
    <style:style style:name="T227" style:family="text">
      <style:text-properties fo:color="#7f007f" fo:font-style="normal" fo:font-weight="normal" style:font-style-asian="normal" style:font-weight-asian="normal" style:font-style-complex="normal" style:font-weight-complex="normal"/>
    </style:style>
    <style:style style:name="T228" style:family="text">
      <style:text-properties fo:color="#7f007f" fo:font-style="normal" style:text-underline-style="none" fo:font-weight="normal" style:font-style-asian="normal" style:font-weight-asian="normal" style:font-style-complex="normal" style:font-weight-complex="normal"/>
    </style:style>
    <style:style style:name="T229"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30"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1" style:family="text">
      <style:text-properties fo:color="#7f00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2" style:family="text">
      <style:text-properties fo:color="#7f007f"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33" style:family="text">
      <style:text-properties fo:color="#7f007f" style:font-name="Courier New" fo:font-size="10pt" fo:font-weight="normal" style:font-size-asian="10pt" style:font-weight-asian="normal" style:font-size-complex="10pt" style:font-weight-complex="normal"/>
    </style:style>
    <style:style style:name="T234"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35" style:family="text">
      <style:text-properties fo:color="#7f007f" style:font-name="Times New Roman" fo:font-style="normal" style:text-underline-style="none" fo:font-weight="normal" style:font-style-asian="normal" style:font-weight-asian="normal" style:font-style-complex="normal" style:font-weight-complex="normal"/>
    </style:style>
    <style:style style:name="T236" style:family="text">
      <style:text-properties fo:font-size="9pt" style:font-size-asian="9pt" style:font-size-complex="9pt"/>
    </style:style>
    <style:style style:name="T237" style:family="text">
      <style:text-properties fo:font-size="9pt" fo:font-style="normal" fo:font-weight="normal" style:font-size-asian="9pt" style:font-style-asian="normal" style:font-weight-asian="normal" style:font-size-complex="9pt" style:font-style-complex="normal" style:font-weight-complex="normal"/>
    </style:style>
    <style:style style:name="T238" style:family="text">
      <style:text-properties fo:color="#ff0000"/>
    </style:style>
    <style:style style:name="T239" style:family="text">
      <style:text-properties fo:color="#ff0000" fo:font-size="13pt" fo:font-weight="normal" style:font-size-asian="13pt" style:font-weight-asian="normal" style:font-size-complex="13pt" style:font-weight-complex="normal"/>
    </style:style>
    <style:style style:name="T24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41" style:family="text">
      <style:text-properties fo:color="#ff0000" style:font-name="Courier New" fo:font-size="10pt" style:font-size-asian="10pt" style:font-size-complex="10pt"/>
    </style:style>
    <style:style style:name="T242" style:family="text">
      <style:text-properties fo:color="#ff0000" style:font-name="Courier New" fo:font-size="10pt" fo:font-weight="bold" style:font-size-asian="10pt" style:font-weight-asian="bold" style:font-size-complex="10pt" style:font-weight-complex="bold"/>
    </style:style>
    <style:style style:name="T243"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44" style:family="text">
      <style:text-properties fo:color="#0000c0"/>
    </style:style>
    <style:style style:name="T245" style:family="text">
      <style:text-properties fo:color="#0000c0" fo:font-style="italic" style:font-style-asian="italic" style:font-style-complex="italic"/>
    </style:style>
    <style:style style:name="T246" style:family="text">
      <style:text-properties fo:color="#0000c0" fo:font-style="italic" fo:font-weight="normal" style:font-style-asian="italic" style:font-weight-asian="normal" style:font-style-complex="italic" style:font-weight-complex="normal"/>
    </style:style>
    <style:style style:name="T247" style:family="text">
      <style:text-properties fo:color="#0000c0" style:font-name="Courier New" fo:font-size="9pt" fo:font-style="italic" style:font-size-asian="9pt" style:font-style-asian="italic" style:font-size-complex="9pt" style:font-style-complex="italic"/>
    </style:style>
    <style:style style:name="T248" style:family="text">
      <style:text-properties fo:color="#646464"/>
    </style:style>
    <style:style style:name="T249" style:family="text">
      <style:text-properties fo:color="#646464" style:font-name="Courier New" fo:font-size="10pt" style:font-size-asian="10pt" style:font-size-complex="10pt"/>
    </style:style>
    <style:style style:name="T250" style:family="text">
      <style:text-properties fo:font-weight="bold" style:font-weight-asian="bold" style:font-weight-complex="bold"/>
    </style:style>
    <style:style style:name="T251" style:family="text">
      <style:text-properties style:text-underline-style="solid" style:text-underline-width="auto" style:text-underline-color="font-color"/>
    </style:style>
    <style:style style:name="T252" style:family="text">
      <style:text-properties fo:font-size="12pt" fo:font-style="italic" style:font-size-asian="12pt" style:font-style-asian="italic" style:font-size-complex="12pt" style:font-style-complex="italic"/>
    </style:style>
    <style:style style:name="T25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5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25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5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5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5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6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6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6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63" style:family="text">
      <style:text-properties style:use-window-font-color="true" style:font-name="Times New Roman" fo:font-style="italic" fo:font-weight="normal" style:font-style-asian="italic" style:font-weight-asian="normal" style:font-style-complex="italic" style:font-weight-complex="normal"/>
    </style:style>
    <style:style style:name="T264"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5" style:family="text">
      <style:text-properties style:font-name="Times New Roman"/>
    </style:style>
    <style:style style:name="T266" style:family="text">
      <style:text-properties style:font-name="Times New Roman" fo:font-size="10pt" style:font-size-asian="10pt" style:font-size-complex="10pt"/>
    </style:style>
    <style:style style:name="T267" style:family="text">
      <style:text-properties style:font-name="Times New Roman" fo:font-style="italic" style:font-style-asian="italic" style:font-style-complex="italic"/>
    </style:style>
    <style:style style:name="T268" style:family="text">
      <style:text-properties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269"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27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71" style:family="text">
      <style:text-properties style:text-underline-style="none"/>
    </style:style>
    <style:style style:name="T272" style:family="text">
      <style:text-properties fo:color="#3f5fbf"/>
    </style:style>
    <style:style style:name="T273" style:family="text">
      <style:text-properties fo:color="#3f5fbf"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94100" text:style-name="L1">
        <text:list-item>
          <text:p text:style-name="P170">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0479962" text:style-name="L2">
        <text:list-item>
          <text:p text:style-name="P187"><text:span text:style-name="T250">Beans</text:span>: Responsável por todo gerenciamento de inversão de controle (IOC) que o framework provê. O <text:span text:style-name="T250">LDIC </text:span><text:span text:style-name="T115">(Lindberg Dependency Injection Container) é o componente responsável por resolver as instancias de beans solicitados e injeta-los no lugar certo na hora certa de acordo com a necessidade de cada bean. Este componente será detalhado mais a frente.</text:span></text:p>
          <text:p text:style-name="P188"/>
        </text:list-item>
        <text:list-item>
          <text:p text:style-name="P189"><text:span text:style-name="T116">Integration:</text:span><text:span text:style-name="T115"> Módulo responsável pela integração e operacionalidade entre o lindberg e outros frameworks. Na versão atual o framework provê integração com Spring, Adobe Flex e JSF.</text:span></text:p>
          <text:p text:style-name="P188"/>
        </text:list-item>
        <text:list-item>
          <text:p text:style-name="P189"><text:span text:style-name="T116">Context:</text:span><text:span text:style-name="T115"> Responsável por toda configuração, beans e gerenciamento em nível de escopo de cada camada: core, persistence, validation e web.</text:span></text:p>
          <text:p text:style-name="P188"/>
        </text:list-item>
        <text:list-item>
          <text:p text:style-name="P189"><text:span text:style-name="T116">Configuration: </text:span><text:span text:style-name="T115">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43"/>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63">Configuration</text:span><text:span text:style-name="T28"> </text:span><text:span text:style-name="T38">define o contrato de classes que configuram o framework. Existem ainda duas interfaces que estendem desta ultima. Uma para configurações do core, </text:span><text:span text:style-name="T63">CoreConfiguration</text:span><text:span text:style-name="T17"> </text:span><text:span text:style-name="T38">e outra para configurações específicas do componente de persistencia, </text:span><text:span text:style-name="T63">LinpConfiguration</text:span><text:span text:style-name="T38">.</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7"><text:span text:style-name="T79"><text:tab/><text:tab/>- XmlCoreConfiguration:</text:span><text:span text:style-name="T77"> Implementação de </text:span><text:span text:style-name="T87">CoreConfiguration </text:span><text:span text:style-name="T77">para definição da configuração do módulo CORE <text:tab/><text:tab/>via XML baseado no schema: </text:span><text:a xlink:type="simple" xlink:href="http://www.lindbergframework.org/schema/lindberg-config.xsd">http://www.lindbergframework.org/schema/lindberg-config.xsd</text:a><text:span text:style-name="T77">.</text:span></text:p>
      <text:p text:style-name="P62"/>
      <text:p text:style-name="P97"><text:span text:style-name="T79"><text:tab/><text:tab/>- SimpleCoreConfiguration: </text:span><text:span text:style-name="T77">Implementação de </text:span><text:span text:style-name="T87">CoreConfiguration</text:span><text:span text:style-name="T77"> para definição da configuração do módulo CORE <text:tab/><text:tab/>programaticamente.</text:span></text:p>
      <text:p text:style-name="P62"/>
      <text:p text:style-name="P61"><text:tab/><text:tab/>- SimpleLinpConfiguration: <text:span text:style-name="T119">Implementação de </text:span><text:span text:style-name="T113">LinpConfiguration</text:span><text:span text:style-name="T119"> para definição da configuração do módulo de <text:tab/><text:tab/>persistência (LINP) programaticamente.</text:span></text:p>
      <text:p text:style-name="P62"/>
      <text:p text:style-name="P61"><text:tab/><text:tab/>- XmlLinpConfiguration: <text:span text:style-name="T119">Implementação de </text:span><text:span text:style-name="T113">LinpConfiguration</text:span><text:span text:style-name="T119"> para definição da configuração do módulo de <text:tab/><text:tab/><text:tab/>persistência (LINP) via XML baseado no schema: </text:span><text:a xlink:type="simple" xlink:href="http://www.lindbergframework.org/schema/linp-sqlMapping.xsd"><text:span text:style-name="T119">http://www.lindbergframework.org/schema/linp-sqlMapping.xsd</text:span></text:a><text:span text:style-name="T119">.</text:span></text:p>
      <text:p text:style-name="P62"/>
      <text:p text:style-name="P62"/>
      <text:p text:style-name="P62"/>
      <text:p text:style-name="P69"><text:tab/><text:tab/>3.1 – Processo de Configuração</text:p>
      <text:p text:style-name="P66"/>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8"><text:span text:style-name="T115"><text:tab/><text:tab/>A interface </text:span><text:span text:style-name="T113">CoreConfiguration </text:span><text:span text:style-name="T115">define um método chamado </text:span><text:span text:style-name="T131">getLinpConfiguration</text:span><text:span text:style-name="T120"> </text:span><text:span text:style-name="T115">que devolve uma implementação de </text:span><text:span text:style-name="T113">LinpConfiguration</text:span><text:span text:style-name="T115">. Isto é feito por que uma implementação de configuração de </text:span><text:span text:style-name="T113">CORE</text:span><text:span text:style-name="T115"> deve de alguma forma fornecer a instancia da implementação do módulo LINP a ser usado para configurar este módulo. Quando o módulo </text:span><text:span text:style-name="T113">CORE</text:span><text:span text:style-name="T115"> for configurado ele vai obter esta instancia da implementação de </text:span><text:span text:style-name="T113">LinpConfiguration </text:span><text:span text:style-name="T115">para disparar o processo de configuração do módulo </text:span><text:span text:style-name="T113">LINP</text:span><text:span text:style-name="T115"> baseado nesta instancia de configuração. Essa instancia pode ser uma configuração via XML, via programaticamente, via arquivo properties, qualquer implementação útil que seja fornecida.</text:span></text:p>
      <text:p text:style-name="P34"/>
      <text:p text:style-name="P69"><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8"><text:soft-page-break/><text:span text:style-name="T115"><text:tab/><text:tab/>A interface </text:span><text:span text:style-name="T113">ComponentContext </text:span><text:span text:style-name="T115">define um contexto dentro do lindbergframework e dois contextos atualmente são definidos: Core <text:s/>e Persistence. As implementações de cada um desses contextos são respectivamente </text:span><text:span text:style-name="T113">CoreContext</text:span><text:span text:style-name="T115"> e </text:span><text:span text:style-name="T113">LinpContext</text:span><text:span text:style-name="T115">. Definidos através de um </text:span><text:span text:style-name="T113">singleton</text:span><text:span text:style-name="T115"> para todo sistema sendo necessário a chamada ao método </text:span><text:span text:style-name="T113">getInstance </text:span><text:span text:style-name="T115">definido em cada um deles para a obtenção da instância corrente.</text:span></text:p>
      <text:p text:style-name="P34"/>
      <text:p text:style-name="P48"><text:span text:style-name="T115"><text:tab/><text:tab/>Um contexto só pode ser usado se este estiver ativo. Para ativar um contexto o método </text:span><text:span text:style-name="T113">loadConfiguration</text:span><text:span text:style-name="T115"> deve ser invocado passando como parâmetro a instancia da configuração sobre o qual o contexto se baseará.</text:span></text:p>
      <text:p text:style-name="P34"/>
      <text:p text:style-name="P48"><text:span text:style-name="T115"><text:tab/><text:tab/>A interface </text:span><text:span text:style-name="T113">ComponentContext </text:span><text:span text:style-name="T115">também define outros métodos auxiliares, como por exemplo </text:span><text:span text:style-name="T113">isActive</text:span><text:span text:style-name="T115"> para a verificação do status do contexto e </text:span><text:span text:style-name="T113">close</text:span><text:span text:style-name="T115"> para efetuar o encerramento do contexto. Qualquer tentativa de uso de um contexto fechado resultará em uma </text:span><text:span text:style-name="T130">IllegalStateContextException.</text:span></text:p>
      <text:p text:style-name="P51"/>
      <text:p text:style-name="P48"><text:span text:style-name="T130"><text:tab/><text:tab/></text:span><text:span text:style-name="T128">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9"><text:tab/><text:tab/>3.3 – Configuração do CORE</text:p>
      <text:p text:style-name="P66"/>
      <text:p text:style-name="P64"><text:span text:style-name="T115"><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8"><text:span text:style-name="T115"><text:tab/><text:tab/>- </text:span><text:span text:style-name="T160">lindberg.core.di-basepackage </text:span><text:span text:style-name="T240">(propriedade requerida)</text:span><text:span text:style-name="T160">:</text:span></text:p>
      <text:p text:style-name="P81"><text:span text:style-name="T163"><text:tab/><text:tab/></text:span><text:span text:style-name="T115">Pacote base de beans para injeção. </text:span></text:p>
      <text:p text:style-name="P48"><text:span text:style-name="T115"><text:tab/><text:tab/></text:span><text:span text:style-name="T253">Constante que define essa propriedade:</text:span><text:span text:style-name="T115"> </text:span><text:span text:style-name="T122">CoreConfiguration.CONFIG_PROPERTY_DI_BASEPACKAGE</text:span><text:span text:style-name="T176">;</text:span><text:span text:style-name="T115"> </text:span></text:p>
      <text:p text:style-name="P118"><text:tab/><text:tab/></text:p>
      <text:p text:style-name="P64"><text:span text:style-name="T176"><text:tab/><text:tab/>- </text:span><text:span text:style-name="T160">lindberg.core.beanfactory </text:span><text:span text:style-name="T240">(se não for definida a fábrica padrão será usada - AnnotationBeanFactory)</text:span><text:span text:style-name="T160">: <text:tab/><text:tab/></text:span><text:span text:style-name="T253">Fábrica de beans a ser usada. </text:span></text:p>
      <text:p text:style-name="P71"><text:span text:style-name="T239"><text:tab/><text:tab/></text:span><text:span text:style-name="T253">Constante que define essa propriedade:</text:span><text:span text:style-name="T7"> </text:span><text:span text:style-name="T123">CoreConfiguration.CONFIG_PROPERTY_BEAN_FACTORY;</text:span></text:p>
      <text:p text:style-name="P34"/>
      <text:p text:style-name="P64"><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8"><text:tab/><text:tab/>- Pacote base de beans para injeção (<text:span text:style-name="T112">lindberg.core.di-basepackage</text:span>) = org.lindbergframework.exemplo.*</text:p>
      <text:p text:style-name="P63"><text:span text:style-name="T115"><text:tab/><text:tab/>- Bean factory (</text:span><text:span text:style-name="T113">lindberg.core.beanfactory</text:span><text:span text:style-name="T115">) = </text:span><text:span text:style-name="T128">org.lindbergframework.beans.di.context.AnnotationBeanFactory</text:span></text:p>
      <text:p text:style-name="P34"/>
      <text:p text:style-name="P64"><text:span text:style-name="T133"><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64"><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0496111" text:style-name="L3">
        <text:list-item>
          <text:list>
            <text:list-item>
              <text:list>
                <text:list-header>
                  <text:p text:style-name="P191"><text:span text:style-name="T60">3.3.1 </text:span><text:span text:style-name="T60">–</text:span><text:span text:style-name="T60">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8"><text:span text:style-name="T86"><text:s/><text:tab/><text:tab/></text:span><text:span text:style-name="T18">SimpleCoreConfiguration coreConfiguration = </text:span><text:span text:style-name="T170">new</text:span><text:span text:style-name="T18"> SimpleCoreConfiguration();</text:span></text:p>
      <text:p text:style-name="P82"><text:s text:c="8"/></text:p>
      <text:p text:style-name="P104"><text:span text:style-name="T15"><text:s text:c="6"/>coreConfiguration.setDiBasePackage(</text:span><text:span text:style-name="T142">"org.lindbergframework.exemplo.*"</text:span><text:span text:style-name="T15">);</text:span></text:p>
      <text:p text:style-name="P104"><text:span text:style-name="T15"><text:s text:c="6"/>coreConfiguration.setBeanFactory(</text:span><text:span text:style-name="T169">new</text:span><text:span text:style-name="T15"> AnnotationBeanFactory());</text:span></text:p>
      <text:p text:style-name="P82"><text:s text:c="8"/></text:p>
      <text:p text:style-name="P82"><text:s text:c="6"/>CoreContext.<text:span text:style-name="T112">getInstance</text:span>().loadConfiguration(coreConfiguration);</text:p>
      <text:p text:style-name="P82"/>
      <text:p text:style-name="P82"/>
      <text:p text:style-name="P48"><text:span text:style-name="T115"><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13">CoreContext </text:span><text:span text:style-name="T115">via </text:span><text:span text:style-name="T113">CoreContext.getInstance()</text:span><text:span text:style-name="T115"> e o método </text:span><text:span text:style-name="T113">loadConfiguration </text:span><text:span text:style-name="T115">passando a configuração criada é invocado. Pronto, o módulo CORE já está pronto para ser usado e em qualquer lugar você pode invocar </text:span><text:span text:style-name="T113">CoreContext.getInstance().getBeanFactory() <text:s/></text:span><text:span text:style-name="T115">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13">UserBeanContext </text:span><text:span text:style-name="T115">via</text:span><text:span text:style-name="T113"> UserBeanContext.getInstance().getBean(id).</text:span><text:span text:style-name="T115"> O mecanismo de injeção de dependência será detalhado mais a frente, aqui está apenas sendo demonstrado os conceitos de configuração.</text:span></text:p>
      <text:p text:style-name="P34"/>
      <text:p text:style-name="P69"><text:tab/><text:tab/>3.3.2 – <text:s/>Configurando o CORE na prática – Usando XML</text:p>
      <text:p text:style-name="P34"/>
      <text:p text:style-name="P48"><text:span text:style-name="T115"><text:tab/><text:tab/>A seguir é demonstrado a mesma configuração só que usando uma implementação de </text:span><text:span text:style-name="T113">CoreConfiguration</text:span><text:span text:style-name="T115"> para configuração baseada em XML. O schema que define as configurações baseadas em XML é detalhado a seguir.</text:span></text:p>
      <text:p text:style-name="P34"><text:tab/><text:tab/></text:p>
      <text:p text:style-name="P48"><text:span text:style-name="T115"><text:tab/><text:tab/>Schema: <text:s/></text:span><text:a xlink:type="simple" xlink:href="http://www.lindbergframework.org/schema/lindberg-config.xsd"><text:span text:style-name="T115">http://www.lindbergframework.org/schema/lindberg-config.xsd</text:span></text:a></text:p>
      <text:p text:style-name="P34"/>
      <text:p text:style-name="P48"><text:span text:style-name="T115"><text:tab/><text:tab/>O schema no que diz respeito a tag </text:span><text:span text:style-name="T113">&lt;core&gt;</text:span><text:span text:style-name="T115">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62"/>
      <text:p text:style-name="P86"><text:span text:style-name="T178"><text:tab/> <text:s/></text:span><text:span text:style-name="T179">&lt;?</text:span><text:span text:style-name="T200">xml</text:span><text:span text:style-name="T236"> </text:span><text:span text:style-name="T222">version</text:span><text:span text:style-name="T236">=</text:span><text:span text:style-name="T147">"1.0"</text:span><text:span text:style-name="T236"> </text:span><text:span text:style-name="T222">encoding</text:span><text:span text:style-name="T236">=</text:span><text:span text:style-name="T147">"UTF-8"</text:span><text:span text:style-name="T179">?&gt;</text:span></text:p>
      <text:p text:style-name="P109"><text:span text:style-name="T178"><text:s text:c="4"/>&lt;</text:span><text:span text:style-name="T199">lindberg-configuration</text:span> <text:span text:style-name="T221">xmlns</text:span><text:span text:style-name="T15">=</text:span><text:span text:style-name="T143">"http://www.lindbergframework.org/schema"</text:span> <text:tab/><text:tab/><text:span text:style-name="T221">xmlns:xsi</text:span><text:span text:style-name="T15">=</text:span><text:span text:style-name="T143">"http://www.w3.org/2001/XMLSchema-instance"</text:span> <text:tab/><text:span text:style-name="T221">xsi:schemaLocation</text:span><text:span text:style-name="T15">=</text:span><text:span text:style-name="T143">"http://www.lindbergframework.org/schema/lindberg-config.xsd"</text:span><text:span text:style-name="T178">&gt;</text:span></text:p>
      <text:p text:style-name="P109"/>
      <text:p text:style-name="P109"><text:span text:style-name="T178"><text:s text:c="7"/>&lt;</text:span><text:span text:style-name="T199">core</text:span><text:span text:style-name="T178">&gt;</text:span></text:p>
      <text:p text:style-name="P109"><text:span text:style-name="T15"><text:s text:c="10"/></text:span><text:span text:style-name="T178">&lt;</text:span><text:span text:style-name="T199">config-property</text:span> <text:span text:style-name="T221">name</text:span><text:span text:style-name="T15">=</text:span><text:span text:style-name="T143">"lindberg.core.di-basepackage"</text:span> <text:s/><text:tab/><text:tab/><text:tab/><text:tab/><text:tab/><text:tab/><text:tab/><text:tab/><text:span text:style-name="T221">value</text:span><text:span text:style-name="T15">=</text:span><text:span text:style-name="T143">"org.lindbergframework.exemplo.*"</text:span><text:span text:style-name="T178">/&gt;</text:span></text:p>
      <text:p text:style-name="P109"><text:span text:style-name="T15"><text:s text:c="10"/></text:span><text:span text:style-name="T178">&lt;</text:span><text:span text:style-name="T199">config-property</text:span> <text:span text:style-name="T221">name</text:span><text:span text:style-name="T15">=</text:span><text:span text:style-name="T143">"lindberg.core.beanfactory"</text:span> <text:s text:c="3"/><text:tab/><text:tab/><text:tab/> <text:s text:c="22"/><text:soft-page-break/><text:tab/><text:tab/><text:span text:style-name="T221">value</text:span><text:span text:style-name="T15">=</text:span><text:span text:style-name="T143">"org.lindbergframework.beans.di.context.AnnotationBeanFactory"</text:span><text:span text:style-name="T178">/&gt; </text:span></text:p>
      <text:p text:style-name="P109"><text:span text:style-name="T178"><text:s text:c="7"/>&lt;/</text:span><text:span text:style-name="T199">core</text:span><text:span text:style-name="T178">&gt;</text:span></text:p>
      <text:p text:style-name="P109"/>
      <text:p text:style-name="P109"><text:span text:style-name="T178"><text:s text:c="4"/>&lt;/</text:span><text:span text:style-name="T199">lindberg-configuration</text:span><text:span text:style-name="T178">&gt;</text:span></text:p>
      <text:p text:style-name="P132"/>
      <text:p text:style-name="P44"><text:tab/>Obs.: A beanfactory está sendo definida mas lembre que esta propriedade não é requerida e <text:tab/>quando não informada a factory padrão, <text:span text:style-name="T112">AnnotationBeanFactory,</text:span> é usada automaticamente <text:tab/>pelo framework.</text:p>
      <text:p text:style-name="P44"/>
      <text:p text:style-name="P44"><text:tab/><text:span text:style-name="T4">3.3.2.1 – <text:s/>A tag </text:span><text:span text:style-name="T5">&lt;config-property&gt;</text:span></text:p>
      <text:p text:style-name="P72"><text:tab/></text:p>
      <text:p text:style-name="P44"><text:span text:style-name="T112"><text:tab/></text:span><text:span text:style-name="T119">A tag </text:span><text:span text:style-name="T113">&lt;config-property&gt;</text:span><text:span text:style-name="T11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19"><text:tab/>Esta é uma tag basicamente de </text:span><text:span text:style-name="T113">nome </text:span><text:span text:style-name="T119">e </text:span><text:span text:style-name="T113">valor, </text:span><text:span text:style-name="T119">onde o atributo </text:span><text:span text:style-name="T113">nome</text:span><text:span text:style-name="T119"> define a chave da propriedade de configuração e o atributo </text:span><text:span text:style-name="T113">valor </text:span><text:span text:style-name="T119">define o valor que será usado na configuração para esta propriedade.</text:span></text:p>
      <text:p text:style-name="P38"/>
      <text:p text:style-name="P44"><text:span text:style-name="T119"><text:tab/>Esta tag fornece a flexibilidade de definição de propriedades que serão setadas na objeto </text:span><text:span text:style-name="T113">valor</text:span><text:span text:style-name="T119"> desta propriedade no momento da inicialização e propriedades que serão usadas como parâmetro para um construtor específico.</text:span></text:p>
      <text:p text:style-name="P38"/>
      <text:p text:style-name="P44"><text:span text:style-name="T119"><text:tab/>Supondo que nós tivéssemos uma propriedade de configuração de CORE cujo a chave é </text:span><text:span text:style-name="T113">exemplo</text:span><text:span text:style-name="T119"> e o valor para esta chave fosse a classe </text:span><text:span text:style-name="T113">com.aplicacao.Exemplo </text:span><text:span text:style-name="T119">e esta classe tivesse uma propriedade String chamada <text:s/></text:span><text:span text:style-name="T113">propriedade1</text:span><text:span text:style-name="T119">, então a definição dessa propriedade seria:</text:span></text:p>
      <text:p text:style-name="P38"/>
      <text:list xml:id="list30477752" text:style-name="L4">
        <text:list-item>
          <text:p text:style-name="P190">Definindo a inicialização simples de propriedades dentro de uma propriedade de configuração</text:p>
        </text:list-item>
      </text:list>
      <text:p text:style-name="P38"/>
      <text:p text:style-name="P100"><text:tab/><text:span text:style-name="T186">&lt;</text:span><text:span text:style-name="T207">config-property</text:span><text:span text:style-name="T121"> </text:span><text:span text:style-name="T233">name</text:span><text:span text:style-name="T23">=</text:span><text:span text:style-name="T154">"exemplo"</text:span><text:span text:style-name="T121"> </text:span><text:span text:style-name="T233">value</text:span><text:span text:style-name="T23">=</text:span><text:span text:style-name="T154">"com.aplicacao.Exemplo"</text:span><text:span text:style-name="T186">&gt;</text:span></text:p>
      <text:p text:style-name="P104"><text:span text:style-name="T15"><text:s text:c="9"/></text:span><text:span text:style-name="T178">&lt;</text:span><text:span text:style-name="T199">property</text:span> <text:span text:style-name="T221">name</text:span><text:span text:style-name="T15">=</text:span><text:span text:style-name="T143">"propriedade1"</text:span> <text:span text:style-name="T221">value</text:span><text:span text:style-name="T15">=</text:span><text:span text:style-name="T143">"valor da propriedade1"</text:span> <text:span text:style-name="T178">/&gt;</text:span></text:p>
      <text:p text:style-name="P104"><text:span text:style-name="T15"><text:s text:c="6"/></text:span><text:span text:style-name="T178">&lt;/</text:span><text:span text:style-name="T199">config-property</text:span><text:span text:style-name="T178">&gt;</text:span></text:p>
      <text:p text:style-name="P38"/>
      <text:p text:style-name="P104"><text:span text:style-name="T41"><text:tab/>Observe que foi usada uma nova tag dentro da tag </text:span><text:span text:style-name="T46">&lt;config-property&gt;</text:span><text:span text:style-name="T41">. Ela serve para definir propriedades de inicialização e parâmetros de construtor de propriedades de configuração. A tag </text:span><text:span text:style-name="T46">&lt;property&gt;</text:span><text:span text:style-name="T41"> pode ser usada o número ilimitado de vezes dentro da tag </text:span><text:span text:style-name="T46">&lt;config-property&gt;</text:span><text:span text:style-name="T41"> de acordo com a necessidade. Neste caso a utilizamos uma única vez, para definir o </text:span><text:span text:style-name="T46">set</text:span><text:span text:style-name="T41"> da String '</text:span><text:span text:style-name="T46">valor da propriedade1' </text:span><text:span text:style-name="T41">na propriedade de nome </text:span><text:span text:style-name="T46">propriedade1 </text:span><text:span text:style-name="T41">na instância do objeto do tipo </text:span><text:span text:style-name="T46">com.aplicacao.Exemplo</text:span><text:span text:style-name="T41"> para a chave de </text:span><text:span text:style-name="T41">configuração </text:span><text:span text:style-name="T46">Exemplo. </text:span><text:span text:style-name="T41">A propriedade </text:span><text:span text:style-name="T46">propriedade1 </text:span><text:span text:style-name="T41">será setada no momento da criação do objeto <text:s text:c="2"/></text:span><text:span text:style-name="T46">com.aplicacao.Exemplo. </text:span><text:span text:style-name="T41">Se tivéssemos uma </text:span><text:span text:style-name="T46">propriedade2, </text:span><text:span text:style-name="T41">bastaria declarar uma outra tag </text:span><text:span text:style-name="T46">&lt;property&gt;</text:span><text:span text:style-name="T41"> dentro de </text:span><text:span text:style-name="T46">&lt;config-property&gt;</text:span><text:span text:style-name="T41"> da mesma forma que a </text:span><text:span text:style-name="T46">propriedade1.</text:span></text:p>
      <text:p text:style-name="P55"/>
      <text:list xml:id="list30474057" text:style-name="L5">
        <text:list-item>
          <text:p text:style-name="P192">Definindo a inicialização de propriedades do tipo List ou Array dentro de uma propriedade de configuração</text:p>
        </text:list-item>
      </text:list>
      <text:p text:style-name="P55"/>
      <text:p text:style-name="P104"><text:soft-page-break/><text:span text:style-name="T46"><text:tab/></text:span><text:span text:style-name="T41">Suponha agora que tivéssemos então as </text:span><text:span text:style-name="T46">propriedade2 </text:span><text:span text:style-name="T41">e </text:span><text:span text:style-name="T46">propriedade3 </text:span><text:span text:style-name="T41">e estas fossem respectivamente uma </text:span><text:span text:style-name="T46">List </text:span><text:span text:style-name="T41">e um </text:span><text:span text:style-name="T46">Array</text:span><text:span text:style-name="T41"> e ambas de String. Esta tag fornece a flexibilidade de inicialização de listas e arrays de Strings diretamente pelo XML de configuração. Abaixo é mostrado como ficaria a tag </text:span><text:span text:style-name="T46">&lt;config-property&gt; </text:span><text:span text:style-name="T41">com a inicialização destas duas propriedades.</text:span></text:p>
      <text:p text:style-name="P38"/>
      <text:p text:style-name="P104"><text:span text:style-name="T41"><text:s text:c="7"/></text:span><text:span text:style-name="T191">&lt;</text:span><text:span text:style-name="T213">config-property</text:span><text:span text:style-name="T78"> </text:span><text:span text:style-name="T227">name</text:span><text:span text:style-name="T78">=</text:span><text:span text:style-name="T144">"exemplo"</text:span><text:span text:style-name="T78"> </text:span><text:span text:style-name="T227">value</text:span><text:span text:style-name="T78">=</text:span><text:span text:style-name="T144">"com.aplicacao.Exemplo"</text:span><text:span text:style-name="T191">&gt;</text:span></text:p>
      <text:p text:style-name="P104"><text:span text:style-name="T15"><text:s text:c="6"/></text:span><text:span text:style-name="T178">&lt;</text:span><text:span text:style-name="T199">property</text:span> <text:span text:style-name="T221">name</text:span><text:span text:style-name="T15">=</text:span><text:span text:style-name="T143">"propriedade1"</text:span> <text:span text:style-name="T221">value</text:span><text:span text:style-name="T15">=</text:span><text:span text:style-name="T143">"valor da propriedade1"</text:span> <text:span text:style-name="T178">/&gt;</text:span></text:p>
      <text:p text:style-name="P104"><text:span text:style-name="T15"><text:s text:c="6"/></text:span><text:span text:style-name="T178">&lt;</text:span><text:span text:style-name="T199">property</text:span> <text:span text:style-name="T221">name</text:span><text:span text:style-name="T15">=</text:span><text:span text:style-name="T143">"propriedade2"</text:span><text:span text:style-name="T178">&gt;</text:span></text:p>
      <text:p text:style-name="P104"><text:span text:style-name="T15"><text:s text:c="9"/></text:span><text:span text:style-name="T178">&lt;</text:span><text:span text:style-name="T199">list</text:span><text:span text:style-name="T178">&gt;</text:span></text:p>
      <text:p text:style-name="P82"><text:s text:c="12"/><text:span text:style-name="T251">exemplo</text:span> list string 1;</text:p>
      <text:p text:style-name="P82"><text:s text:c="12"/><text:span text:style-name="T251">exemplo</text:span> list string 2;</text:p>
      <text:p text:style-name="P82"><text:s text:c="12"/><text:span text:style-name="T251">exemplo</text:span> list string 3;</text:p>
      <text:p text:style-name="P82"><text:s text:c="12"/><text:span text:style-name="T251">exemplo</text:span> list string N;</text:p>
      <text:p text:style-name="P104"><text:span text:style-name="T15"><text:s text:c="9"/></text:span><text:span text:style-name="T178">&lt;/</text:span><text:span text:style-name="T199">list</text:span><text:span text:style-name="T178">&gt;</text:span></text:p>
      <text:p text:style-name="P104"><text:span text:style-name="T15"><text:s text:c="6"/></text:span><text:span text:style-name="T178">&lt;/</text:span><text:span text:style-name="T199">property</text:span><text:span text:style-name="T178">&gt;</text:span></text:p>
      <text:p text:style-name="P104"><text:span text:style-name="T15"><text:s text:c="6"/></text:span><text:span text:style-name="T178">&lt;</text:span><text:span text:style-name="T199">property</text:span> <text:span text:style-name="T221">name</text:span><text:span text:style-name="T15">=</text:span><text:span text:style-name="T143">"propriedade3"</text:span><text:span text:style-name="T178">&gt;</text:span></text:p>
      <text:p text:style-name="P104"><text:span text:style-name="T15"><text:s text:c="9"/></text:span><text:span text:style-name="T178">&lt;</text:span><text:span text:style-name="T199">array</text:span><text:span text:style-name="T178">&gt;</text:span></text:p>
      <text:p text:style-name="P82"><text:s text:c="12"/><text:span text:style-name="T251">exemplo</text:span> array string 1;</text:p>
      <text:p text:style-name="P82"><text:s text:c="12"/><text:span text:style-name="T251">exemplo</text:span> array string 2;</text:p>
      <text:p text:style-name="P82"><text:s text:c="12"/><text:span text:style-name="T251">exemplo</text:span> array string 3;</text:p>
      <text:p text:style-name="P82"><text:s text:c="12"/><text:span text:style-name="T251">exemplo</text:span> array string N;</text:p>
      <text:p text:style-name="P104"><text:span text:style-name="T15"><text:s text:c="9"/></text:span><text:span text:style-name="T178">&lt;/</text:span><text:span text:style-name="T199">array</text:span><text:span text:style-name="T178">&gt;</text:span></text:p>
      <text:p text:style-name="P104"><text:span text:style-name="T15"><text:s text:c="6"/></text:span><text:span text:style-name="T178">&lt;/</text:span><text:span text:style-name="T199">property</text:span><text:span text:style-name="T178">&gt;</text:span></text:p>
      <text:p text:style-name="P104"><text:span text:style-name="T15"><text:s text:c="3"/></text:span><text:span text:style-name="T178">&lt;/</text:span><text:span text:style-name="T199">config-property</text:span><text:span text:style-name="T178">&gt;</text:span></text:p>
      <text:p text:style-name="P134"/>
      <text:p text:style-name="P104"><text:span text:style-name="T178"><text:tab/></text:span><text:span text:style-name="T41">No trecho acima agora definimos duas novas propriedades </text:span><text:span text:style-name="T46">propriedade2 </text:span><text:span text:style-name="T41">e </text:span><text:span text:style-name="T46">propriedade3. </text:span><text:span text:style-name="T41">A primeira é uma </text:span><text:span text:style-name="T46">List </text:span><text:span text:style-name="T41">e a segunda um </text:span><text:span text:style-name="T46">Array.</text:span><text:span text:style-name="T41"> Observe que agora temos duas novas tags para serem usadas dentro da tag </text:span><text:span text:style-name="T46">&lt;property&gt;, </text:span><text:span text:style-name="T41">as tags </text:span><text:span text:style-name="T46">&lt;list&gt; </text:span><text:span text:style-name="T41">e </text:span><text:span text:style-name="T46">&lt;array&gt;.</text:span><text:span text:style-name="T41"> A primeira define uma lista e a segunda um array, ambos de Strings. Os valores de cada uma dessas tags são definidos com o conteúdo entre a tag de abertura e fechamento onde cada elemento da </text:span><text:span text:style-name="T46">List</text:span><text:span text:style-name="T41"> ou </text:span><text:span text:style-name="T46">Array</text:span><text:span text:style-name="T41"> é separado por um carácter </text:span><text:span text:style-name="T46">';'</text:span><text:span text:style-name="T41">. Dentro da tag </text:span><text:span text:style-name="T46">&lt;property&gt;</text:span><text:span text:style-name="T41"> se tem a flexibilidade de usar qualquer um dos dois tipos sendo que nunca os dois ao mesmo tempo dentro da mesma </text:span><text:span text:style-name="T46">&lt;property&gt;.</text:span></text:p>
      <text:p text:style-name="P55"/>
      <text:list xml:id="list30485130" text:style-name="L6">
        <text:list-item>
          <text:p text:style-name="P193">Inicialização propriedades de configuração usando um construtor específico</text:p>
        </text:list-item>
      </text:list>
      <text:p text:style-name="P55"/>
      <text:p text:style-name="P104"><text:span text:style-name="T46"><text:tab/></text:span><text:span text:style-name="T41">Agora suponhamos que a nossa classe </text:span><text:span text:style-name="T46">Exemplo</text:span><text:span text:style-name="T41"> tenha um construtor que recebe uma String e uma coleção de Strings e queiramos usar este construtor para a criação do objeto </text:span><text:span text:style-name="T46">Exemplo </text:span><text:span text:style-name="T41">transformando a nossa definição da </text:span><text:span text:style-name="T46">propriedade1</text:span><text:span text:style-name="T41"> e </text:span><text:span text:style-name="T46">propriedade2</text:span><text:span text:style-name="T41"> em parâmetros para o construtor. Suponha também que <text:s/>ainda assim queiramos setar a propriedade </text:span><text:span text:style-name="T46">propriedade3</text:span><text:span text:style-name="T41"> da mesma forma que o exemplo anterior. A nossa nova definição da tag </text:span><text:span text:style-name="T46">&lt;config-property&gt;</text:span><text:span text:style-name="T41"> ficaria da seguinte forma:</text:span></text:p>
      <text:p text:style-name="P38"/>
      <text:p text:style-name="P38"/>
      <text:p text:style-name="P38"/>
      <text:p text:style-name="P38"/>
      <text:p text:style-name="P38"/>
      <text:p text:style-name="P38"/>
      <text:p text:style-name="P104"><text:span text:style-name="T41"><text:s text:c="6"/></text:span><text:span text:style-name="T191">&lt;</text:span><text:span text:style-name="T213">config-property</text:span><text:span text:style-name="T78"> </text:span><text:span text:style-name="T227">name</text:span><text:span text:style-name="T78">=</text:span><text:span text:style-name="T144">"exemplo"</text:span><text:span text:style-name="T78"> </text:span><text:span text:style-name="T227">value</text:span><text:span text:style-name="T78">=</text:span><text:span text:style-name="T144">"com.aplicacao.Exemplo"</text:span><text:span text:style-name="T191">&gt;</text:span></text:p>
      <text:p text:style-name="P104"><text:span text:style-name="T15"><text:s text:c="6"/></text:span><text:span text:style-name="T178">&lt;</text:span><text:span text:style-name="T199">property</text:span> <text:span text:style-name="T221">value</text:span><text:span text:style-name="T15">=</text:span><text:span text:style-name="T143">"valor da propriedade1"</text:span> <text:span text:style-name="T221">constructor-arg</text:span><text:span text:style-name="T15">=</text:span><text:span text:style-name="T143">"true"</text:span> <text:span text:style-name="T178">/&gt;</text:span></text:p>
      <text:p text:style-name="P104"><text:span text:style-name="T15"><text:s text:c="6"/></text:span><text:span text:style-name="T178">&lt;</text:span><text:span text:style-name="T199">property</text:span> <text:span text:style-name="T221">constructor-arg</text:span><text:span text:style-name="T15">=</text:span><text:span text:style-name="T143">"true"</text:span><text:span text:style-name="T178">&gt;</text:span></text:p>
      <text:p text:style-name="P104"><text:span text:style-name="T15"><text:s text:c="9"/></text:span><text:span text:style-name="T178">&lt;</text:span><text:span text:style-name="T199">list</text:span><text:span text:style-name="T178">&gt;</text:span></text:p>
      <text:p text:style-name="P82"><text:s text:c="12"/><text:span text:style-name="T251">exemplo</text:span> list string 1;</text:p>
      <text:p text:style-name="P82"><text:s text:c="12"/><text:span text:style-name="T251">exemplo</text:span> list string 2;</text:p>
      <text:p text:style-name="P82"><text:soft-page-break/><text:s text:c="12"/><text:span text:style-name="T251">exemplo</text:span> list string 3;</text:p>
      <text:p text:style-name="P82"><text:s text:c="12"/><text:span text:style-name="T251">exemplo</text:span> list string N;</text:p>
      <text:p text:style-name="P104"><text:span text:style-name="T15"><text:s text:c="9"/></text:span><text:span text:style-name="T178">&lt;/</text:span><text:span text:style-name="T199">list</text:span><text:span text:style-name="T178">&gt;</text:span></text:p>
      <text:p text:style-name="P104"><text:span text:style-name="T15"><text:s text:c="6"/></text:span><text:span text:style-name="T178">&lt;/</text:span><text:span text:style-name="T199">property</text:span><text:span text:style-name="T178">&gt;</text:span></text:p>
      <text:p text:style-name="P104"><text:span text:style-name="T15"><text:s text:c="6"/></text:span><text:span text:style-name="T178">&lt;</text:span><text:span text:style-name="T199">property</text:span> <text:span text:style-name="T221">name</text:span><text:span text:style-name="T15">=</text:span><text:span text:style-name="T143">"propriedade3"</text:span><text:span text:style-name="T178">&gt;</text:span></text:p>
      <text:p text:style-name="P104"><text:span text:style-name="T15"><text:s text:c="9"/></text:span><text:span text:style-name="T178">&lt;</text:span><text:span text:style-name="T199">array</text:span><text:span text:style-name="T178">&gt;</text:span></text:p>
      <text:p text:style-name="P82"><text:s text:c="12"/><text:span text:style-name="T251">exemplo</text:span> list string 1;</text:p>
      <text:p text:style-name="P82"><text:s text:c="12"/><text:span text:style-name="T251">exemplo</text:span> list string 2;</text:p>
      <text:p text:style-name="P82"><text:s text:c="12"/><text:span text:style-name="T251">exemplo</text:span> list string 3;</text:p>
      <text:p text:style-name="P82"><text:s text:c="12"/><text:span text:style-name="T251">exemplo</text:span> list string N;</text:p>
      <text:p text:style-name="P104"><text:span text:style-name="T15"><text:s text:c="9"/></text:span><text:span text:style-name="T178">&lt;/</text:span><text:span text:style-name="T199">array</text:span><text:span text:style-name="T178">&gt;</text:span></text:p>
      <text:p text:style-name="P104"><text:span text:style-name="T15"><text:s text:c="6"/></text:span><text:span text:style-name="T178">&lt;/</text:span><text:span text:style-name="T199">property</text:span><text:span text:style-name="T178">&gt;</text:span></text:p>
      <text:p text:style-name="P104"><text:span text:style-name="T15"><text:s text:c="3"/></text:span><text:span text:style-name="T178">&lt;/</text:span><text:span text:style-name="T199">config-property</text:span><text:span text:style-name="T178">&gt;</text:span></text:p>
      <text:p text:style-name="P38"/>
      <text:p text:style-name="P104"><text:span text:style-name="T41"><text:tab/>Observe que o que mudou neste exemplo foi que a tag que definiam as propriedades </text:span><text:span text:style-name="T46">propriedade1 </text:span><text:span text:style-name="T41">e </text:span><text:span text:style-name="T46">propriedade2</text:span><text:span text:style-name="T41"> agora não tem mais definidos seus atributos </text:span><text:span text:style-name="T46">nome, </text:span><text:span text:style-name="T41">pois agora são parâmetros de construtor e agora ao invés disto estas tags tem a propriedade </text:span><text:span text:style-name="T46">constructor-arg</text:span><text:span text:style-name="T41"> definido para </text:span><text:span text:style-name="T46">'true'</text:span><text:span text:style-name="T41">, indicando que estes serão atributos de construtor. Então o construtor que o framework buscaria para criar a instancia de </text:span><text:span text:style-name="T46">Exemplo </text:span><text:span text:style-name="T41">seria:</text:span></text:p>
      <text:p text:style-name="P38"/>
      <text:p text:style-name="P38"><text:tab/>public Exemplo(String,List&lt;String&gt;)</text:p>
      <text:p text:style-name="P38"/>
      <text:p text:style-name="P104"><text:span text:style-name="T41"><text:tab/>Após a chamada a este construtor e a criação da instancia, a propriedade </text:span><text:span text:style-name="T46">propriedade3</text:span><text:span text:style-name="T41"> seria setada com o </text:span><text:span text:style-name="T46">Array de String </text:span><text:span text:style-name="T41">definido.</text:span></text:p>
      <text:p text:style-name="P38"><text:tab/></text:p>
      <text:p text:style-name="P110"><text:span text:style-name="T71"><text:tab/>3.3.2.2 – <text:s/>Inicializando </text:span><text:span text:style-name="T74">CoreContext</text:span><text:span text:style-name="T71"> usando configuração XML</text:span></text:p>
      <text:p text:style-name="P44"/>
      <text:p text:style-name="P110"><text:span text:style-name="T41"><text:s/><text:tab/>Abaixo é mostrado o mesmo processo de configuração do </text:span><text:span text:style-name="T46">CORE</text:span><text:span text:style-name="T41"> só que usando o XML. Para este exemplo vamos considerar que o XML acima esteja no pacote </text:span><text:span text:style-name="T46">org.lindbergframework.configuracao </text:span><text:span text:style-name="T41">e que o nome do XML é </text:span><text:span text:style-name="T46">lindberg-config.xml </text:span><text:span text:style-name="T41">seguindo o nome do schema.</text:span></text:p>
      <text:p text:style-name="P36"/>
      <text:p text:style-name="P91">XmlCoreConfiguration coreConfiguration = </text:p>
      <text:p text:style-name="P110"><text:span text:style-name="T78"><text:s text:c="11"/></text:span><text:span text:style-name="T175">new</text:span><text:span text:style-name="T78"> ClassPathXmlCoreConfiguration(</text:span><text:span text:style-name="T148">"org/lindbergframework/configuracao/lindberg-config.xml"</text:span><text:span text:style-name="T78">);</text:span></text:p>
      <text:p text:style-name="P109"><text:span text:style-name="T15">CoreContext.</text:span><text:span text:style-name="T89">getInstance</text:span><text:span text:style-name="T15">().loadConfiguration(coreConfiguration);</text:span></text:p>
      <text:p text:style-name="P90"/>
      <text:p text:style-name="P36"><text:tab/>Os dois exemplos resultarão na seguinte saída no console informando o status de configuração do framework:</text:p>
      <text:p text:style-name="P36"/>
      <text:p text:style-name="P116"><text:tab/>INFO: Initializing Lindberg Core Context</text:p>
      <text:p text:style-name="P116"><text:tab/>INFO: Lindberg Core Context initialized</text:p>
      <text:p text:style-name="P116"/>
      <text:p text:style-name="P104"><text:span text:style-name="T238"><text:tab/></text:span><text:span text:style-name="T41">Neste último exemplo observe que foi utilizada a classe </text:span><text:span text:style-name="T56">ClassPathXmlCoreConfiguration</text:span><text:span text:style-name="T41"> para criar a configuração. Essa classe é uma extensão natural de </text:span><text:span text:style-name="T46">XmlCoreConfiguration</text:span><text:span text:style-name="T41"> para trabalhar com um arquivo de configuração que está dentro do class path do projeto. Os dois exemplos mostrados ao final configuram o framework a partir de:</text:span></text:p>
      <text:p text:style-name="P36"/>
      <text:p text:style-name="P105"><text:span text:style-name="T78">CoreContext.</text:span><text:span text:style-name="T88">getInstance</text:span><text:span text:style-name="T78">().loadConfiguration(coreConfiguration);</text:span></text:p>
      <text:p text:style-name="P88"/>
      <text:p text:style-name="P88"/>
      <text:p text:style-name="P105"><text:span text:style-name="T30"><text:s text:c="6"/></text:span><text:span text:style-name="T41">A partir daí o core do framework está configurado e podemos por exemplo obter uma instância de um bean a partir da fábrica. Supondo que no pacote </text:span><text:span text:style-name="T46">org.lindbergframework.exemplo.beans </text:span><text:span text:style-name="T41">tenha um bean cujo ID seja “</text:span><text:span text:style-name="T46">pessoaDAO”</text:span><text:span text:style-name="T41"> então podemos obter uma instância desse bean chamando a BeanFactory como </text:span><text:soft-page-break/><text:span text:style-name="T41">demonstrado a seguir, isso só pode ser feito após claro a devida configuração do CORE.</text:span></text:p>
      <text:p text:style-name="P36"/>
      <text:p text:style-name="P111"><text:span text:style-name="T78">IPessoaDAO</text:span><text:span text:style-name="T78"> pessoaDAO = CoreContext.</text:span><text:span text:style-name="T88">getInstance</text:span><text:span text:style-name="T78">().getBeanFactory().</text:span><text:span text:style-name="T78">getBean</text:span><text:span text:style-name="T78">(</text:span><text:span text:style-name="T148">"pessoaDAO"</text:span><text:span text:style-name="T78">);</text:span></text:p>
      <text:p text:style-name="P91"/>
      <text:p text:style-name="P110"><text:span text:style-name="T78"><text:tab/></text:span><text:span text:style-name="T41">Todo o funcionamento do mecanismo de injeção de dependência será detalhado mais a frente. Aqui foi demonstrado apenas como exemplo do uso da configuração na prática.</text:span></text:p>
      <text:p text:style-name="P36"/>
      <text:p text:style-name="P110"><text:span text:style-name="T70"><text:tab/></text:span><text:span text:style-name="T71">3.3.2.3 – <text:s/>Uso do carácter '#' no XML para definir métodos getters estáticos e <text:tab/>propriedades estáticas</text:span></text:p>
      <text:p text:style-name="P68"/>
      <text:p text:style-name="P110"><text:span text:style-name="T70"><text:tab/></text:span><text:span text:style-name="T41">Imagine que você quer por algum motivo que o framework chame um método </text:span><text:span text:style-name="T46">'get'</text:span><text:span text:style-name="T41"> seu para obter a </text:span><text:span text:style-name="T41">instância da implementação de </text:span><text:span text:style-name="T46">BeanFactory</text:span><text:span text:style-name="T41"> a ser usada, imagine que você queira isso pois por algum motivo você precise fazer algum processamento nesse método </text:span><text:span text:style-name="T46">'get' </text:span><text:span text:style-name="T41">para efetuar alguma customização, registro de log, enfim. Ou imagine ainda que por algum motivo você quer que a String com pacote base, onde o framework encontrará os beans que farão parte do contexto de </text:span><text:span text:style-name="T46">'inversão de controle'</text:span><text:span text:style-name="T41">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10"><text:span text:style-name="T41"><text:tab/>Para estes casos o framework provê o recurso de usar o carácter coringa </text:span><text:span text:style-name="T46">'#'</text:span><text:span text:style-name="T41">. O uso desse carácter antes da definição de um valor de uma propriedade no arquivo XML de configuração informa que o valor real daquela propriedade será obtido através da chamada ao método </text:span><text:span text:style-name="T46">'get' </text:span><text:span text:style-name="T41">estático e público ou da constante também estática e pública definidos na String ao qual o carácter </text:span><text:span text:style-name="T46">'#'</text:span><text:span text:style-name="T41"> é fixado.</text:span></text:p>
      <text:p text:style-name="P36"/>
      <text:p text:style-name="P110"><text:span text:style-name="T41"><text:tab/></text:span><text:span text:style-name="T44">Isso só é possível para propriedades e métodos que são estáticos e públicos e nos casos do <text:tab/>método que seja um método seguindo o padrão de nomenclatura de métodos </text:span><text:span text:style-name="T50">getter, </text:span><text:span text:style-name="T44">não sendo <text:tab/>para este último caso necessário preceder o nome do método no XML com 'get' pois o <text:tab/>framework já busca o método adequado baseado no padrão de nomenclatura. </text:span></text:p>
      <text:p text:style-name="P36"/>
      <text:p text:style-name="P110"><text:span text:style-name="T41"><text:tab/>Por exemplo, se quiséssemos que as duas propriedades mostradas anteriormente para o </text:span><text:span text:style-name="T46">CORE</text:span><text:span text:style-name="T41"> fossem obtidas agora da seguinte forma:</text:span></text:p>
      <text:p text:style-name="P36"/>
      <text:p text:style-name="P110"><text:span text:style-name="T41"><text:tab/>- </text:span><text:span text:style-name="T46">di-basepackage: </text:span><text:span text:style-name="T41">A partir de uma constante estática e pública chamada </text:span><text:span text:style-name="T46">BASEPACKAGE</text:span><text:span text:style-name="T41"> na classe <text:tab/></text:span><text:span text:style-name="T46">com.soft.MyConstants</text:span><text:span text:style-name="T41">;</text:span></text:p>
      <text:p text:style-name="P110"><text:span text:style-name="T41"><text:tab/>- </text:span><text:span text:style-name="T46">BeanFactory: </text:span><text:span text:style-name="T41">A partir de um método getter público e estático chamado </text:span><text:span text:style-name="T46">getMyBeanFactory</text:span><text:span text:style-name="T41"> na <text:tab/>classe </text:span><text:span text:style-name="T46">com.soft.MyFactoryConfiguration</text:span><text:span text:style-name="T41">.</text:span></text:p>
      <text:p text:style-name="P36"/>
      <text:p text:style-name="P36"><text:tab/>Então a nova configuração seria:</text:p>
      <text:p text:style-name="P36"/>
      <text:p text:style-name="P110"><text:span text:style-name="T41"><text:tab/></text:span><text:span text:style-name="T191">&lt;</text:span><text:span text:style-name="T213">core</text:span><text:span text:style-name="T191">&gt;</text:span></text:p>
      <text:p text:style-name="P109"><text:span text:style-name="T15"><text:s text:c="10"/></text:span><text:span text:style-name="T178">&lt;</text:span><text:span text:style-name="T199">config-property</text:span> <text:span text:style-name="T221">name</text:span><text:span text:style-name="T15">=</text:span><text:span text:style-name="T143">"lindberg.core.di-basepackage"</text:span> <text:s/><text:tab/><text:tab/><text:tab/><text:tab/><text:tab/><text:tab/><text:tab/><text:tab/><text:span text:style-name="T221">value</text:span><text:span text:style-name="T15">=</text:span><text:span text:style-name="T143">"#com.soft.MyConstants.BASEPACKAGE"</text:span><text:span text:style-name="T178">/&gt;</text:span></text:p>
      <text:p text:style-name="P109"><text:span text:style-name="T15"><text:s text:c="10"/></text:span><text:span text:style-name="T178">&lt;</text:span><text:span text:style-name="T199">config-property</text:span> <text:span text:style-name="T221">name</text:span><text:span text:style-name="T15">=</text:span><text:span text:style-name="T143">"lindberg.core.beanfactory"</text:span> <text:s text:c="3"/><text:tab/><text:tab/><text:tab/> <text:s text:c="22"/><text:tab/><text:tab/><text:span text:style-name="T221">value</text:span><text:span text:style-name="T15">=</text:span><text:span text:style-name="T143">"#com.soft.MyFactoryConfiguration.myBeanFactory"</text:span><text:span text:style-name="T178">/&gt; </text:span></text:p>
      <text:p text:style-name="P110"><text:span text:style-name="T193"><text:tab/></text:span><text:span text:style-name="T180">&lt;/</text:span><text:span text:style-name="T201">core</text:span><text:span text:style-name="T180">&gt;</text:span></text:p>
      <text:p text:style-name="P133"/>
      <text:p text:style-name="P110"><text:span text:style-name="T180"><text:tab/></text:span><text:span text:style-name="T41">Observe que agora os valores das propriedades estão precedidos do carácter </text:span><text:span text:style-name="T46">'#'. </text:span><text:span text:style-name="T41">Observe que o valor </text:span><text:span text:style-name="T41">da propriedade </text:span><text:span text:style-name="T46">beanFactory,</text:span><text:span text:style-name="T41"> que aponta para um método '</text:span><text:span text:style-name="T46">get'</text:span><text:span text:style-name="T41">, não contém o prefixo 'get' ou seja o nome completo do método </text:span><text:span text:style-name="T46">'getMyBeanFactory'</text:span><text:span text:style-name="T41"> e sim apenas </text:span><text:span text:style-name="T46">'myBeanFactory'. </text:span><text:span text:style-name="T41">Isso pode ser feito pois o </text:span><text:soft-page-break/><text:span text:style-name="T41">framework por padrão vai buscar o método </text:span><text:span text:style-name="T46">'get'</text:span><text:span text:style-name="T41">, seguindo os padões de nomenclatura, fazendo </text:span><text:span text:style-name="T46">'get'</text:span><text:span text:style-name="T41"> + </text:span><text:span text:style-name="T46">'MyBeanFactory'</text:span><text:span text:style-name="T41"> e invoca o método </text:span><text:span text:style-name="T46">'getMyBeanFactory'.</text:span><text:span text:style-name="T41"> Da mesma forma caso deseje informar diretamente o nome do método o framework percebe e o invoca da mesma forma. Seguindo este pensamento a definição da propriedade </text:span><text:span text:style-name="T46">beanFactory</text:span><text:span text:style-name="T41"> poderia ser feita sem nenhuma mudança no processamento da seguinte forma:</text:span></text:p>
      <text:p text:style-name="P36"/>
      <text:p text:style-name="P109"><text:span text:style-name="T78"><text:s text:c="10"/></text:span><text:span text:style-name="T191">&lt;</text:span><text:span text:style-name="T213">config-property</text:span><text:span text:style-name="T78"> </text:span><text:span text:style-name="T227">name</text:span><text:span text:style-name="T78">=</text:span><text:span text:style-name="T144">"lindberg.core.beanfactory"</text:span><text:span text:style-name="T78"> <text:s text:c="3"/><text:tab/><text:tab/><text:tab/> <text:s text:c="22"/><text:tab/><text:tab/></text:span><text:span text:style-name="T227">value</text:span><text:span text:style-name="T78">=</text:span><text:span text:style-name="T144">"#com.soft.MyFactoryConfiguration.getMyBeanFactory"</text:span><text:span text:style-name="T191">/&gt; </text:span></text:p>
      <text:p text:style-name="P36"/>
      <text:p text:style-name="P110"><text:span text:style-name="T41"><text:tab/>Agora informamos diretamente o nome completo do método </text:span><text:span text:style-name="T46">getMyBeanFactory</text:span><text:span text:style-name="T41">. O framework vai detectar que isso foi feito e não fará nenhuma conversão de nomenclatura, invocando diretamente o método </text:span><text:span text:style-name="T41">informando.</text:span></text:p>
      <text:p text:style-name="P110"><text:span text:style-name="T41"><text:tab/></text:span><text:span text:style-name="T44">Apenas métodos e propriedades ambos públicos e estáticos podem ser usados com '</text:span><text:span text:style-name="T50">#'.</text:span></text:p>
      <text:p text:style-name="P58"/>
      <text:p text:style-name="P70"><text:tab/><text:tab/>3.3.3 – <text:s/>Configurando em aplicações WEB</text:p>
      <text:p text:style-name="P67"/>
      <text:p text:style-name="P99"><text:span text:style-name="T78"><text:tab/><text:tab/>Até agora para configurar o framework, através de seu módulo principal, o CORE, seja programaticamente, via XML, ou qualquer outra implementação seja em nosso código seja a partir de um método </text:span><text:span text:style-name="T88">main, </text:span><text:span text:style-name="T78">seja a partir de uma classe que recebe essa responsabilidade ou qualquer outra estrutura temos que chamar sempre </text:span><text:span text:style-name="T34">CoreContext.</text:span><text:span text:style-name="T35">getInstance</text:span><text:span text:style-name="T34">().loadConfiguration(coreConfiguration); </text:span><text:span text:style-name="T78">para configurar e inicializar o framework. Em uma aplicação WEB é comum que um framework forneça recursos para que a configuração seja feita de forma automática, sem precisar de nada programaticamente.</text:span></text:p>
      <text:p text:style-name="P99"><text:span text:style-name="T78"><text:tab/><text:tab/>Este recurso também é provido pelo lindbergframework através de um </text:span><text:span text:style-name="T88">ServletContextListener </text:span><text:span text:style-name="T78">e da definição de alguns </text:span><text:span text:style-name="T88">&lt;context-param&gt;</text:span><text:span text:style-name="T78"> no </text:span><text:span text:style-name="T88">Deployment Descriptor </text:span><text:span text:style-name="T78">(web.xml)</text:span><text:span text:style-name="T88"> </text:span><text:span text:style-name="T78">da aplicação. A partir daí quando o servidor for inicializado e a aplicação publicada o lindbergframework será automaticamente configurado baseado nas configurações passadas. </text:span></text:p>
      <text:p text:style-name="P35"/>
      <text:p text:style-name="P99"><text:span text:style-name="T78"><text:tab/><text:tab/>Essa configuração é muito simples. Baseia-se em declarar no </text:span><text:span text:style-name="T88">web.xml</text:span><text:span text:style-name="T78"> da aplicação o </text:span><text:span text:style-name="T88">ServletContextListener</text:span><text:span text:style-name="T78"> provido pelo lindbergframework para tal e definir os parâmetros (</text:span><text:span text:style-name="T88">&lt;context-param&gt;</text:span><text:span text:style-name="T7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88">WebCoreConfiguration</text:span><text:span text:style-name="T78">.</text:span></text:p>
      <text:p text:style-name="P35"/>
      <text:p text:style-name="P99"><text:span text:style-name="T78"><text:tab/><text:tab/>O lindbergframework já fornece uma implementação de </text:span><text:span text:style-name="T88">WebCoreConfiguration</text:span><text:span text:style-name="T78"> para configurações a partir de XML onde este arquivo esteja dentro do classpath do projeto: </text:span><text:span text:style-name="T88">WebClassPathXmlCoreConfiguration.</text:span></text:p>
      <text:p text:style-name="P52"/>
      <text:p text:style-name="P99"><text:span text:style-name="T88"><text:tab/><text:tab/></text:span><text:span text:style-name="T78">Abaixo é descrito um exemplo do que precisaria ser adicionado ao nosso </text:span><text:span text:style-name="T88">web.xml</text:span><text:span text:style-name="T78"> se fossemos usar o mesmo arquivo de configuração que usamos nos exemplos anteriores só que agora em um projeto WEB para configurar o framework de forma automática:</text:span></text:p>
      <text:p text:style-name="P35"/>
      <text:p text:style-name="P103"><text:span text:style-name="T78"><text:tab/> </text:span><text:span text:style-name="T180">&lt;</text:span><text:span text:style-name="T201">context-param</text:span><text:span text:style-name="T180">&gt;</text:span></text:p>
      <text:p text:style-name="P109"><text:span text:style-name="T15"><text:tab/></text:span><text:span text:style-name="T178">&lt;</text:span><text:span text:style-name="T199">param-name</text:span><text:span text:style-name="T178">&gt;</text:span><text:span text:style-name="T15">lindbergConfigLocation</text:span><text:span text:style-name="T178">&lt;/</text:span><text:span text:style-name="T199">param-name</text:span><text:span text:style-name="T178">&gt;</text:span></text:p>
      <text:p text:style-name="P109"><text:span text:style-name="T15"><text:tab/></text:span><text:span text:style-name="T178">&lt;</text:span><text:span text:style-name="T199">param-value</text:span><text:span text:style-name="T178">&gt;</text:span><text:span text:style-name="T78">org/lindbergframework/configuracao/lindberg-config.xml</text:span><text:span text:style-name="T178">&lt;/</text:span><text:span text:style-name="T199">param-value</text:span><text:span text:style-name="T178">&gt;</text:span></text:p>
      <text:p text:style-name="P109"><text:span text:style-name="T15"><text:s text:c="3"/></text:span><text:span text:style-name="T178">&lt;/</text:span><text:span text:style-name="T199">context-param</text:span><text:span text:style-name="T178">&gt;</text:span></text:p>
      <text:p text:style-name="P93"><text:s text:c="2"/></text:p>
      <text:p text:style-name="P109"><text:span text:style-name="T15"><text:s text:c="3"/></text:span><text:span text:style-name="T178">&lt;</text:span><text:span text:style-name="T199">context-param</text:span><text:span text:style-name="T178">&gt; </text:span><text:span text:style-name="T238">&lt;!--(ISTO É OPCIONAL)--&gt;</text:span></text:p>
      <text:p text:style-name="P109"><text:span text:style-name="T15"><text:tab/></text:span><text:span text:style-name="T178">&lt;</text:span><text:span text:style-name="T199">param-name</text:span><text:span text:style-name="T178">&gt;</text:span><text:span text:style-name="T15">lindbergConfigClass</text:span><text:span text:style-name="T178">&lt;/</text:span><text:span text:style-name="T199">param-name</text:span><text:span text:style-name="T178">&gt;</text:span></text:p>
      <text:p text:style-name="P109"><text:span text:style-name="T15"><text:tab/></text:span><text:span text:style-name="T178">&lt;</text:span><text:span text:style-name="T199">param-alue</text:span><text:span text:style-name="T178">&gt;</text:span><text:span text:style-name="T15">org.lindbergframework.core.context.WebClassPathXmlCoreConfiguration</text:span><text:span text:style-name="T178">&lt;/</text:span><text:span text:style-name="T199">param-value</text:span><text:span text:style-name="T178">&gt;</text:span></text:p>
      <text:p text:style-name="P109"><text:span text:style-name="T15"><text:s text:c="3"/></text:span><text:span text:style-name="T178">&lt;/</text:span><text:span text:style-name="T199">context-param</text:span><text:span text:style-name="T178">&gt;</text:span></text:p>
      <text:p text:style-name="P93"><text:soft-page-break/><text:s text:c="2"/></text:p>
      <text:p text:style-name="P109"><text:span text:style-name="T15"><text:s text:c="2"/></text:span><text:span text:style-name="T178">&lt;</text:span><text:span text:style-name="T199">listener</text:span><text:span text:style-name="T178">&gt; </text:span></text:p>
      <text:p text:style-name="P109"><text:span text:style-name="T15"><text:s text:c="4"/></text:span><text:span text:style-name="T178">&lt;</text:span><text:span text:style-name="T199">listener-class</text:span><text:span text:style-name="T178">&gt;</text:span><text:span text:style-name="T15">org.lindbergframework.web.context.LindbergConfigLoaderListener</text:span><text:span text:style-name="T178">&lt;/</text:span><text:span text:style-name="T199">listener-class</text:span><text:span text:style-name="T178">&gt;</text:span></text:p>
      <text:p text:style-name="P109"><text:span text:style-name="T15"><text:s text:c="2"/></text:span><text:span text:style-name="T178">&lt;/</text:span><text:span text:style-name="T199">listener</text:span><text:span text:style-name="T178">&gt;</text:span></text:p>
      <text:p text:style-name="P35"><text:s/></text:p>
      <text:p text:style-name="P99"><text:span text:style-name="T78"><text:tab/><text:tab/>No exemplo acima observe que adicionamos o </text:span><text:span text:style-name="T88">listener LindbergConfigLoaderListener,</text:span><text:span text:style-name="T78"> que é o </text:span><text:span text:style-name="T88">ServletContextListener </text:span><text:span text:style-name="T78">provido pelo lindbergframework e que sabe como configurar de forma automatizada o framework. Adicionamos o parâmetro </text:span><text:span text:style-name="T88">lindbergConfigLocation</text:span><text:span text:style-name="T7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88">CoreConfiguration</text:span><text:span text:style-name="T78"> que trabalha com um arquivo TXT segundo uma formatação que eu criei então esse parâmetro vai apontar para um arquivo TXT que segue o padrão de </text:span><text:span text:style-name="T78">formatação que eu defini. Para que haja essa flexibilidade é que é possível definir a implementação de </text:span><text:span text:style-name="T88">CoreConfiguration</text:span><text:span text:style-name="T78"> que deve ser usada através do parâmetro </text:span><text:span text:style-name="T88">lindbergConfigClass</text:span><text:span text:style-name="T78">.</text:span></text:p>
      <text:p text:style-name="P99"><text:span text:style-name="T78"><text:tab/><text:tab/>Observe que parâmetro </text:span><text:span text:style-name="T88">lindbergConfigClass</text:span><text:span text:style-name="T78"> neste exemplo está com um comentário dizendo que é </text:span><text:span text:style-name="T78">opcional. Este parâmetro tem um valor </text:span><text:span text:style-name="T88">default</text:span><text:span text:style-name="T78"> e na não declaração deste, o framework usa a implementação que está sendo usada de forma explicita neste exemplo: </text:span><text:span text:style-name="T88">WebClassPathXmlCoreConfiguration</text:span><text:span text:style-name="T78">.</text:span></text:p>
      <text:p text:style-name="P35"/>
      <text:p text:style-name="P35"><text:tab/><text:tab/>Passos:</text:p>
      <text:list xml:id="list30473061" text:style-name="L7">
        <text:list-item>
          <text:p text:style-name="P171"><text:span text:style-name="T38">Declarar o listener: <text:s/></text:span><text:span text:style-name="T17">org.lindbergframework.web.context.LindbergConfigLoaderListener</text:span></text:p>
        </text:list-item>
        <text:list-item>
          <text:p text:style-name="P174">Declarar os Parâmetros:</text:p>
          <text:list>
            <text:list-item>
              <text:p text:style-name="P181">lindbergConfigLocation: Local onde está o arquivo de configuração</text:p>
            </text:list-item>
            <text:list-item>
              <text:p text:style-name="P184"><text:span text:style-name="T57">lindbergConfigClass: Implementação de </text:span><text:span text:style-name="T67">CoreConfiguration</text:span><text:span text:style-name="T57"> que efetuará o parser da configuração. Quando não definido este parâmetro a implementação padrão, </text:span><text:span text:style-name="T67">WebClassPathXmlCoreConfiguration, </text:span><text:span text:style-name="T57">é usada.</text:span></text:p>
            </text:list-item>
          </text:list>
        </text:list-item>
      </text:list>
      <text:p text:style-name="P19"/>
      <text:p text:style-name="P30"><text:span text:style-name="T57"><text:tab/><text:tab/></text:span><text:span text:style-name="T38">A partir daí é só iniciar o servidor que o framework será configurado automáticamente.</text:span></text:p>
      <text:p text:style-name="P35"/>
      <text:p text:style-name="P75">4 – Injeção de Dependência e Inversão de Controle com o lindbergframework.</text:p>
      <text:p text:style-name="P67"/>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70"><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12">org.lindbergframework.exemplo.*</text:span> foi definido, isso fará com que o LDIC crie seu contexto de beans visualizando apenas beans que estão dentro do escopo do pacote <text:span text:style-name="T112">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12">br.empresa.beans</text:span> define que apenas os beans dentro deste pacote serão visualizados. Qualquer bean dentro de um sub pacote deste não será encontrado como por exemplo um bean dentro de <text:span text:style-name="T112">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12">br.empresa.beans</text:span> como pacote base. Para que um bean dentro de <text:span text:style-name="T112">br.empresa.beans.exemplo</text:span> também sejá visualizado e incluído no contexto o pacote base deve ser definido usando ”.*” como a seguir:</text:p>
      <text:p text:style-name="P35"/>
      <text:p text:style-name="P35"><text:tab/><text:tab/> <text:s text:c="9"/><text:span text:style-name="T112">br.empresa.beans.*</text:span></text:p>
      <text:p text:style-name="P52"/>
      <text:p text:style-name="P35"><text:span text:style-name="T112"><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12">br.empresa.beans</text:span> e seus sub pacotes mas que o pacote <text:span text:style-name="T112">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9"><text:span text:style-name="T115"><text:tab/><text:tab/><text:tab/></text:span><text:span text:style-name="T150">br.empresa.beans</text:span><text:span text:style-name="T242">:schemas</text:span><text:span text:style-name="T150">.*</text:span></text:p>
      <text:p text:style-name="P119"/>
      <text:p text:style-name="P119"/>
      <text:p text:style-name="P67"><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70"><text:tab/><text:tab/>4.2 – Fábrica de Beans (<text:span text:style-name="T112">BeanFactory</text:span>)</text:p>
      <text:p text:style-name="P35"/>
      <text:p text:style-name="P67"><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7"><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7"><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70"><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12">DependencyManager</text:span> que define um gerenciador de dependências que tem como responsabilidade auxiliar uma <text:span text:style-name="T112">BeanFactory </text:span>resolvendo as dependências dos beans solicitados. A implementação padrão desta interface é um gerenciador de dependências baseado em annotation – <text:span text:style-name="T112">AnnotationDependencyManager.</text:span> </text:p>
      <text:p text:style-name="P35"/>
      <text:p text:style-name="P35"><text:tab/>Para exemplificar considere o código abaixo que não usa a injeção automática de dependência:</text:p>
      <text:p text:style-name="P35"/>
      <text:p text:style-name="P87"><text:span text:style-name="T169">public</text:span> <text:span text:style-name="T169">interface</text:span> ISistemaFacade {</text:p>
      <text:p text:style-name="P82"><text:s text:c="4"/></text:p>
      <text:p text:style-name="P104"><text:span text:style-name="T15"><text:s text:c="4"/></text:span><text:span text:style-name="T169">public</text:span><text:span text:style-name="T15"> </text:span><text:span text:style-name="T169">void</text:span><text:span text:style-name="T15"> cadastrarPessoa(Pessoa pessoa);</text:span></text:p>
      <text:p text:style-name="P104"/>
      <text:p text:style-name="P82"><text:soft-page-break/>}</text:p>
      <text:p text:style-name="P38"/>
      <text:p text:style-name="P82"><text:span text:style-name="T175">public</text:span><text:span text:style-name="T115"> </text:span><text:span text:style-name="T175">class</text:span><text:span text:style-name="T115"> SistemaFacade </text:span><text:span text:style-name="T175">implements</text:span><text:span text:style-name="T115"> ISistemaFacade{</text:span></text:p>
      <text:p text:style-name="P82"><text:s text:c="4"/></text:p>
      <text:p text:style-name="P104"><text:span text:style-name="T15"><text:s text:c="4"/></text:span><text:span text:style-name="T169">private</text:span><text:span text:style-name="T15"> IPessoaBC </text:span><text:span text:style-name="T244">pessoaBC</text:span><text:span text:style-name="T15"> = </text:span><text:span text:style-name="T169">new</text:span><text:span text:style-name="T15"> PessoaBC();</text:span></text:p>
      <text:p text:style-name="P82"><text:s text:c="4"/></text:p>
      <text:p text:style-name="P104"><text:span text:style-name="T15"><text:s text:c="4"/></text:span><text:span text:style-name="T169">public</text:span><text:span text:style-name="T15"> </text:span><text:span text:style-name="T169">void</text:span><text:span text:style-name="T15"> cadastrarPessoa(Pessoa pessoa){</text:span></text:p>
      <text:p text:style-name="P104"><text:span text:style-name="T15"><text:s text:c="8"/></text:span><text:span text:style-name="T244">pessoaBC</text:span><text:span text:style-name="T15">.cadastrar(pessoa);</text:span></text:p>
      <text:p text:style-name="P82"><text:s text:c="4"/>}</text:p>
      <text:p text:style-name="P104"/>
      <text:p text:style-name="P82">}</text:p>
      <text:p text:style-name="P127"/>
      <text:p text:style-name="P82"><text:span text:style-name="T175">public</text:span><text:span text:style-name="T115"> </text:span><text:span text:style-name="T175">interface</text:span><text:span text:style-name="T115"> IPessoaBC {</text:span></text:p>
      <text:p text:style-name="P104"/>
      <text:p text:style-name="P104"><text:span text:style-name="T15"><text:s text:c="3"/></text:span><text:span text:style-name="T169">public</text:span><text:span text:style-name="T15"> </text:span><text:span text:style-name="T169">void</text:span><text:span text:style-name="T15"> cadastrar(Pessoa pessoa);</text:span></text:p>
      <text:p text:style-name="P104"/>
      <text:p text:style-name="P82">}</text:p>
      <text:p text:style-name="P38"/>
      <text:p text:style-name="P82"><text:span text:style-name="T175">public</text:span><text:span text:style-name="T115"> </text:span><text:span text:style-name="T175">class</text:span><text:span text:style-name="T115"> PessoaBC </text:span><text:span text:style-name="T175">implements</text:span><text:span text:style-name="T115"> IPessoaBC{</text:span></text:p>
      <text:p text:style-name="P82"><text:s text:c="4"/></text:p>
      <text:p text:style-name="P104"><text:span text:style-name="T15"><text:s text:c="4"/></text:span><text:span text:style-name="T169">private</text:span><text:span text:style-name="T15"> IPessoaDAO </text:span><text:span text:style-name="T244">pessoaDAO</text:span><text:span text:style-name="T15"> = </text:span><text:span text:style-name="T169">new</text:span><text:span text:style-name="T15"> PessoaDAO();</text:span></text:p>
      <text:p text:style-name="P82"><text:s text:c="4"/></text:p>
      <text:p text:style-name="P104"><text:span text:style-name="T15"><text:s text:c="4"/></text:span><text:span text:style-name="T169">public</text:span><text:span text:style-name="T15"> </text:span><text:span text:style-name="T169">void</text:span><text:span text:style-name="T15"> cadastrar(Pessoa pessoa) {</text:span></text:p>
      <text:p text:style-name="P104"><text:span text:style-name="T15"><text:s text:c="8"/></text:span><text:span text:style-name="T244">pessoaDAO</text:span><text:span text:style-name="T15">.cadastrar(pessoa);</text:span></text:p>
      <text:p text:style-name="P82"><text:s text:c="4"/>}</text:p>
      <text:p text:style-name="P104"/>
      <text:p text:style-name="P82">}</text:p>
      <text:p text:style-name="P126"/>
      <text:p text:style-name="P82"><text:span text:style-name="T175">public</text:span><text:span text:style-name="T115"> </text:span><text:span text:style-name="T175">interface</text:span><text:span text:style-name="T115"> IPessoaDAO {</text:span></text:p>
      <text:p text:style-name="P82"><text:s text:c="4"/></text:p>
      <text:p text:style-name="P104"><text:span text:style-name="T15"><text:s text:c="4"/></text:span><text:span text:style-name="T169">public</text:span><text:span text:style-name="T15"> </text:span><text:span text:style-name="T169">void</text:span><text:span text:style-name="T15"> cadastrar(Pessoa pessoa);</text:span></text:p>
      <text:p text:style-name="P104"/>
      <text:p text:style-name="P82">}</text:p>
      <text:p text:style-name="P38"/>
      <text:p text:style-name="P82"><text:span text:style-name="T175">public</text:span><text:span text:style-name="T115"> </text:span><text:span text:style-name="T175">class</text:span><text:span text:style-name="T115"> PessoaDAO </text:span><text:span text:style-name="T175">implements</text:span><text:span text:style-name="T115"> IPessoaDAO{</text:span></text:p>
      <text:p text:style-name="P82"><text:s text:c="4"/></text:p>
      <text:p text:style-name="P104"><text:span text:style-name="T15"><text:s text:c="4"/></text:span><text:span text:style-name="T169">public</text:span><text:span text:style-name="T15"> </text:span><text:span text:style-name="T169">void</text:span><text:span text:style-name="T15"> cadastrar(Pessoa pessoa){</text:span></text:p>
      <text:p text:style-name="P104"><text:span text:style-name="T15"><text:s text:c="8"/>System.</text:span><text:span text:style-name="T245">out</text:span><text:span text:style-name="T15">.println(</text:span><text:span text:style-name="T142">"Pessoa cadastrada: "</text:span><text:span text:style-name="T15">+pessoa.getNome());</text:span></text:p>
      <text:p text:style-name="P82"><text:s text:c="4"/>}</text:p>
      <text:p text:style-name="P104"/>
      <text:p text:style-name="P82">}</text:p>
      <text:p text:style-name="P38"/>
      <text:p text:style-name="P38">Código de teste:</text:p>
      <text:p text:style-name="P38"/>
      <text:p text:style-name="P82"><text:span text:style-name="T115">Pessoa pessoa = </text:span><text:span text:style-name="T175">new</text:span><text:span text:style-name="T115"> Pessoa(</text:span><text:span text:style-name="T148">"joão"</text:span><text:span text:style-name="T115">);</text:span></text:p>
      <text:p text:style-name="P104"><text:span text:style-name="T15">ISistemaFacade sistemaFacade = </text:span><text:span text:style-name="T169">new</text:span><text:span text:style-name="T15"> SistemaFacade();</text:span></text:p>
      <text:p text:style-name="P82">sistemaFacade.cadastrarPessoa(pessoa);</text:p>
      <text:p text:style-name="P82"/>
      <text:p text:style-name="P83"><text:tab/><text:span text:style-name="T133">Observe que as classes demonstradas acima não usam recurso de injeção de dependência algum e referem diretamente as implementações finais das classes ao qual dependem. Neste caso observe que a fachada do nosso sistema depende de um </text:span><text:span text:style-name="T135">business controller</text:span><text:span text:style-name="T133"> que implementa a interface </text:span><text:span text:style-name="T135">IPessoaBC</text:span><text:span text:style-name="T133"> e a instância é criada diretamente via operador </text:span><text:span text:style-name="T135">new</text:span><text:span text:style-name="T133"> no código tornando a fachada do nosso sistema extremamente dependente da implementação </text:span><text:span text:style-name="T135">PessoaBC</text:span><text:span text:style-name="T133"> da interface </text:span><text:span text:style-name="T135">IPessoaBC</text:span><text:span text:style-name="T133">. Da mesma forma a implementação </text:span><text:span text:style-name="T135">PessoaBC</text:span><text:span text:style-name="T133"> dependente de uma implementação de </text:span><text:span text:style-name="T135">IPessoaDAO </text:span><text:span text:style-name="T133">e como foi feito na fachada a implementação </text:span><text:span text:style-name="T135">PessoaDAO</text:span><text:span text:style-name="T133"> está diretamente referenciada no código e a instância criada diretamente no código. Neste exemplo os três níveis estão extremamente interdependentes, dificultando qualquer evolução </text:span><text:soft-page-break/><text:span text:style-name="T133">ou manutenção no código pois o código está extremamente amarrado a implementações e não a interfaces </text:span><text:span text:style-name="T133">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5"><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5"><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5"><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5"><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84"><text:span text:style-name="T175">import</text:span><text:span text:style-name="T115"> org.lindbergframework.beans.di.annotation.Bean;</text:span></text:p>
      <text:p text:style-name="P104"><text:span text:style-name="T169">import</text:span><text:span text:style-name="T15"> org.lindbergframework.beans.di.annotation.Inject;</text:span></text:p>
      <text:p text:style-name="P104"/>
      <text:p text:style-name="P104"><text:span text:style-name="T248">@Bean</text:span><text:span text:style-name="T15">(</text:span><text:span text:style-name="T142">"sistemaFacade"</text:span><text:span text:style-name="T15">)</text:span></text:p>
      <text:p text:style-name="P104"><text:span text:style-name="T169">public</text:span><text:span text:style-name="T15"> </text:span><text:span text:style-name="T169">class</text:span><text:span text:style-name="T15"> SistemaFacade </text:span><text:span text:style-name="T169">implements</text:span><text:span text:style-name="T15"> ISistemaFacade{</text:span></text:p>
      <text:p text:style-name="P82"><text:s text:c="4"/></text:p>
      <text:p text:style-name="P104"><text:span text:style-name="T15"><text:s text:c="4"/></text:span><text:span text:style-name="T248">@Inject</text:span><text:span text:style-name="T15">(</text:span><text:span text:style-name="T142">"pessoaBC"</text:span><text:span text:style-name="T15">)</text:span></text:p>
      <text:p text:style-name="P104"><text:span text:style-name="T15"><text:s text:c="4"/></text:span><text:span text:style-name="T169">private</text:span><text:span text:style-name="T15"> IPessoaBC </text:span><text:span text:style-name="T244">pessoaBC</text:span><text:span text:style-name="T15">;</text:span></text:p>
      <text:p text:style-name="P82"><text:s text:c="4"/></text:p>
      <text:p text:style-name="P104"><text:span text:style-name="T15"><text:s text:c="4"/></text:span><text:span text:style-name="T169">public</text:span><text:span text:style-name="T15"> </text:span><text:span text:style-name="T169">void</text:span><text:span text:style-name="T15"> cadastrarPessoa(Pessoa pessoa){</text:span></text:p>
      <text:p text:style-name="P104"><text:span text:style-name="T15"><text:s text:c="8"/></text:span><text:span text:style-name="T244">pessoaBC</text:span><text:span text:style-name="T15">.cadastrar(pessoa);</text:span></text:p>
      <text:p text:style-name="P82"><text:s text:c="4"/>}</text:p>
      <text:p text:style-name="P82">}</text:p>
      <text:p text:style-name="P41"/>
      <text:p text:style-name="P82"><text:span text:style-name="T175">import</text:span><text:span text:style-name="T115"> org.lindbergframework.beans.di.annotation.Bean;</text:span></text:p>
      <text:p text:style-name="P104"><text:span text:style-name="T169">import</text:span><text:span text:style-name="T15"> org.lindbergframework.beans.di.annotation.Inject;</text:span></text:p>
      <text:p text:style-name="P104"/>
      <text:p text:style-name="P104"><text:span text:style-name="T248">@Bean</text:span><text:span text:style-name="T15">(</text:span><text:span text:style-name="T142">"pessoaBC"</text:span><text:span text:style-name="T15">)</text:span></text:p>
      <text:p text:style-name="P104"><text:span text:style-name="T169">public</text:span><text:span text:style-name="T15"> </text:span><text:span text:style-name="T169">class</text:span><text:span text:style-name="T15"> PessoaBC </text:span><text:span text:style-name="T169">implements</text:span><text:span text:style-name="T15"> IPessoaBC{</text:span></text:p>
      <text:p text:style-name="P82"><text:s text:c="4"/></text:p>
      <text:p text:style-name="P104"><text:span text:style-name="T15"><text:s text:c="4"/></text:span><text:span text:style-name="T248">@Inject</text:span><text:span text:style-name="T15">(</text:span><text:span text:style-name="T142">"pessoaDAO"</text:span><text:span text:style-name="T15">)</text:span></text:p>
      <text:p text:style-name="P104"><text:span text:style-name="T15"><text:s text:c="4"/></text:span><text:span text:style-name="T169">private</text:span><text:span text:style-name="T15"> IPessoaDAO </text:span><text:span text:style-name="T244">pessoaDAO</text:span><text:span text:style-name="T15">;</text:span></text:p>
      <text:p text:style-name="P82"><text:s text:c="4"/></text:p>
      <text:p text:style-name="P104"><text:span text:style-name="T15"><text:s text:c="4"/></text:span><text:span text:style-name="T169">public</text:span><text:span text:style-name="T15"> </text:span><text:span text:style-name="T169">void</text:span><text:span text:style-name="T15"> cadastrar(Pessoa pessoa) {</text:span></text:p>
      <text:p text:style-name="P104"><text:soft-page-break/><text:span text:style-name="T15"><text:s text:c="8"/></text:span><text:span text:style-name="T244">pessoaDAO</text:span><text:span text:style-name="T15">.cadastrar(pessoa);</text:span></text:p>
      <text:p text:style-name="P82"><text:s text:c="4"/>}</text:p>
      <text:p text:style-name="P82">}</text:p>
      <text:p text:style-name="P41"/>
      <text:p text:style-name="P41"/>
      <text:p text:style-name="P41"/>
      <text:p text:style-name="P128"/>
      <text:p text:style-name="P82"><text:span text:style-name="T175">import</text:span><text:span text:style-name="T115"> org.lindbergframework.beans.di.annotation.Bean;</text:span></text:p>
      <text:p text:style-name="P104"/>
      <text:p text:style-name="P104"><text:span text:style-name="T248">@Bean</text:span><text:span text:style-name="T15">(</text:span><text:span text:style-name="T142">"pessoaDAO"</text:span><text:span text:style-name="T15">)</text:span></text:p>
      <text:p text:style-name="P104"><text:span text:style-name="T169">public</text:span><text:span text:style-name="T15"> </text:span><text:span text:style-name="T169">class</text:span><text:span text:style-name="T15"> PessoaDAO </text:span><text:span text:style-name="T169">implements</text:span><text:span text:style-name="T15"> IPessoaDAO{</text:span></text:p>
      <text:p text:style-name="P82"><text:s text:c="4"/></text:p>
      <text:p text:style-name="P104"><text:span text:style-name="T15"><text:s text:c="4"/></text:span><text:span text:style-name="T169">public</text:span><text:span text:style-name="T15"> </text:span><text:span text:style-name="T169">void</text:span><text:span text:style-name="T15"> cadastrar(Pessoa pessoa){</text:span></text:p>
      <text:p text:style-name="P104"><text:span text:style-name="T15"><text:s text:c="8"/>System.</text:span><text:span text:style-name="T245">out</text:span><text:span text:style-name="T15">.println(</text:span><text:span text:style-name="T142">"Pessoa cadastrada: "</text:span><text:span text:style-name="T15">+pessoa.getNome());</text:span></text:p>
      <text:p text:style-name="P82"><text:s text:c="4"/>}</text:p>
      <text:p text:style-name="P82">}</text:p>
      <text:p text:style-name="P89"/>
      <text:p text:style-name="P38">Código de teste:</text:p>
      <text:p text:style-name="P73"/>
      <text:p text:style-name="P94"><text:span text:style-name="T115">Pessoa pessoa = </text:span><text:span text:style-name="T175">new</text:span><text:span text:style-name="T115"> Pessoa(</text:span><text:span text:style-name="T148">"joão"</text:span><text:span text:style-name="T115">);</text:span></text:p>
      <text:p text:style-name="P112"><text:span text:style-name="T15">ISistemaFacade sistemaFacade = CoreContext.</text:span><text:span text:style-name="T89">getInstance</text:span><text:span text:style-name="T15">().getBeanFactory().getBean(</text:span><text:span text:style-name="T142">"sistemaFacade"</text:span><text:span text:style-name="T15">);</text:span></text:p>
      <text:p text:style-name="P94">sistemaFacade.cadastrarPessoa(pessoa);</text:p>
      <text:p text:style-name="P94"/>
      <text:p text:style-name="P83"><text:span text:style-name="T134"><text:tab/></text:span><text:span text:style-name="T133">Observe que neste segundo exemplo as classes não referenciam como dependência nenhum implementação específica. </text:span><text:span text:style-name="T135">SistemaFacade</text:span><text:span text:style-name="T133"> referencia apenas a interface </text:span><text:span text:style-name="T135">IPessoaBC</text:span><text:span text:style-name="T133"> e é indiferente quanto a implementação que será usada. Da mesma forma </text:span><text:span text:style-name="T135">PessoaBC</text:span><text:span text:style-name="T133"> referencia apenas a interface </text:span><text:span text:style-name="T135">IPessoaDAO</text:span><text:span text:style-name="T133"> e </text:span><text:span text:style-name="T133">seu funcionamento não depende e nem está acoplado a nenhuma implementação desta.</text:span></text:p>
      <text:p text:style-name="P36"/>
      <text:p text:style-name="P83"><text:span text:style-name="T133"><text:tab/>Neste último exemplo a classe </text:span><text:span text:style-name="T135">SistemaFacade</text:span><text:span text:style-name="T133"> é anotada com a annotation </text:span><text:span text:style-name="T135">@Bean</text:span><text:span text:style-name="T133"> onde o ID deste </text:span><text:span text:style-name="T133">bean é definido como </text:span><text:span text:style-name="T135">sistemaFacade</text:span><text:span text:style-name="T133">. Este bean possui uma dependência com um </text:span><text:span text:style-name="T135">IPessoaBC</text:span><text:span text:style-name="T133"> e para definir e instruir ao LDIC que faça a injeção da implementação <text:s text:c="2"/>que deve ser usada, este atributo foi anotado com a annotation </text:span><text:span text:style-name="T135">@Inject</text:span><text:span text:style-name="T133"> definindo como parâmetro o ID do bean que deve ser injetado neste ponto. Observe que não há necessidade de definição de um </text:span><text:span text:style-name="T135">setter</text:span><text:span text:style-name="T133"> para </text:span><text:span text:style-name="T135">pessoaBC</text:span><text:span text:style-name="T133">.</text:span></text:p>
      <text:p text:style-name="P36"/>
      <text:p text:style-name="P83"><text:span text:style-name="T133"><text:tab/>Da mesma forma a nossa implementação de </text:span><text:span text:style-name="T135">IPessoaBC </text:span><text:span text:style-name="T133">a classe </text:span><text:span text:style-name="T135">PessoaBC </text:span><text:span text:style-name="T133">é anotada da mesma forma, uma annotation </text:span><text:span text:style-name="T135">@Bean</text:span><text:span text:style-name="T133"> definindo o ID desta e como temos apenas uma dependência, apenas uma annotation </text:span><text:span text:style-name="T135">@Inject </text:span><text:span text:style-name="T133">foi usada, neste caso para a dependência para </text:span><text:span text:style-name="T135">IPessoaDAO.</text:span></text:p>
      <text:p text:style-name="P53"/>
      <text:p text:style-name="P70"><text:tab/><text:tab/>4.2.2 – Obtendo beans a partir do Contexto</text:p>
      <text:p text:style-name="P53"/>
      <text:p text:style-name="P83"><text:span text:style-name="T135"><text:tab/></text:span><text:span text:style-name="T133">Com as classes devidamente anotadas precisamos obter uma instância de nossa fachada e utilizá-la é aí que entram as configurações feitas no core e a nossa bean factory. No trecho abaixo obtemos do </text:span><text:span text:style-name="T135">CoreContext</text:span><text:span text:style-name="T133"> a instância da </text:span><text:span text:style-name="T135">BeanFacotry</text:span><text:span text:style-name="T133"> e a partir desta fábrica obtemos a instância do bean da fachada do </text:span><text:span text:style-name="T133">sistema e para isso passamos o ID do bean da fachada que neste caso é “</text:span><text:span text:style-name="T135">sistemaFacade” </text:span><text:span text:style-name="T133">para o método </text:span><text:span text:style-name="T135">getBean</text:span><text:span text:style-name="T133"> da </text:span><text:span text:style-name="T135">BeanFactory.</text:span><text:span text:style-name="T133"> A instância do bean da fachada retornada por este método já virá pronta com suas dependências injetadas e prontas para uso. Para este caso a instância de </text:span><text:span text:style-name="T135">sistemaFacade</text:span><text:span text:style-name="T133"> já virá preenchida com a instância correta de </text:span><text:span text:style-name="T135">pessoaBC</text:span><text:span text:style-name="T133"> e este por sua vez já estará preenchido com a instância correta de </text:span><text:span text:style-name="T135">pessoaDAO</text:span><text:span text:style-name="T133"> tudo de forma automática e transparente feita pelo LDIC.</text:span></text:p>
      <text:p text:style-name="P74"/>
      <text:p text:style-name="P95"><text:span text:style-name="T128">ISistemaFacade sistemaFacade = CoreContext.</text:span><text:span text:style-name="T130">getInstance</text:span><text:span text:style-name="T128">().getBeanFactory().getBean(</text:span><text:span text:style-name="T165">"sistemaFacade"</text:span><text:span text:style-name="T128">);</text:span></text:p>
      <text:p text:style-name="P95"><text:span text:style-name="T128"><text:tab/></text:span></text:p>
      <text:p text:style-name="P95"><text:span text:style-name="T128"><text:tab/></text:span><text:span text:style-name="T133">Uma outra forma e até mais simples e direta de se obter um bean a partir do contexto usando o </text:span><text:soft-page-break/><text:span text:style-name="T133">mecanismo de inversão e controle é a partir da classe </text:span><text:span text:style-name="T135">UserBeanContext</text:span><text:span text:style-name="T133">. Essa classe é um </text:span><text:span text:style-name="T135">singleton </text:span><text:span text:style-name="T133">e é um atalho para acesso da fábrica de beans padrão definida. O mesmo trecho de código apresentando anteriormente para obtenção de uma instância como exemplo de IsistemaFacade usando CoreContext poderi ser feita usando </text:span><text:span text:style-name="T135">UserBeanContext </text:span><text:span text:style-name="T133">da seguinte forma:</text:span></text:p>
      <text:p text:style-name="P35"/>
      <text:p text:style-name="P214"><text:span text:style-name="T127">ISistemaFacade sistemaFacade = UserBeanContext.</text:span><text:span text:style-name="T131">getInstance</text:span><text:span text:style-name="T127">().getBean(</text:span><text:span text:style-name="T164">"sistemaFacade"</text:span><text:span text:style-name="T127">);</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12">superclasse</text:span> de modo que se <text:span text:style-name="T112">PessoaBC </text:span>estendesse de uma classe qualquer e esta última tivesse dependências definidas via <text:span text:style-name="T112">@Inject</text:span> estas dependências herdadas, mesmo <text:span text:style-name="T112">private</text:span>, seriam resolvidas e injetadas.</text:p>
      <text:p text:style-name="P35"/>
      <text:p text:style-name="P35"><text:tab/><text:tab/>Caso seja o ID passado para o método <text:span text:style-name="T112">getBean</text:span> não corresponda a um bean válido dentro do contexto da bean factory, uma <text:span text:style-name="T112">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12">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70"><text:tab/><text:tab/>4.2.3 – Beans com escopo <text:span text:style-name="T112">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12">singleton </text:span>o LDIC manterá sempre a mesma instância e sempre que o bean for solicitado ao LDIC esta mesma instância será retornada. Se fosse desejável, por exemplo, definir que o bean <text:span text:style-name="T112">SistemaFacade</text:span> deve ter uma única instância dentro do contexto, então especificaríamos seu escopo como <text:span text:style-name="T112">singleton</text:span> na própria annotation <text:span text:style-name="T112">@Bean</text:span>. Abaixo é mostrado como ficaria a classe <text:span text:style-name="T112">SistemaFacade</text:span> de modo a operar como um <text:span text:style-name="T112">singleton.</text:span></text:p>
      <text:p text:style-name="P35"/>
      <text:p text:style-name="P99"><text:span text:style-name="T249">@Bean</text:span><text:span text:style-name="T22">(value = </text:span><text:span text:style-name="T150">"sistemaFacade"</text:span><text:span text:style-name="T22">,</text:span><text:span text:style-name="T23">singleton = </text:span><text:span text:style-name="T171">true</text:span><text:span text:style-name="T22">)</text:span></text:p>
      <text:p text:style-name="P104"><text:span text:style-name="T169">public</text:span><text:span text:style-name="T15"> </text:span><text:span text:style-name="T169">class</text:span><text:span text:style-name="T15"> SistemaFacade </text:span><text:span text:style-name="T169">implements</text:span><text:span text:style-name="T15"> IsistemaFacade{}</text:span></text:p>
      <text:p text:style-name="P82"/>
      <text:p text:style-name="P82"><text:tab/></text:p>
      <text:p text:style-name="P104"><text:span text:style-name="T15"><text:tab/></text:span><text:span text:style-name="T41">Observe que a annotation </text:span><text:span text:style-name="T46">@Bean</text:span><text:span text:style-name="T41"> foi alterada adicionando o atributo </text:span><text:span text:style-name="T46">singleton</text:span><text:span text:style-name="T41"> definindo o valor deste como </text:span><text:span text:style-name="T46">true</text:span><text:span text:style-name="T41"> indicando que o bean </text:span><text:span text:style-name="T46">SistemaFacade</text:span><text:span text:style-name="T41"> deve ser trabalhar como um </text:span><text:span text:style-name="T46">singleton</text:span><text:span text:style-name="T41"> dentro do contexto. O LDIC agora retornará sempre a mesma instância de </text:span><text:span text:style-name="T46">SistemaFacade</text:span><text:span text:style-name="T41"> quando este bean for solicitado.</text:span></text:p>
      <text:p text:style-name="P38"/>
      <text:p text:style-name="P38"/>
      <text:p text:style-name="P77">5 – Lindberg Persistence – LINP.</text:p>
      <text:p text:style-name="P77"/>
      <text:p text:style-name="P76"><text:tab/><text:span text:style-name="T13">Persistência é algo muito importante nos projetos enterprise e muitas soluções já foram </text:span><text:soft-page-break/><text:span text:style-name="T13">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6"><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pan text:style-name="T13">providos pelo framework </text:span><text:span text:style-name="T9">Spring</text:span><text:span text:style-name="T13"> para suporte a persistência mas que não é ORM.</text:span></text:p>
      <text:p text:style-name="P36"/>
      <text:p text:style-name="P129"><text:span text:style-name="T39"><text:tab/>O JDBC (</text:span><text:span text:style-name="T11">Java Database Connectivity</text:span><text:span text:style-name="T38">) é o framework padrão java para persistência. O conjunto de classes providas pelo JDBC fornece o recurso de acesso a qualquer banco de dados relacional baseado em um Driver. Os detalhes sobre JDBC fogem do escopo deste documento.</text:span></text:p>
      <text:p text:style-name="P129"><text:span text:style-name="T38"><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7">stored procedure</text:span><text:span text:style-name="T38"> que retorne um ou dois cursores e mapear cada um desses cursores em objetos java, executar uma </text:span><text:span text:style-name="T47">query </text:span><text:span text:style-name="T38">SQL e popular o resultado uma lista de objetos, chamar uma </text:span><text:span text:style-name="T47">stored function</text:span><text:span text:style-name="T38">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9"><text:span text:style-name="T38"><text:tab/>Considere por exemplo uma classe </text:span><text:span text:style-name="T47">ContribuinteDAO</text:span><text:span text:style-name="T38"> que conteria provavelmente um método chamado </text:span><text:span text:style-name="T47">getContribuintes </text:span><text:span text:style-name="T38">que retornaria uma lista de objetos </text:span><text:span text:style-name="T47">Contribuinte</text:span><text:span text:style-name="T38">. Considere também que a implementação da classe </text:span><text:span text:style-name="T47">ContribuinteDAO</text:span><text:span text:style-name="T38"> use JDBC sem nenhum componente ou framework como suporte. Esse método com certeza seria implementado seguindo o seguinte algoritmo:</text:span></text:p>
      <text:p text:style-name="P36"/>
      <text:list xml:id="list30497218" text:style-name="L8">
        <text:list-item>
          <text:p text:style-name="P175">Obter conexão;</text:p>
        </text:list-item>
        <text:list-item>
          <text:p text:style-name="P172"><text:span text:style-name="T38">Obter uma </text:span><text:span text:style-name="T47">Statement</text:span><text:span text:style-name="T38"> a partir da conexão;</text:span></text:p>
        </text:list-item>
        <text:list-item>
          <text:p text:style-name="P172"><text:span text:style-name="T38">Executar a query “select * from tabela_de_contribuinte” na </text:span><text:span text:style-name="T47">Statement</text:span><text:span text:style-name="T38"> ;</text:span></text:p>
        </text:list-item>
        <text:list-item>
          <text:p text:style-name="P172"><text:span text:style-name="T38">Obter um </text:span><text:span text:style-name="T47">ResultSet</text:span><text:span text:style-name="T38"> a partir da execução da query no </text:span><text:span text:style-name="T47">Statement;</text:span></text:p>
        </text:list-item>
        <text:list-item>
          <text:p text:style-name="P185"><text:span text:style-name="T53">Criar uma lista vazia de objetos </text:span><text:span text:style-name="T47">Contribuinte;</text:span></text:p>
        </text:list-item>
        <text:list-item>
          <text:p text:style-name="P185"><text:span text:style-name="T53">Fazer um loop percorrendo todo o </text:span><text:span text:style-name="T47">ResultSet;</text:span></text:p>
        </text:list-item>
        <text:list-item>
          <text:p text:style-name="P185"><text:span text:style-name="T53">Criar um Objeto </text:span><text:span text:style-name="T47">Contribuinte</text:span><text:span text:style-name="T53"> e populá-lo com os dados do registro atual do cursor do </text:span><text:span text:style-name="T47">ResultSet </text:span><text:span text:style-name="T53">em cada iteração do loop;</text:span></text:p>
        </text:list-item>
        <text:list-item>
          <text:p text:style-name="P185"><text:span text:style-name="T53">Adicionar o objeto </text:span><text:span text:style-name="T47">Contribuinte</text:span><text:span text:style-name="T53"> criado e populado na lista de </text:span><text:span text:style-name="T47">Contribuintes</text:span><text:span text:style-name="T53"> criada;</text:span></text:p>
        </text:list-item>
        <text:list-item>
          <text:p text:style-name="P185"><text:span text:style-name="T53">Retornar a lista de </text:span><text:span text:style-name="T47">Contribuintes.</text:span></text:p>
        </text:list-item>
      </text:list>
      <text:p text:style-name="P17"><text:tab/></text:p>
      <text:p text:style-name="P15"><text:span text:style-name="T47"><text:tab/></text:span><text:span text:style-name="T53">O algoritmo acima poderia ser implementado no seguinte método java e qualquer outra listagem seja lá qual for a entidade manteria o mesmo padrão mudando apenas o </text:span><text:span text:style-name="T47">sql </text:span><text:span text:style-name="T53">da query, o objeto criado e a forma como cada objeto é populado.</text:span></text:p>
      <text:p text:style-name="P4"><text:tab/><text:span text:style-name="T173">public</text:span><text:span text:style-name="T32"> List&lt;Contribuinte&gt; listarContribuintes() {</text:span></text:p>
      <text:p text:style-name="P96"><text:s text:c="8"/>Connection conn = <text:span text:style-name="T251">ConexaoUtil</text:span>.getConexao();</text:p>
      <text:p text:style-name="P113"><text:span text:style-name="T15"><text:s text:c="8"/>List&lt;Contribuinte&gt; listaContribuintes = </text:span><text:span text:style-name="T169">new</text:span><text:span text:style-name="T15"> ArrayList&lt;Contribuinte&gt;();</text:span></text:p>
      <text:p text:style-name="P113"><text:span text:style-name="T15"><text:s text:c="8"/></text:span><text:span text:style-name="T169">try</text:span><text:span text:style-name="T15"> {</text:span></text:p>
      <text:p text:style-name="P96"><text:s text:c="12"/>Statement st = conn.createStatement();</text:p>
      <text:p text:style-name="P113"><text:soft-page-break/><text:span text:style-name="T15"><text:s text:c="12"/>ResultSet rs = st.executeQuery(</text:span><text:span text:style-name="T142">"Select * from tb_contribuinte"</text:span><text:span text:style-name="T15">);</text:span></text:p>
      <text:p text:style-name="P113"><text:span text:style-name="T15"><text:s text:c="12"/></text:span><text:span text:style-name="T169">while</text:span><text:span text:style-name="T15"> (rs.next()){</text:span></text:p>
      <text:p text:style-name="P113"><text:span text:style-name="T15"><text:s text:c="16"/>Contribuinte contribuinte = </text:span><text:span text:style-name="T169">new</text:span><text:span text:style-name="T15"> Contribuinte();</text:span></text:p>
      <text:p text:style-name="P113"><text:span text:style-name="T15"><text:s text:c="16"/>contribuinte.setNomeFantasia(rs.getString(</text:span><text:span text:style-name="T142">"nome_fantasia"</text:span><text:span text:style-name="T15">));</text:span></text:p>
      <text:p text:style-name="P113"><text:span text:style-name="T15"><text:s text:c="16"/>contribuinte.setCnpj(rs.getString(</text:span><text:span text:style-name="T142">"cnpj"</text:span><text:span text:style-name="T15">));</text:span></text:p>
      <text:p text:style-name="P96"><text:s text:c="16"/></text:p>
      <text:p text:style-name="P113"><text:span text:style-name="T15"><text:s text:c="16"/>Endereco endereco = </text:span><text:span text:style-name="T169">new</text:span><text:span text:style-name="T15"> Endereco();</text:span></text:p>
      <text:p text:style-name="P113"><text:span text:style-name="T15"><text:s text:c="16"/>endereco.setBairro(rs.getString(</text:span><text:span text:style-name="T142">"bairro"</text:span><text:span text:style-name="T15">));</text:span></text:p>
      <text:p text:style-name="P113"><text:span text:style-name="T15"><text:s text:c="16"/>endereco.setCep(rs.getString(</text:span><text:span text:style-name="T142">"cep"</text:span><text:span text:style-name="T15">));</text:span></text:p>
      <text:p text:style-name="P113"><text:span text:style-name="T15"><text:s text:c="16"/>endereco.setRua(rs.getString(</text:span><text:span text:style-name="T142">"rua"</text:span><text:span text:style-name="T15">));</text:span></text:p>
      <text:p text:style-name="P113"><text:span text:style-name="T15"><text:s text:c="16"/>endereco.setNumero(rs.getInt(</text:span><text:span text:style-name="T142">"numero"</text:span><text:span text:style-name="T15">));</text:span></text:p>
      <text:p text:style-name="P96"><text:s text:c="16"/></text:p>
      <text:p text:style-name="P96"><text:s text:c="16"/>contribuinte.setEndereco(endereco);</text:p>
      <text:p text:style-name="P96"><text:s text:c="16"/></text:p>
      <text:p text:style-name="P96"><text:s text:c="16"/>listaContribuintes.add(contribuinte);</text:p>
      <text:p text:style-name="P96"><text:s text:c="12"/>}</text:p>
      <text:p text:style-name="P96"><text:s text:c="12"/></text:p>
      <text:p text:style-name="P113"><text:span text:style-name="T15"><text:s text:c="8"/>} </text:span><text:span text:style-name="T169">catch</text:span><text:span text:style-name="T15"> (SQLException e) {</text:span></text:p>
      <text:p text:style-name="P96"><text:s text:c="12"/>e.printStackTrace();</text:p>
      <text:p text:style-name="P96"><text:s text:c="8"/>}</text:p>
      <text:p text:style-name="P96"><text:s text:c="8"/></text:p>
      <text:p text:style-name="P113"><text:span text:style-name="T15"><text:s text:c="8"/></text:span><text:span text:style-name="T169">return</text:span><text:span text:style-name="T15"> listaContribuintes;</text:span></text:p>
      <text:p text:style-name="P131"><text:span text:style-name="T31"><text:s text:c="4"/>}</text:span><text:tab/></text:p>
      <text:p text:style-name="P21"/>
      <text:p text:style-name="P15"><text:span text:style-name="T47"><text:tab/></text:span><text:span text:style-name="T53">Na implementação acima usando apenas JDBC direto observe que foi feita uma simples consulta de contribuinte onde no nosso exemplo contém apenas alguns campos e a parte da população do </text:span><text:span text:style-name="T47">ResultSet</text:span><text:span text:style-name="T53"> em objetos </text:span><text:span text:style-name="T47">Contribuinte</text:span><text:span text:style-name="T53"> já demandou várias linhas de código. Considerando que o objeto </text:span><text:span text:style-name="T47">Contribuinte</text:span><text:span text:style-name="T53"> é o <text:s/>primeiro nível, neste caso, temos um segundo nível que é o objeto </text:span><text:span text:style-name="T47">Endereco </text:span><text:span text:style-name="T53"><text:s/>que está dentro do objeto </text:span><text:span text:style-name="T47">Contribuinte</text:span><text:span text:style-name="T53"> formando assim um segundo nível de atributos</text:span><text:span text:style-name="T47">. </text:span><text:span text:style-name="T53">Na população do endereço foi necessário criar um objeto </text:span><text:span text:style-name="T47">Endereco</text:span><text:span text:style-name="T53"> populá-lo para só então setar o endereço no objeto </text:span><text:span text:style-name="T47">Contribuinte</text:span><text:span text:style-name="T53">. No nosso exemplo foram apenas alguns campos. Imagine uma consulta real de contribuinte quantas dezenas de campos </text:span><text:span text:style-name="T53">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87037" text:style-name="L9">
        <text:list-item>
          <text:list>
            <text:list-item>
              <text:p text:style-name="P179">–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12">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12">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12">parser</text:span> da configuração funciona baseado em interface, como no CORE, e pode de acordo com a conveniência e necessidade do projeto pode ser implementado por exemplo configuração via arquivo <text:span text:style-name="T112">properties, </text:span>arquivo <text:span text:style-name="T112">txt, </text:span>enfim. Entenda como <text:span text:style-name="T112">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12">parser</text:span> de configuração do componente de persistência LINP é a <text:span text:style-name="T252">LinpConfiguration. </text:span>Esta inteface provê as constantes das propriedades de configuração que podem ser <text:soft-page-break/>definidas para o LINP por padrão. Outras propriedades podem ser criadas de acordo com o <text:span text:style-name="T112">parser</text:span> usado.</text:p>
      <text:p text:style-name="P16"/>
      <text:p text:style-name="P18"><text:span text:style-name="T115"><text:tab/>O framework já provê implementações padrão do </text:span><text:span text:style-name="T113">parser</text:span><text:span text:style-name="T115"> para configurar o LINP. Abaixo são descritos estes </text:span><text:span text:style-name="T113">parsers</text:span><text:span text:style-name="T115"> que são encontrados no pacote </text:span><text:span text:style-name="T127">org.lindbergframework.persistence.configuration</text:span><text:span text:style-name="T115">:</text:span></text:p>
      <text:p text:style-name="P16"/>
      <text:list xml:id="list30465431" text:style-name="L10">
        <text:list-item>
          <text:p text:style-name="P180"><text:span text:style-name="T117">SimpleLinpConfiguration</text:span><text:span text:style-name="T129">:</text:span><text:span text:style-name="T128"> Deve ser usado para definição da configuração do LINP programaticamente.</text:span></text:p>
          <text:p text:style-name="P176"/>
        </text:list-item>
        <text:list-item>
          <text:p text:style-name="P173"><text:span text:style-name="T42">XmlLinpConfiguration: </text:span><text:span text:style-name="T38">Parser padrão para definição da configuração baseado em XML de </text:span><text:span text:style-name="T38">acordo com o schema: </text:span><text:a xlink:type="simple" xlink:href="http://www.lindbergframework.org/schema/lindberg-config.xsd">http://www.lindbergframework.org/schema/lindberg-config.xsd</text:a><text:span text:style-name="T38">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38"><text:tab/>O schema apresentado anteriormente para configuração do CORE, </text:span><text:span text:style-name="T47">lindberg-config.xsd</text:span><text:span text:style-name="T38">, provê uma tag denominada </text:span><text:span text:style-name="T47">linp</text:span><text:span text:style-name="T38">. Esta tag é a tag raiz para toda a configuração do componente LINP via XML usando o parser default XmlLinpConfiguration. A tag </text:span><text:span text:style-name="T47">linp</text:span><text:span text:style-name="T38"> engloba as definições de </text:span><text:span text:style-name="T47">datasource</text:span><text:span text:style-name="T38">, do </text:span><text:span text:style-name="T47">transaction manager, schema padrão, </text:span><text:span text:style-name="T38">da implementação a ser usada para resolver comandos sql, o tipo java a ser usado para tipos de dados sql do tipo </text:span><text:span text:style-name="T47">cursor</text:span><text:span text:style-name="T38">,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38"><text:tab/>As propriedades que o LINP provê para configuração são apresentadas abaixo e são definidas em </text:span><text:span text:style-name="T47">LinpConfiguration</text:span><text:span text:style-name="T38">:</text:span></text:p>
      <text:list xml:id="list30495591" text:style-name="L11">
        <text:list-header>
          <text:p text:style-name="P177"/>
        </text:list-header>
        <text:list-item>
          <text:p text:style-name="P194"><text:span text:style-name="T161">lindberg.persistence.IntegerCursorType:</text:span><text:span text:style-name="T151"> </text:span></text:p>
          <text:p text:style-name="P195">- Tipo java inteiro <text:s/>para cursores;</text:p>
          <text:p text:style-name="P196"><text:span text:style-name="T57">- Valor padrão é </text:span><text:span text:style-name="T67">java.sql.Types.OTHER.</text:span></text:p>
        </text:list-item>
        <text:list-item>
          <text:p text:style-name="P197"><text:span text:style-name="T115">lindberg.persistence.TransactionManager</text:span><text:span text:style-name="T115">:</text:span></text:p>
          <text:p text:style-name="P197"><text:span text:style-name="T66">- Implementação de </text:span><text:span text:style-name="T64">TransactionManager</text:span><text:span text:style-name="T66"> que será usada para o gerenciamento das transações de banco;</text:span></text:p>
          <text:p text:style-name="P197"><text:span text:style-name="T66">- Valor padrão é </text:span><text:span text:style-name="T65">org.lindbergframework.persistence.transaction.LinpSpringTransactionManager.</text:span></text:p>
        </text:list-item>
        <text:list-item>
          <text:p text:style-name="P198">lindberg.persistence.SqlCommandResolver:</text:p>
          <text:p text:style-name="P197"><text:span text:style-name="T66">- Implementação de </text:span><text:span text:style-name="T64">SqlCommandResolver </text:span><text:span text:style-name="T66">que fará o intercambio entre a aplicação e o repositório de </text:span><text:span text:style-name="T66">comandos sql e atenderá a solicitações de obtenção desses comandos;</text:span></text:p>
          <text:p text:style-name="P197"><text:span text:style-name="T66">- Quando a configuração é definida programaticamente usando </text:span><text:span text:style-name="T64">SimpleLinpConfiguration</text:span><text:span text:style-name="T66"> deve ser informado;</text:span></text:p>
          <text:p text:style-name="P197"><text:span text:style-name="T66">- Usando configuração via XML através de </text:span><text:span text:style-name="T64">XmlLinpConfiguration</text:span><text:span text:style-name="T66"> o valor padrão é </text:span><text:span text:style-name="T65">org.lindbergframework.persistence.sql.XmlSqlCommandResolver.</text:span></text:p>
        </text:list-item>
        <text:list-item>
          <text:p text:style-name="P198">lindberg.persistence.DefaultSchema:</text:p>
          <text:p text:style-name="P195">- Schema de banco padrão que deve ser usado. Essa propriedade é opcional e não possui o valor padrão.</text:p>
        </text:list-item>
      </text:list>
      <text:p text:style-name="P145"><text:soft-page-break/></text:p>
      <text:p text:style-name="P147">IMPORTANTE: Além dessas propriedades é importante e necessário definir a parte as configurações de datasource que o LINP usará. Isso será abordado mais a frente.</text:p>
      <text:p text:style-name="P145"/>
      <text:p text:style-name="P160">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12">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3"><text:s text:c="12"/></text:span><text:span text:style-name="T174">new</text:span><text:span text:style-name="T16"> ClassPathXmlCoreConfiguration(</text:span><text:span text:style-name="T149">"</text:span><text:span text:style-name="T162">org/lindbergframework/configuracao/lindberg-config.xml</text:span><text:span text:style-name="T149">"</text:span><text:span text:style-name="T16">);</text:span></text:p>
      <text:p text:style-name="P93"><text:s text:c="8"/></text:p>
      <text:p text:style-name="P109"><text:span text:style-name="T15">SimpleLinpConfiguration linpConfiguration = </text:span><text:span text:style-name="T169">new</text:span><text:span text:style-name="T15"> SimpleLinpConfiguration();</text:span></text:p>
      <text:p text:style-name="P93"><text:s text:c="8"/></text:p>
      <text:p text:style-name="P93">DataSource ds = createDataSource();</text:p>
      <text:p text:style-name="P109"><text:span text:style-name="T15">DataSourceConfig config = </text:span><text:span text:style-name="T169">new</text:span><text:span text:style-name="T15"> DataSourceConfig(ds, com.mysql.jdbc.Driver.</text:span><text:span text:style-name="T169">class</text:span><text:span text:style-name="T15">);</text:span></text:p>
      <text:p text:style-name="P93"><text:s text:c="8"/></text:p>
      <text:p text:style-name="P93">linpConfiguration.setDataSourceConfig(config);</text:p>
      <text:p text:style-name="P109"><text:span text:style-name="T15">linpConfiguration.setCursorType(LinpConfiguration.</text:span><text:span text:style-name="T245">DEFAULT_INTEGER_CURSOR_TYPE</text:span><text:span text:style-name="T15">);</text:span></text:p>
      <text:p text:style-name="P109"><text:span text:style-name="T15">linpConfiguration.setTransactionManager(</text:span><text:span text:style-name="T169">new</text:span><text:span text:style-name="T15"> LinpSpringTransactionManager(ds));</text:span></text:p>
      <text:p text:style-name="P93"><text:s text:c="8"/></text:p>
      <text:p text:style-name="P93">XmlSqlCommandResolver sqlCommandResolver = </text:p>
      <text:p text:style-name="P109"><text:span text:style-name="T92"><text:s/><text:tab/> <text:s text:c="4"/></text:span><text:span text:style-name="T169">new</text:span><text:span text:style-name="T15"> ClassPathXmlSqlCommandResolver(</text:span><text:span text:style-name="T142">"</text:span><text:span text:style-name="T148">org/lindbergframework/repositorioSql</text:span><text:span text:style-name="T142">/queries.xml",</text:span></text:p>
      <text:p text:style-name="P109"><text:span text:style-name="T142"><text:tab/><text:tab/><text:tab/><text:tab/><text:tab/> <text:s text:c="13"/>"</text:span><text:span text:style-name="T148">org/lindbergframework/repositorioSql</text:span><text:span text:style-name="T142">/updates.xml"</text:span><text:span text:style-name="T15">);</text:span></text:p>
      <text:p text:style-name="P93">linpConfiguration.setSqlCommandResolver(sqlCommandResolver);</text:p>
      <text:p text:style-name="P93"><text:s text:c="8"/></text:p>
      <text:p text:style-name="P93">coreConfiguration.setLinpConfiguration(linpConfiguration);</text:p>
      <text:p text:style-name="P93">CoreContext.<text:span text:style-name="T112">getInstance</text:span>().loadConfiguration(coreConfiguration);</text:p>
      <text:p text:style-name="P93"/>
      <text:p text:style-name="P93"/>
      <text:p text:style-name="P16"><text:tab/>No trecho de código acima é feita a configuração do LINP programaticamente via <text:span text:style-name="T112">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12">ClassPathXmlCoreConfiguration</text:span> para configurações do CORE baseado em um XML que está em nosso classpath. Em seguida criamos nosso <text:span text:style-name="T112">datasource </text:span>e o encapsulamos na classe que representa as configurações de <text:span text:style-name="T112">datasource</text:span> dentro do LINP que é a <text:span text:style-name="T112">DataSourceConfig</text:span>. Para tal passamos a referência do nosso <text:span text:style-name="T112">datasource </text:span>criado (ds) e o Driver que o nosso <text:span text:style-name="T112">datasource</text:span> está usando para criar um novo <text:span text:style-name="T112">DataSourceConfig. </text:span>Isso é mostrado abaixo:</text:p>
      <text:p text:style-name="P16"/>
      <text:p text:style-name="P93">DataSource ds = createDataSource();</text:p>
      <text:p text:style-name="P92">DataSourceConfig config = <text:span text:style-name="T169">new</text:span> DataSourceConfig(ds, com.mysql.jdbc.Driver.<text:span text:style-name="T169">class</text:span>);</text:p>
      <text:p text:style-name="P16"><text:tab/></text:p>
      <text:p text:style-name="P16"><text:tab/>A partir daí definimos as propriedades de acordo com nossa necessidade. Neste caso definimos:</text:p>
      <text:p text:style-name="P16"/>
      <text:list xml:id="list30476242" text:style-name="L12">
        <text:list-item>
          <text:list>
            <text:list-item>
              <text:p text:style-name="P178">DataSourceConfig:</text:p>
              <text:p text:style-name="P182"/>
              <text:p text:style-name="P182">linpConfiguration.setDataSourceConfig(config);</text:p>
              <text:p text:style-name="P182"/>
            </text:list-item>
            <text:list-item>
              <text:p text:style-name="P178">CursorType:</text:p>
              <text:p text:style-name="P178"/>
            </text:list-item>
          </text:list>
        </text:list-item>
      </text:list>
      <text:p text:style-name="P16"><text:tab/> <text:s text:c="4"/><text:span text:style-name="T124">linpConfiguration.setCursorType(LinpConfiguration.</text:span><text:span text:style-name="T247">DEFAULT_INTEGER_CURSOR_TYPE</text:span><text:span text:style-name="T124">);</text:span></text:p>
      <text:p text:style-name="P24"><text:soft-page-break/></text:p>
      <text:list xml:id="list32392426" text:continue-numbering="true" text:style-name="L12">
        <text:list-item>
          <text:list>
            <text:list-item>
              <text:p text:style-name="P178">TransactionManager:</text:p>
              <text:p text:style-name="P182"/>
              <text:p text:style-name="P182">linpConfiguration.setTransactionManager(<text:span text:style-name="T169">new</text:span> LinpSpringTransactionManager(ds));</text:p>
              <text:p text:style-name="P182"/>
            </text:list-item>
            <text:list-item>
              <text:p text:style-name="P178">SqlCommandResolver:</text:p>
              <text:p text:style-name="P183">XmlSqlCommandResolver sqlCommandResolver = </text:p>
            </text:list-item>
          </text:list>
          <text:p text:style-name="P186"><text:span text:style-name="T92"><text:s text:c="6"/></text:span><text:span text:style-name="T169">new </text:span><text:span text:style-name="T15">ClassPathXmlSqlCommandResolver(</text:span><text:span text:style-name="T142">"</text:span><text:span text:style-name="T148">org/lindbergframework/repositorioSql</text:span><text:span text:style-name="T142">/queries.xml",</text:span></text:p>
          <text:p text:style-name="P186"><text:span text:style-name="T142"><text:tab/><text:tab/><text:tab/><text:tab/> <text:s text:c="13"/>"</text:span><text:span text:style-name="T148">org/lindbergframework/repositorioSql</text:span><text:span text:style-name="T142">/updates.xml"</text:span><text:span text:style-name="T15">);</text:span></text:p>
          <text:list text:continue-numbering="true">
            <text:list-header>
              <text:p text:style-name="P182">linpConfiguration.setSqlCommandResolver(sqlCommandResolver);</text:p>
            </text:list-header>
          </text:list>
        </text:list-item>
      </text:list>
      <text:p text:style-name="P23"/>
      <text:p text:style-name="P144"><text:span text:style-name="T133">Aqui usamos uma implementação de SqlCommandResolver que trabalha como um repositório de </text:span><text:span text:style-name="T133">comandos sql em arquivos XML e que será abordada com mais detalhes mais a frente. Esta é a principal implementação de SqlCommandResolver que é provida pelo componente. Neste caso </text:span><text:span text:style-name="T133">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92">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12">CoreContext,</text:span> também inicializará automaticamente o LINP a partir de seu contexto, <text:span text:style-name="T112">LinpContext.</text:span> O <text:span text:style-name="T112">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24">CoreContext.</text:span><text:span text:style-name="T125">getInstance</text:span><text:span text:style-name="T124">().loadConfiguration(coreConfiguration);</text:span> </text:p>
      <text:p text:style-name="P16"/>
      <text:p text:style-name="P16"><text:tab/>O log no concole apresentará, dentre outras coisas, o seguinte trecho após a execução do <text:span text:style-name="T112">loadConfiguration</text:span> indicando o status da inicialização de cada módulo:</text:p>
      <text:p text:style-name="P16"/>
      <text:p text:style-name="P18"><text:span text:style-name="T115"><text:tab/></text:span><text:span text:style-name="T241">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12">CoreContext</text:span> verifica que precisa inicializar LINP<text:span text:style-name="T112"> </text:span>então dispara o processo de inicialização e configuração de <text:span text:style-name="T112">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61">5.3.2 – Configurando o LINP na prática – Usando XML</text:p>
      <text:p text:style-name="P146"/>
      <text:p text:style-name="P148"><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12">&lt;core&gt;</text:span> e as do LINP dentro da tag, de mesmo nível hierárquico no XML, <text:span text:style-name="T112">&lt;linp&gt;. </text:span>As mesmas configurações que foram usadas no exemplo de configuração programaticamente no exemplo anterior pode ser feita, e com mais flexibilidade ainda, via XML.</text:p>
      <text:p text:style-name="P148"><text:tab/><text:tab/></text:p>
      <text:p text:style-name="P148"><text:tab/><text:tab/>Como o XML de configuração do componente <text:span text:style-name="T112">LINP</text:span> é o mesmo do de configuração do <text:span text:style-name="T112">CORE</text:span> do framework então o schema é o mesmo. </text:p>
      <text:p text:style-name="P148"/>
      <text:p text:style-name="P148"><text:tab/><text:tab/>Schema: <text:s/><text:a xlink:type="simple" xlink:href="http://www.lindbergframework.org/schema/lindberg-config.xsd">http://www.lindbergframework.org/schema/lindberg-config.xsd</text:a></text:p>
      <text:p text:style-name="P148"/>
      <text:p text:style-name="P148"><text:tab/><text:tab/>A diferença para as configurações do componente de persistência é que novas tags e atributos são usados para configurar o <text:span text:style-name="T112">LINP.</text:span> Estas novas tags estão descritas no schema acima. As propriedades de configuração, seguindo a mesma ideia do <text:span text:style-name="T112">CORE,</text:span> são detalhas abaixo. Seu uso é demonstrado na prática mais a frente:</text:p>
      <text:p text:style-name="P148"/>
      <text:p text:style-name="P154"><text:span text:style-name="T78"><text:tab/><text:tab/>- </text:span><text:span text:style-name="T154">lindberg.persistence.IntegerCursorType</text:span><text:span text:style-name="T160"> </text:span></text:p>
      <text:p text:style-name="P154"><text:span text:style-name="T160"><text:tab/><text:tab/></text:span><text:span text:style-name="T240">(se não for definida o tipo inteiro para cursores de banco <text:s/>padrão será usado – java.sql.Types.OTHER)</text:span><text:span text:style-name="T160">:</text:span></text:p>
      <text:p text:style-name="P154"><text:span text:style-name="T29"><text:tab/><text:tab/></text:span><text:span text:style-name="T93">Tipo inteiro para cursores de banco, quando o banco em uso provê o recurso de cursores. </text:span></text:p>
      <text:p text:style-name="P155"><text:span text:style-name="T78"><text:tab/><text:tab/>Geralmente, quando definida explicitamente é usada alguma constante específica do banco de dados <text:tab/><text:tab/><text:tab/>adotado. </text:span><text:span text:style-name="T7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88">oracle.jdbc.OracleTypes.CURSOR</text:span><text:span text:style-name="T78">, pois o banco oracle fornece junto com seu driver <text:tab/><text:tab/>uma constante do tipo inteiro (padrão) que identifica tipos de cursores de banco:</text:span></text:p>
      <text:p text:style-name="P151"/>
      <text:p text:style-name="P154"><text:span text:style-name="T93"><text:tab/><text:tab/></text:span><text:span text:style-name="T181">&lt;</text:span><text:span text:style-name="T202">config-property </text:span><text:span text:style-name="T229">name</text:span><text:span text:style-name="T18">=</text:span><text:span text:style-name="T154">"lindberg.persistence.IntegerCursorType"</text:span></text:p>
      <text:p text:style-name="P154"><text:span text:style-name="T154"><text:tab/><text:tab/><text:tab/><text:tab/> <text:s text:c="4"/></text:span><text:span text:style-name="T229">value</text:span><text:span text:style-name="T18">=</text:span><text:span text:style-name="T154">"</text:span><text:span text:style-name="T156">#</text:span><text:span text:style-name="T154">oracle.jdbc.OracleTypes.CURSOR"</text:span><text:span text:style-name="T18"> </text:span><text:span text:style-name="T181">/&gt;</text:span></text:p>
      <text:p text:style-name="P153"><text:tab/><text:tab/></text:p>
      <text:p text:style-name="P148"><text:s/><text:tab/><text:tab/><text:span text:style-name="T250">Observe que foi usado no valor dessa propriedade o carácter coringa </text:span><text:span text:style-name="T114">'#' <text:s/></text:span><text:span text:style-name="T250"><text:s/>para definir que o valor será obtido através da constante estática e pública </text:span><text:span text:style-name="T114">CURSOR</text:span><text:span text:style-name="T250"> na classe </text:span><text:span text:style-name="T114">oracle.jdbc.OracleTypes. </text:span><text:span text:style-name="T250">Esse recurso de carácter coringa foi abordado com detalhes na sessão 3.3.2.1 deste documento.</text:span></text:p>
      <text:p text:style-name="P149"/>
      <text:p text:style-name="P149"/>
      <text:p text:style-name="P150"><text:span text:style-name="T115"><text:tab/><text:tab/>- </text:span><text:span text:style-name="T159">lindberg.persistence.TransactionManager</text:span></text:p>
      <text:p text:style-name="P150"><text:span text:style-name="T152"><text:tab/><text:tab/></text:span><text:span text:style-name="T243">(se não for definida o TransactionManager padrão será usado –</text:span></text:p>
      <text:p text:style-name="P150"><text:span text:style-name="T243"><text:tab/><text:tab/> org.lindbergframework.persistence.transaction.LinpSpringTransactionManager)</text:span><text:span text:style-name="T166">:</text:span></text:p>
      <text:p text:style-name="P150"><text:span text:style-name="T166"><text:tab/><text:tab/></text:span><text:span text:style-name="T254">Implementação de </text:span><text:span text:style-name="T256">TransactionManager</text:span><text:span text:style-name="T254"> que deve ser usada para o gerenciamento de transações.</text:span></text:p>
      <text:p text:style-name="P157"/>
      <text:p text:style-name="P150"><text:span text:style-name="T254"><text:tab/><text:tab/></text:span><text:span text:style-name="T255">O gerenciamento de transações do LINP é detalhado mais a frente.</text:span></text:p>
      <text:p text:style-name="P158"/>
      <text:p text:style-name="P150"><text:span text:style-name="T255"><text:tab/><text:tab/>- </text:span><text:span text:style-name="T153">lindberg.persistence.SqlCommandResolver </text:span><text:span text:style-name="T243">(requerido)</text:span></text:p>
      <text:p text:style-name="P156"><text:span text:style-name="T136"><text:tab/><text:tab/></text:span><text:span text:style-name="T137">Implementação de </text:span><text:span text:style-name="T138">SqlCommandResolver</text:span><text:span text:style-name="T137"> que será usada para resolver comandos sql requisitados pela <text:tab/><text:tab/><text:tab/>aplicação fazendo uma ponte entre os DAO´s (</text:span><text:span text:style-name="T138">Data Access Objects)</text:span><text:span text:style-name="T137"> <text:s/>e o repositório comandos sql.</text:span></text:p>
      <text:p text:style-name="P157"/>
      <text:p text:style-name="P156"><text:span text:style-name="T137"><text:tab/><text:tab/>- </text:span><text:span text:style-name="T152">lindberg.persistence.DefaultSchema </text:span><text:span text:style-name="T243">(opcional)</text:span></text:p>
      <text:p text:style-name="P156"><text:span text:style-name="T152"><text:tab/><text:tab/></text:span><text:span text:style-name="T137">Schema padrão que deve ser usado.</text:span></text:p>
      <text:p text:style-name="P159"><text:soft-page-break/><text:tab/><text:tab/></text:p>
      <text:p text:style-name="P152"><text:tab/><text:tab/></text:p>
      <text:p text:style-name="P37"><text:tab/><text:tab/>Abaixo é ilustrado de forma detalhada o schema <text:a xlink:type="simple" xlink:href="http://www.lindbergframework.org/schema/lindberg-config.xsd">lindberg-config.xsd</text:a> no que diz respeito a tag <text:span text:style-name="T112">&lt;linp&gt; </text:span>para definição das configurações do LINP. Observe que a tag &lt;<text:span text:style-name="T112">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250">Importante:</text:span> qualquer tentativa de uso do componente LINP sem que este seja configurado e seu contexto, <text:span text:style-name="T112">LinpContext,</text:span> devidamente inicializado o framework lançará uma <text:span text:style-name="T112">IllegalStateContextException</text:span> com a mensagem descrita abaixo:</text:p>
      <text:p text:style-name="P37"/>
      <text:p text:style-name="P50"><text:span text:style-name="T115"><text:tab/><text:tab/></text:span><text:span text:style-name="T241">Linp Context is not active. Call loadConfiguration static method </text:span></text:p>
      <text:p text:style-name="P117"><text:tab/><text:tab/>in LinpContext to active it</text:p>
      <text:p text:style-name="P117"/>
      <text:p text:style-name="P50"><text:span text:style-name="T241"><text:tab/><text:tab/></text:span><text:span text:style-name="T115">Abaixo é descrito o mesmo XML de configuração apresentado quando abordamos as configurações de CORE só que agora adicionando as configurações do LINP usando um datasource configurado para acessar um banco </text:span><text:span text:style-name="T113">Oracle</text:span><text:span text:style-name="T115">, isso fará com que o CORE configure e inicialize devidamente de forma automática o </text:span><text:span text:style-name="T113">LinpContext.</text:span></text:p>
      <text:p text:style-name="P54"/>
      <text:p text:style-name="P85"><text:span text:style-name="T188">&lt;?</text:span><text:span text:style-name="T210">xml</text:span><text:span text:style-name="T113"> </text:span><text:span text:style-name="T223">version</text:span><text:span text:style-name="T113">=</text:span><text:span text:style-name="T144">"1.0"</text:span><text:span text:style-name="T113"> </text:span><text:span text:style-name="T223">encoding</text:span><text:span text:style-name="T113">=</text:span><text:span text:style-name="T144">"UTF-8"</text:span><text:span text:style-name="T188">?&gt;</text:span></text:p>
      <text:p text:style-name="P104"><text:span text:style-name="T178">&lt;</text:span><text:span text:style-name="T199">lindberg-configuration</text:span> <text:span text:style-name="T221">xmlns</text:span><text:span text:style-name="T15">=</text:span><text:span text:style-name="T143">"http://www.lindbergframework.org/schema"</text:span> <text:span text:style-name="T221">xmlns:xsi</text:span><text:span text:style-name="T15">=</text:span><text:span text:style-name="T143">"http://www.w3.org/2001/XMLSchema-instance"</text:span> <text:span text:style-name="T221">xsi:schemaLocation</text:span><text:span text:style-name="T15">=</text:span><text:span text:style-name="T143">"http://www.lindbergframework.org/schema lindberg-config.xsd "</text:span><text:span text:style-name="T178">&gt;</text:span></text:p>
      <text:p text:style-name="P104"/>
      <text:p text:style-name="P109"><text:span text:style-name="T178">&lt;</text:span><text:span text:style-name="T199">core</text:span><text:span text:style-name="T178">&gt;</text:span></text:p>
      <text:p text:style-name="P109"><text:span text:style-name="T15"><text:s text:c="3"/></text:span><text:span text:style-name="T178">&lt;</text:span><text:span text:style-name="T199">config-property</text:span> <text:span text:style-name="T221">name</text:span><text:span text:style-name="T15">=</text:span><text:span text:style-name="T143">"lindberg.core.di-basepackage"</text:span> <text:s/><text:tab/><text:tab/><text:tab/><text:tab/><text:tab/><text:tab/><text:tab/><text:tab/><text:span text:style-name="T221">value</text:span><text:span text:style-name="T15">=</text:span><text:span text:style-name="T143">"org.lindbergframework.exemplo.*"</text:span><text:span text:style-name="T178">/&gt;</text:span></text:p>
      <text:p text:style-name="P109"><text:span text:style-name="T15"><text:s text:c="3"/></text:span><text:span text:style-name="T178">&lt;</text:span><text:span text:style-name="T199">config-property</text:span> <text:span text:style-name="T221">name</text:span><text:span text:style-name="T15">=</text:span><text:span text:style-name="T143">"lindberg.core.beanfactory"</text:span> <text:s text:c="3"/><text:tab/><text:tab/><text:tab/> <text:s text:c="22"/><text:tab/><text:tab/><text:span text:style-name="T221">value</text:span><text:span text:style-name="T15">=</text:span><text:span text:style-name="T143">"org.lindbergframework.beans.di.context.AnnotationBeanFactory"</text:span><text:span text:style-name="T178">/&gt; </text:span></text:p>
      <text:p text:style-name="P109"><text:span text:style-name="T178">&lt;/</text:span><text:span text:style-name="T199">core</text:span><text:span text:style-name="T178">&gt;</text:span></text:p>
      <text:p text:style-name="P132"/>
      <text:p text:style-name="P104"><text:span text:style-name="T178">&lt;</text:span><text:span text:style-name="T199">linp</text:span><text:span text:style-name="T178">&gt;</text:span></text:p>
      <text:p text:style-name="P104"><text:span text:style-name="T15"><text:s text:c="3"/></text:span><text:span text:style-name="T189">&lt;</text:span><text:span text:style-name="T211">dataSource</text:span><text:span text:style-name="T189"> </text:span><text:span text:style-name="T224">class</text:span><text:span text:style-name="T89">=</text:span><text:span text:style-name="T143">"org.springframework.jdbc.datasource.DriverManagerDataSource"</text:span><text:span text:style-name="T189"> </text:span></text:p>
      <text:p text:style-name="P104"><text:tab/> <text:s text:c="8"/><text:span text:style-name="T221">driver</text:span><text:span text:style-name="T15">=</text:span><text:span text:style-name="T143">"oracle.jdbc.OracleDriver"</text:span> <text:span text:style-name="T221">driverPropertyName</text:span><text:span text:style-name="T15">=</text:span><text:span text:style-name="T143">"driverClassName"</text:span><text:span text:style-name="T178">&gt;</text:span></text:p>
      <text:p text:style-name="P104"><text:span text:style-name="T15"><text:s text:c="5"/></text:span><text:span text:style-name="T178">&lt;</text:span><text:span text:style-name="T199">property</text:span> <text:span text:style-name="T221">name</text:span><text:span text:style-name="T15">=</text:span><text:span text:style-name="T143">"url"</text:span> <text:span text:style-name="T221">value</text:span><text:span text:style-name="T15">=</text:span><text:span text:style-name="T143">"jdbc:oracle:thin:@localhost:1521:xe"</text:span><text:span text:style-name="T178">/&gt;</text:span></text:p>
      <text:p text:style-name="P104"><text:span text:style-name="T15"><text:s text:c="5"/></text:span><text:span text:style-name="T178">&lt;</text:span><text:span text:style-name="T199">property</text:span> <text:span text:style-name="T221">name</text:span><text:span text:style-name="T15">=</text:span><text:span text:style-name="T143">"username"</text:span> <text:span text:style-name="T221">value</text:span><text:span text:style-name="T15">=</text:span><text:span text:style-name="T143">"SYSTEM"</text:span> <text:span text:style-name="T178">/&gt;</text:span></text:p>
      <text:p text:style-name="P104"><text:span text:style-name="T15"><text:s text:c="5"/></text:span><text:span text:style-name="T178">&lt;</text:span><text:span text:style-name="T199">property</text:span> <text:span text:style-name="T221">name</text:span><text:span text:style-name="T15">=</text:span><text:span text:style-name="T143">"password"</text:span> <text:span text:style-name="T221">value</text:span><text:span text:style-name="T15">=</text:span><text:span text:style-name="T143">"admin"</text:span> <text:span text:style-name="T178">/&gt;</text:span></text:p>
      <text:p text:style-name="P104"><text:span text:style-name="T15"><text:s text:c="3"/></text:span><text:span text:style-name="T178">&lt;/</text:span><text:span text:style-name="T199">dataSource</text:span><text:span text:style-name="T178">&gt;</text:span></text:p>
      <text:p text:style-name="P82"><text:tab/><text:tab/></text:p>
      <text:p text:style-name="P104"><text:span text:style-name="T15"><text:s text:c="3"/></text:span><text:span text:style-name="T178">&lt;</text:span><text:span text:style-name="T199">config-properties</text:span><text:span text:style-name="T178">&gt;</text:span></text:p>
      <text:p text:style-name="P104"><text:span text:style-name="T178"><text:s text:c="5"/>&lt;</text:span><text:span text:style-name="T199">config-property</text:span><text:span text:style-name="T178"> </text:span><text:span text:style-name="T221">name</text:span><text:span text:style-name="T15">=</text:span><text:span text:style-name="T143">"lindberg.persistence.IntegerCursorType"</text:span><text:span text:style-name="T178"> <text:tab/><text:tab/><text:tab/><text:tab/> <text:s text:c="4"/><text:tab/> <text:s text:c="2"/></text:span><text:span text:style-name="T221">value</text:span><text:span text:style-name="T15">=</text:span><text:span text:style-name="T143">"#oracle.jdbc.OracleTypes.CURSOR"</text:span><text:span text:style-name="T178"> /&gt;</text:span></text:p>
      <text:p text:style-name="P104"><text:span text:style-name="T178"><text:s text:c="5"/>&lt;</text:span><text:span text:style-name="T199">config-property</text:span> <text:span text:style-name="T221">name</text:span><text:span text:style-name="T15">=</text:span><text:span text:style-name="T143">"lindberg.persistence.TransactionManager"</text:span> <text:s text:c="4"/><text:tab/> <text:s text:c="2"/><text:tab/><text:tab/><text:tab/> <text:s text:c="2"/><text:span text:style-name="T221">value</text:span><text:span text:style-name="T15">=</text:span><text:span text:style-name="T143">"org.lindbergframework.persistence.transaction.LinpSpringTransactionManager"</text:span><text:span text:style-name="T178">/&gt;</text:span></text:p>
      <text:p text:style-name="P104"><text:span text:style-name="T15"><text:s text:c="5"/></text:span><text:span text:style-name="T178">&lt;</text:span><text:span text:style-name="T199">config-property</text:span> <text:span text:style-name="T221">name</text:span><text:span text:style-name="T15">=</text:span><text:span text:style-name="T143">"lindberg.persistence.SqlCommandResolver"</text:span> <text:tab/><text:tab/><text:tab/><text:tab/> <text:s text:c="9"/><text:tab/> <text:s text:c="2"/><text:span text:style-name="T221">value</text:span><text:span text:style-name="T15">=</text:span><text:span text:style-name="T143">"org.lindbergframework.persistence.sql.ClassPathXmlSqlCommandResolver"</text:span><text:span text:style-name="T178">&gt;</text:span><text:span text:style-name="T15"><text:tab/><text:tab/><text:tab/></text:span><text:span text:style-name="T178">&lt;</text:span><text:span text:style-name="T199">property</text:span> <text:span text:style-name="T221">constructor-arg</text:span><text:span text:style-name="T15">=</text:span><text:span text:style-name="T143">"true"</text:span><text:span text:style-name="T178">&gt;</text:span></text:p>
      <text:p text:style-name="P104"><text:span text:style-name="T15"><text:tab/><text:tab/> <text:s text:c="2"/></text:span><text:span text:style-name="T178">&lt;</text:span><text:span text:style-name="T199">array</text:span><text:span text:style-name="T178">&gt;</text:span><text:span text:style-name="T15"> </text:span></text:p>
      <text:p text:style-name="P82"><text:s text:c="15"/><text:tab/><text:span text:style-name="T237">org/lindbergframework/repositorioSql</text:span><text:span text:style-name="T236">/queries.xml; <text:s/><text:tab/><text:tab/><text:tab/><text:tab/><text:tab/><text:tab/><text:tab/><text:tab/></text:span><text:span text:style-name="T237">org/lindbergframework/repositorioSql</text:span><text:span text:style-name="T236">/updates.xml</text:span></text:p>
      <text:p text:style-name="P104"><text:span text:style-name="T15"><text:tab/><text:tab/> <text:s text:c="2"/></text:span><text:span text:style-name="T178">&lt;/</text:span><text:span text:style-name="T199">array</text:span><text:span text:style-name="T178">&gt;</text:span></text:p>
      <text:p text:style-name="P104"><text:span text:style-name="T15"><text:tab/><text:tab/></text:span><text:span text:style-name="T178">&lt;/</text:span><text:span text:style-name="T199">property</text:span><text:span text:style-name="T178">&gt;</text:span></text:p>
      <text:p text:style-name="P104"><text:span text:style-name="T15"><text:tab/></text:span><text:span text:style-name="T178">&lt;/</text:span><text:span text:style-name="T199">config-property</text:span><text:span text:style-name="T178">&gt;</text:span></text:p>
      <text:p text:style-name="P104"><text:span text:style-name="T15"><text:s text:c="3"/></text:span><text:span text:style-name="T178">&lt;/</text:span><text:span text:style-name="T199">config-properties</text:span><text:span text:style-name="T178">&gt;</text:span></text:p>
      <text:p text:style-name="P104"/>
      <text:p text:style-name="P104"><text:span text:style-name="T178">&lt;/</text:span><text:span text:style-name="T199">linp</text:span><text:span text:style-name="T178">&gt;</text:span></text:p>
      <text:p text:style-name="P104"/>
      <text:p text:style-name="P104"><text:span text:style-name="T178">&lt;/</text:span><text:span text:style-name="T199">lindberg-configuration</text:span><text:span text:style-name="T178">&gt;</text:span></text:p>
      <text:p text:style-name="P134"/>
      <text:p text:style-name="P134"><text:tab/><text:span text:style-name="T41">O xml acima contém no mesmo arquivo tanto as configurações de CORE quanto, agora, as do </text:span><text:soft-page-break/><text:span text:style-name="T41">componente </text:span><text:span text:style-name="T46">LINP. </text:span><text:span text:style-name="T41">As configurações do </text:span><text:span text:style-name="T46">CORE </text:span><text:span text:style-name="T41">não serão abordadas neste momento, visto que isto já foi feito na sessão dedicada ao </text:span><text:span text:style-name="T46">CORE</text:span><text:span text:style-name="T41"> no início deste documento. No que diz respeito ao </text:span><text:span text:style-name="T46">LINP </text:span><text:span text:style-name="T41">as </text:span><text:span text:style-name="T41">configurações são definidas a partir da tag </text:span><text:span text:style-name="T46">&lt;linp&gt;</text:span><text:span text:style-name="T41"> e estas defines as propriedades do datasource, para conexão com o banco de dados, o schema padrão a ser usado, o gerenciador de transações </text:span><text:span text:style-name="T46">(TransactionManager)</text:span><text:span text:style-name="T41">, a classe que trabalhará como camada intermediária entre a aplicação e o repositório de comandos sql </text:span><text:span text:style-name="T46">(SqlCommandResolver) </text:span><text:span text:style-name="T41">atendendo as requisições por comandos sql.</text:span></text:p>
      <text:p text:style-name="P38"><text:tab/></text:p>
      <text:p text:style-name="P38"><text:tab/>As configurações do LINP definidas no exemplo acima são detalhadas abaixo:</text:p>
      <text:p text:style-name="P38"/>
      <text:list xml:id="list30468595" text:style-name="L13">
        <text:list-item>
          <text:list>
            <text:list-header>
              <text:p text:style-name="P199"><text:span text:style-name="T42">* <text:s/>DataSource: </text:span><text:span text:style-name="T38">Tag &lt;</text:span><text:span text:style-name="T47">dataSource&gt;</text:span><text:span text:style-name="T38"> é específica, única e define as configurações de conexão com o banco de dados. No nosso exemplo usamos uma conexão com um banco local Oracle. Esta tag será <text:s text:c="2"/>abordada em detalhes mais a frente;</text:span></text:p>
              <text:p text:style-name="P200"/>
              <text:p text:style-name="P201"><text:span text:style-name="T260">* <text:s/></text:span><text:span text:style-name="T257">lindberg.persistence.IntegerCursorType</text:span><text:span text:style-name="T260">: </text:span><text:span text:style-name="T38">Tipo específico inteiro Sql para Cursores de banco. Para este o banco usado no exemplo, Oracle, temos um tipo sql específico para cursores de banco: </text:span><text:span text:style-name="T51">oracle.jdbc.OracleTypes.CURSOR. </text:span><text:span text:style-name="T48">Por ser uma constante, então esse valor é definido precedido pelo caracter</text:span><text:span text:style-name="T51"> </text:span><text:span text:style-name="T42">'#'</text:span><text:span text:style-name="T38">;</text:span></text:p>
            </text:list-header>
          </text:list>
        </text:list-item>
      </text:list>
      <text:p text:style-name="P164"/>
      <text:p text:style-name="P162"><text:span text:style-name="T260">* <text:s/></text:span><text:span text:style-name="T257">lindberg.persistence.TransactionManager: </text:span><text:span text:style-name="T262">Gerenciador de transações que será usado para transações de banco. Para este exemplo é usado a implementação padrão de </text:span><text:span text:style-name="T258">TransactionManager, </text:span><text:span text:style-name="T262"><text:s/></text:span><text:span text:style-name="T258">LinpSpringTransactionManager. </text:span><text:span text:style-name="T26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58">TransactionManager <text:s/></text:span><text:span text:style-name="T262">consistente;</text:span></text:p>
      <text:p text:style-name="P165"/>
      <text:p text:style-name="P162"><text:span text:style-name="T260">* <text:s/></text:span><text:span text:style-name="T257">lindberg.persistence.SqlCommandResolver: </text:span><text:span text:style-name="T262">Implementação de </text:span><text:span text:style-name="T258">SqlCommandResolver</text:span><text:span text:style-name="T26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58">classpath</text:span><text:span text:style-name="T262"> da aplicação, </text:span><text:span text:style-name="T258">ClassPathXmlSqlCommandResolver.</text:span><text:span text:style-name="T262"> Observe que esta propriedade de configuração define um parâmetro de construtor para o resolver que é um array de Strings. Esse parâmetro define o caminho onde estão os arquivos XML dentro do </text:span><text:span text:style-name="T258">classpath </text:span><text:span text:style-name="T262">contendo os comanos SQL que serão usados pela implementação de </text:span><text:span text:style-name="T258">SqlCommandResolver</text:span><text:span text:style-name="T262"> especificada. Neste caso isto foi definido dentro da tag da </text:span><text:span text:style-name="T258">&lt;config-property&gt;</text:span><text:span text:style-name="T262"> da propriedade de configuração do resolver no trecho a seguir:</text:span></text:p>
      <text:p text:style-name="P165"><text:tab/></text:p>
      <text:p text:style-name="P162"><text:span text:style-name="T262"><text:tab/></text:span><text:span text:style-name="T182">&lt;</text:span><text:span text:style-name="T203">property</text:span><text:span text:style-name="T264"> </text:span><text:span text:style-name="T230">constructor-arg</text:span><text:span text:style-name="T17">=</text:span><text:span text:style-name="T155">"true"</text:span><text:span text:style-name="T182">&gt;</text:span></text:p>
      <text:p text:style-name="P104"><text:span text:style-name="T15"><text:tab/><text:tab/> <text:s text:c="2"/></text:span><text:span text:style-name="T178">&lt;</text:span><text:span text:style-name="T199">array</text:span><text:span text:style-name="T178">&gt;</text:span><text:span text:style-name="T15"> </text:span></text:p>
      <text:p text:style-name="P82"><text:s text:c="15"/><text:tab/><text:span text:style-name="T237">org/lindbergframework/repositorioSql</text:span><text:span text:style-name="T236">/queries.xml; <text:s/><text:tab/><text:tab/><text:tab/><text:tab/><text:tab/><text:tab/><text:tab/><text:tab/></text:span><text:span text:style-name="T237">org/lindbergframework/repositorioSql</text:span><text:span text:style-name="T236">/updates.xml</text:span></text:p>
      <text:p text:style-name="P104"><text:span text:style-name="T15"><text:tab/><text:tab/> <text:s text:c="2"/></text:span><text:span text:style-name="T178">&lt;/</text:span><text:span text:style-name="T199">array</text:span><text:span text:style-name="T178">&gt;</text:span></text:p>
      <text:p text:style-name="P163"><text:span text:style-name="T41"><text:tab/></text:span><text:span text:style-name="T194">&lt;/</text:span><text:span text:style-name="T215">property</text:span><text:span text:style-name="T194">&gt;</text:span></text:p>
      <text:p text:style-name="P166"/>
      <text:p text:style-name="P163"><text:span text:style-name="T261">Observe que a </text:span><text:span text:style-name="T259">&lt;property&gt;</text:span><text:span text:style-name="T261"> acima tem o atributo </text:span><text:span text:style-name="T259">constructor-arg</text:span><text:span text:style-name="T261"> definido para </text:span><text:span text:style-name="T259">'true'</text:span><text:span text:style-name="T261"> indicando que é um parâmetro do construtor do resolver.</text:span></text:p>
      <text:p text:style-name="P165"/>
      <text:p text:style-name="P162"><text:span text:style-name="T262">O Schema para esse tipo de repositório de comandos usando XML, </text:span><text:span text:style-name="T258">linp-sqlMapping.xsd</text:span><text:span text:style-name="T262">, o formato </text:span><text:soft-page-break/><text:span text:style-name="T262">do XML e os detalhes da definição de comandos sql em um repositório dessa natureza a partir desse resolver serão abordados mais a frente.</text:span></text:p>
      <text:p text:style-name="P38"/>
      <text:p text:style-name="P167">5.3.2.1 – A tag &lt;dataSource&gt;</text:p>
      <text:p text:style-name="P167"/>
      <text:p text:style-name="P135"><text:span text:style-name="T41"><text:tab/> <text:tab/>A tag </text:span><text:span text:style-name="T46">dataSource</text:span><text:span text:style-name="T41"> é um sub-tag dentro da tag </text:span><text:span text:style-name="T46">linp</text:span><text:span text:style-name="T41">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35"><text:span text:style-name="T41"><text:tab/><text:tab/>Atributos da tag </text:span><text:span text:style-name="T50">dataSource</text:span><text:span text:style-name="T46">:</text:span></text:p>
      <text:p text:style-name="P56"/>
      <text:p text:style-name="P135"><text:span text:style-name="T46"><text:tab/><text:tab/>* </text:span><text:span text:style-name="T50">class:</text:span><text:span text:style-name="T46"> </text:span><text:span text:style-name="T41">Classe que é a implementação da interface </text:span><text:span text:style-name="T46">javax,sql,DataSource</text:span><text:span text:style-name="T41"> que deve ser usada;</text:span></text:p>
      <text:p text:style-name="P135"><text:span text:style-name="T41"><text:tab/><text:tab/>* </text:span><text:span text:style-name="T50">driver:</text:span><text:span text:style-name="T46"> </text:span><text:span text:style-name="T41">Drive a ser carregado do banco de dados utilizado;</text:span></text:p>
      <text:p text:style-name="P135"><text:span text:style-name="T41"><text:tab/><text:tab/>* </text:span><text:span text:style-name="T50">driverPropertyName:</text:span><text:span text:style-name="T46"> </text:span><text:span text:style-name="T41">Nome da propriedade onde será setado o driver na implementação do <text:tab/><text:tab/><text:tab/>datasource a ser usada. O valor padrão desse atributo é </text:span><text:span text:style-name="T50">'driver'</text:span><text:span text:style-name="T41">. Exemplo de uso desse atributo. <text:tab/><text:tab/>Digamos que a implementação de </text:span><text:span text:style-name="T46">DataSource</text:span><text:span text:style-name="T41"> a ser usada seja a </text:span><text:span text:style-name="T46">DriverManagerDataSource</text:span><text:span text:style-name="T41">, do <text:tab/><text:tab/>spring. Para esta implementação o driver é setado através do método </text:span><text:span text:style-name="T46">setDriverClassName, </text:span><text:span text:style-name="T41">então <text:tab/><text:tab/>esse atributo seria definido como </text:span><text:span text:style-name="T46">'driverClassName'.</text:span></text:p>
      <text:p text:style-name="P56"/>
      <text:p text:style-name="P136"><text:span text:style-name="T54"><text:tab/><text:tab/>Essa tag também aceita o uso da tag </text:span><text:span text:style-name="T46">property</text:span><text:span text:style-name="T54"> do mesmo modo que foi explicado e utilizado nos exemplos anteriores. Essa tag pode ser usada aqui de modo a definir propriedades a serem setadas na instancia da implementação de </text:span><text:span text:style-name="T46">dataSource </text:span><text:span text:style-name="T54">definida. Por exemplo, é comum quando se define um </text:span><text:span text:style-name="T46">DataSource, </text:span><text:span text:style-name="T54">configurar a url do banco, o driver, o usuário e a senha. Esses são alguns dos atributos que são comuns na definição e uso da maioria das implementações de </text:span><text:span text:style-name="T46">DataSoure</text:span><text:span text:style-name="T54">. Então o uso da tag </text:span><text:span text:style-name="T46">property</text:span><text:span text:style-name="T54"> aqui seria necessário para efetuar essas configurações.</text:span></text:p>
      <text:p text:style-name="P39"/>
      <text:p text:style-name="P136"><text:span text:style-name="T54"><text:tab/><text:tab/>Abaixo a tag </text:span><text:span text:style-name="T46">DataSource</text:span><text:span text:style-name="T54"> do exemplo anterior é detalhada:</text:span></text:p>
      <text:p text:style-name="P136"><text:span text:style-name="T54"><text:tab/><text:tab/></text:span><text:span text:style-name="T119">&lt;</text:span><text:span text:style-name="T217">linp</text:span><text:span text:style-name="T119">&gt;</text:span></text:p>
      <text:p text:style-name="P138"><text:span text:style-name="T75"><text:s text:c="18"/></text:span><text:span text:style-name="T177">&lt;</text:span><text:span text:style-name="T216">dataSource </text:span><text:span text:style-name="T177"><text:tab/> <text:s text:c="6"/><text:tab/><text:tab/><text:tab/><text:tab/><text:tab/><text:tab/><text:tab/><text:tab/><text:tab/><text:tab/><text:tab/><text:tab/> <text:s text:c="7"/></text:span><text:span text:style-name="T234">class</text:span><text:span text:style-name="T94">=</text:span><text:span text:style-name="T167">"org.springframework.jdbc.datasource.DriverManagerDataSource"</text:span><text:span text:style-name="T177"> </text:span></text:p>
      <text:p text:style-name="P115"><text:tab/> <text:s text:c="7"/><text:span text:style-name="T221">driver</text:span><text:span text:style-name="T15">=</text:span><text:span text:style-name="T143">"oracle.jdbc.OracleDriver"</text:span> <text:span text:style-name="T221">driverPropertyName</text:span><text:span text:style-name="T15">=</text:span><text:span text:style-name="T143">"driverClassName"</text:span><text:span text:style-name="T178">&gt;</text:span></text:p>
      <text:p text:style-name="P115"><text:span text:style-name="T15"><text:s text:c="5"/><text:tab/> <text:s text:c="5"/></text:span><text:span text:style-name="T178">&lt;</text:span><text:span text:style-name="T199">property</text:span> <text:span text:style-name="T221">name</text:span><text:span text:style-name="T15">=</text:span><text:span text:style-name="T143">"url"</text:span> <text:span text:style-name="T221">value</text:span><text:span text:style-name="T15">=</text:span><text:span text:style-name="T143">"jdbc:oracle:thin:@localhost:1521:xe"</text:span><text:span text:style-name="T178">/&gt;</text:span></text:p>
      <text:p text:style-name="P115"><text:span text:style-name="T15"><text:s text:c="11"/></text:span><text:span text:style-name="T178">&lt;</text:span><text:span text:style-name="T199">property</text:span> <text:span text:style-name="T221">name</text:span><text:span text:style-name="T15">=</text:span><text:span text:style-name="T143">"username"</text:span> <text:span text:style-name="T221">value</text:span><text:span text:style-name="T15">=</text:span><text:span text:style-name="T143">"SYSTEM"</text:span> <text:span text:style-name="T178">/&gt;</text:span></text:p>
      <text:p text:style-name="P115"><text:span text:style-name="T15"><text:s text:c="11"/></text:span><text:span text:style-name="T178">&lt;</text:span><text:span text:style-name="T199">property</text:span> <text:span text:style-name="T221">name</text:span><text:span text:style-name="T15">=</text:span><text:span text:style-name="T143">"password"</text:span> <text:span text:style-name="T221">value</text:span><text:span text:style-name="T15">=</text:span><text:span text:style-name="T143">"admin"</text:span> <text:span text:style-name="T178">/&gt;</text:span></text:p>
      <text:p text:style-name="P139"><text:span text:style-name="T75"><text:s text:c="2"/></text:span><text:span text:style-name="T36"><text:s text:c="7"/></text:span><text:span text:style-name="T126">&lt;/</text:span><text:span text:style-name="T209">dataSource</text:span><text:span text:style-name="T126">&gt;</text:span></text:p>
      <text:p text:style-name="P140"><text:s text:c="8"/>... </text:p>
      <text:p text:style-name="P168"><text:span text:style-name="T116"><text:s/><text:tab/><text:tab/> <text:s text:c="4"/></text:span><text:span text:style-name="T182">&lt;/</text:span><text:span text:style-name="T203">linp</text:span><text:span text:style-name="T182">&gt;</text:span></text:p>
      <text:p text:style-name="P169"/>
      <text:p text:style-name="P169"><text:tab/><text:tab/></text:p>
      <text:p text:style-name="P69"><text:tab/><text:tab/><text:span text:style-name="T13">O trecho de código acima define:</text:span></text:p>
      <text:p text:style-name="P69"><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9"><text:span text:style-name="T13"><text:tab/><text:tab/>* O driver para um banco oracle a ser usado, </text:span><text:span text:style-name="T9">oracle.jdbc.OracleDriver;</text:span></text:p>
      <text:p text:style-name="P34"><text:tab/><text:tab/>* O nome da propriedade onde será setado o driver no dataSource, <text:span text:style-name="T112">driverClassName</text:span>;</text:p>
      <text:p text:style-name="P34"><text:tab/><text:tab/>* 3 propriedades que serão setada no dataSource quando este for criado:</text:p>
      <text:p text:style-name="P34"><text:tab/><text:tab/><text:tab/>1 – url: <text:span text:style-name="T112">jdbc:oracle:thin:@localhost:1521:xe</text:span></text:p>
      <text:p text:style-name="P34"><text:span text:style-name="T112"><text:tab/><text:tab/><text:tab/>2 – </text:span>username: <text:span text:style-name="T112">SYSTEM</text:span></text:p>
      <text:p text:style-name="P34"><text:soft-page-break/><text:span text:style-name="T112"><text:tab/><text:tab/><text:tab/></text:span>3 – <text:span text:style-name="T112">password: admin</text:span></text:p>
      <text:p text:style-name="P120"><text:tab/><text:tab/></text:p>
      <text:p text:style-name="P121"><text:span text:style-name="T119"><text:tab/><text:tab/></text:span><text:span text:style-name="T44">Importane: </text:span><text:span text:style-name="T41">Um detalhe importante é que dependendo da implementação do </text:span><text:span text:style-name="T54">dataSource</text:span><text:span text:style-name="T41"> a ser usada o </text:span><text:span text:style-name="T54">driver</text:span><text:span text:style-name="T41">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54">class</text:span><text:span text:style-name="T41">. Um exemplo de DataSource que recebe o </text:span><text:span text:style-name="T41">driver como um parâmetro do tipo </text:span><text:span text:style-name="T54">class</text:span><text:span text:style-name="T41"> diretamente é outra implementação do spring </text:span><text:span text:style-name="T55">org.springframework.jdbc.datasource.SimpleDriverDataSource. </text:span><text:span text:style-name="T45">Para estes casos basta usar o caráter “#” da mesma forma que nos outros casos apresentados de uso desse caráter especial.</text:span></text:p>
      <text:p text:style-name="P121"><text:span text:style-name="T45"><text:tab/><text:tab/>Caso usássemos essa outra implementação então a nova definição da tag ficaria como abaixo. Lembrando que essa implementação usa o nome padrão da propriedade do driver, </text:span><text:span text:style-name="T55">'driver',</text:span><text:span text:style-name="T45"> então o atributo </text:span><text:span text:style-name="T55">driverPropertyName</text:span><text:span text:style-name="T45"> não é necessário pois o valor padrão, como foi dito, já é </text:span><text:span text:style-name="T55">'driver'. </text:span><text:span text:style-name="T45">Então a tag ficaria da seguitne forma:</text:span></text:p>
      <text:p text:style-name="P47"/>
      <text:p text:style-name="P121"><text:span text:style-name="T45"><text:tab/><text:tab/></text:span><text:span text:style-name="T195">&lt;</text:span><text:span text:style-name="T218">linp</text:span><text:span text:style-name="T195">&gt;</text:span></text:p>
      <text:p text:style-name="P114"><text:span text:style-name="T58"><text:s text:c="18"/></text:span><text:span text:style-name="T196">&lt;</text:span><text:span text:style-name="T216">dataSource </text:span><text:span text:style-name="T196"><text:tab/> <text:s text:c="6"/><text:tab/><text:tab/><text:tab/><text:tab/><text:tab/><text:tab/><text:tab/><text:tab/><text:tab/><text:tab/><text:tab/><text:tab/> <text:s text:c="7"/></text:span><text:span text:style-name="T234">class</text:span><text:span text:style-name="T94">=</text:span><text:span text:style-name="T167">"org.springframework.jdbc.datasource.SimpleDriverDataSource"</text:span> </text:p>
      <text:p text:style-name="P115"><text:tab/> <text:s text:c="7"/><text:span text:style-name="T221">driver</text:span><text:span text:style-name="T15">=</text:span><text:span text:style-name="T143">"#oracle.jdbc.OracleDriver"</text:span><text:span text:style-name="T178">&gt;</text:span></text:p>
      <text:p text:style-name="P115"><text:span text:style-name="T15"><text:s text:c="5"/><text:tab/> <text:s text:c="5"/></text:span><text:span text:style-name="T178">&lt;</text:span><text:span text:style-name="T199">property</text:span> <text:span text:style-name="T221">name</text:span><text:span text:style-name="T15">=</text:span><text:span text:style-name="T143">"url"</text:span> <text:span text:style-name="T221">value</text:span><text:span text:style-name="T15">=</text:span><text:span text:style-name="T143">"jdbc:oracle:thin:@localhost:1521:xe"</text:span><text:span text:style-name="T178">/&gt;</text:span></text:p>
      <text:p text:style-name="P115"><text:span text:style-name="T15"><text:s text:c="11"/></text:span><text:span text:style-name="T178">&lt;</text:span><text:span text:style-name="T199">property</text:span> <text:span text:style-name="T221">name</text:span><text:span text:style-name="T15">=</text:span><text:span text:style-name="T143">"username"</text:span> <text:span text:style-name="T221">value</text:span><text:span text:style-name="T15">=</text:span><text:span text:style-name="T143">"SYSTEM"</text:span> <text:span text:style-name="T178">/&gt;</text:span></text:p>
      <text:p text:style-name="P115"><text:span text:style-name="T15"><text:s text:c="11"/></text:span><text:span text:style-name="T178">&lt;</text:span><text:span text:style-name="T199">property</text:span> <text:span text:style-name="T221">name</text:span><text:span text:style-name="T15">=</text:span><text:span text:style-name="T143">"password"</text:span> <text:span text:style-name="T221">value</text:span><text:span text:style-name="T15">=</text:span><text:span text:style-name="T143">"admin"</text:span> <text:span text:style-name="T178">/&gt;</text:span></text:p>
      <text:p text:style-name="P139"><text:span text:style-name="T75"><text:s text:c="2"/></text:span><text:span text:style-name="T36"><text:s text:c="7"/></text:span><text:span text:style-name="T126">&lt;/</text:span><text:span text:style-name="T209">dataSource</text:span><text:span text:style-name="T126">&gt;</text:span></text:p>
      <text:p text:style-name="P140"><text:s text:c="8"/>... </text:p>
      <text:p text:style-name="P121"><text:span text:style-name="T45"><text:s/><text:tab/><text:tab/> </text:span><text:span text:style-name="T195">&lt;/</text:span><text:span text:style-name="T218">linp</text:span><text:span text:style-name="T195">&gt;</text:span></text:p>
      <text:p text:style-name="P137"/>
      <text:p text:style-name="P137"/>
      <text:p text:style-name="P121"><text:span text:style-name="T195"><text:tab/><text:tab/></text:span><text:span text:style-name="T71">5.4 – Repositório de comandos SQL – Mais Detalhes</text:span></text:p>
      <text:p text:style-name="P70"/>
      <text:p text:style-name="P120"><text:span text:style-name="T45"><text:tab/><text:tab/>Como já foi falado no momento em que foi abordado a configuração do </text:span><text:span text:style-name="T55">linp</text:span><text:span text:style-name="T45">, o componente trabalha com o conceito de repositório de comandos sql. O repositório de comandos sql é o local onde são encontrados os comandos e as definições necessárias para uma chamada sql, seja ela um </text:span><text:span text:style-name="T55">select,</text:span><text:span text:style-name="T45"> </text:span><text:span text:style-name="T55">update, delete, </text:span><text:span text:style-name="T45">uma chamada a uma </text:span><text:span text:style-name="T55">stored procedure</text:span><text:span text:style-name="T45">, uma </text:span><text:span text:style-name="T55">stored function</text:span><text:span text:style-name="T45">, etc... O componente se comunica com o repositório e obtém essas definições a partir da interface </text:span><text:span text:style-name="T55">SqlCommandResolver, </text:span><text:span text:style-name="T45">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55">linp</text:span><text:span text:style-name="T45"> funciona baseado em interfaces então a implementação a ser usada para o </text:span><text:span text:style-name="T55">SqlCommandResolver</text:span><text:span text:style-name="T45"> quem define é você. Essa implementação é quem será responsável por intermediar toda a comunicação entre o componente e o repositório de comandos sql.</text:span></text:p>
      <text:p text:style-name="P35"><text:tab/></text:p>
      <text:p text:style-name="P121"><text:span text:style-name="T41"><text:tab/><text:tab/>A implementação a ser usada de SqlCommandResolver é definida no arquivo de configuração do framework na parte de configuração do </text:span><text:span text:style-name="T54">linp</text:span><text:span text:style-name="T41">. Considerando que esteja usando a configuração padrão via XML do framework, então isto seria uma propriedade de configuração do componente – </text:span><text:span text:style-name="T55">lindberg.persistence.SqlCommandResolver.</text:span></text:p>
      <text:p text:style-name="P60"/>
      <text:p text:style-name="P121"><text:span text:style-name="T55"><text:tab/><text:tab/>O</text:span><text:span text:style-name="T41"> </text:span><text:span text:style-name="T54">linp</text:span><text:span text:style-name="T41"> já fornece uma implementação padrão de </text:span><text:span text:style-name="T54">SqlCommandResolver</text:span><text:span text:style-name="T41"> que trabalha com um repositório de comandos sql em arquivos XML baseado em um schema padrão do lindbergframework para </text:span><text:soft-page-break/><text:span text:style-name="T41">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20"><draw:frame draw:style-name="fr2" draw:name="figura4" text:anchor-type="paragraph" svg:width="19.05cm" svg:height="11.396cm" draw:z-index="3"><draw:image xlink:href="Pictures/10000000000002D00000016F5D226DFA.jpg" xlink:type="simple" xlink:show="embed" xlink:actuate="onLoad"/></draw:frame></text:p>
      <text:p text:style-name="P120"><text:tab/><text:tab/><text:span text:style-name="T71">5.5 – Usando o LINP na prática nos DAO´s</text:span></text:p>
      <text:p text:style-name="P70"/>
      <text:p text:style-name="P120"><text:span text:style-name="T71"><text:tab/><text:tab/></text:span><text:span text:style-name="T45">O Linp fornece uma interface que define um </text:span><text:span text:style-name="T55">template </text:span><text:span text:style-name="T45"><text:s/>que é uma classe que deve fornecer todos os serviços de persistência que o componente provê, como: </text:span><text:span text:style-name="T55">selects</text:span><text:span text:style-name="T45">, </text:span><text:span text:style-name="T55">updates</text:span><text:span text:style-name="T45">, chamadas a </text:span><text:span text:style-name="T55">procedures</text:span><text:span text:style-name="T45"> e </text:span><text:span text:style-name="T55">functions</text:span><text:span text:style-name="T45">, população de objetos retornados por consultas e parâmetros de saída de </text:span><text:span text:style-name="T55">procedures</text:span><text:span text:style-name="T45"> e resultados de </text:span><text:span text:style-name="T55">functions</text:span><text:span text:style-name="T45">, etc... A interface que define um template é: </text:span></text:p>
      <text:p text:style-name="P59"/>
      <text:p text:style-name="P59"><text:tab/><text:tab/>org.lindbergframework.persistence.PersistenceTemplate</text:p>
      <text:p text:style-name="P59"/>
      <text:p text:style-name="P122"><text:span text:style-name="T55"><text:tab/><text:tab/></text:span><text:span text:style-name="T41">Essa interface fornece métodos para execução de comandos sql diretamente ou acessando o repositório de comandos sql, fornece também a obtenção de uma instancia direta de </text:span><text:span text:style-name="T54">Connection, </text:span><text:span text:style-name="T41">do </text:span><text:soft-page-break/><text:span text:style-name="T54">DataSource </text:span><text:span text:style-name="T41">definido, do </text:span><text:span text:style-name="T54">SqlCommandResolver </text:span><text:span text:style-name="T41">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23"><text:span text:style-name="T41"><text:tab/><text:tab/>Os DAO´s trabalharão fazendo uso de uma instância do </text:span><text:span text:style-name="T46">template. </text:span><text:span text:style-name="T41">Para tal o DAO deve estender a classe </text:span><text:span text:style-name="T50">org.lindbergframework.persistence.dao.LinpDAO</text:span><text:span text:style-name="T41"> que já fornece o método </text:span><text:span text:style-name="T50">getPersistTemplate()</text:span><text:span text:style-name="T96"> </text:span><text:span text:style-name="T41">para a obtenção de uma instância da implementação padrão do </text:span><text:span text:style-name="T46">template </text:span><text:span text:style-name="T41">já configurada e pronta para ser usada. A implementação padrão que o framework provê é:</text:span></text:p>
      <text:p text:style-name="P59"><text:tab/><text:tab/>org.lindbergframework.persistence.impl.LinpTemplate</text:p>
      <text:p text:style-name="P122"><text:span text:style-name="T41"><text:tab/><text:tab/>O </text:span><text:span text:style-name="T54">template</text:span><text:span text:style-name="T41"> retornado pelo </text:span><text:span text:style-name="T55">LinpDAO</text:span><text:span text:style-name="T45"> </text:span><text:span text:style-name="T41">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1">programaticamente, seja lá qual a implementação de LinpConfiguration você estiver usando.</text:span></text:p>
      <text:p text:style-name="P35"/>
      <text:p text:style-name="P122"><text:span text:style-name="T41"><text:tab/><text:tab/></text:span><text:span text:style-name="T72">5.6 – População de Beans Multi-Nível</text:span></text:p>
      <text:p text:style-name="P70"/>
      <text:p text:style-name="P122"><text:span text:style-name="T72"><text:tab/><text:tab/></text:span><text:span text:style-name="T41">A forma tradicional de se popular uma lista de objetos a partir de uma query ou como resultado de <text:s/>parâmetros de saída de uma chamada a uma </text:span><text:span text:style-name="T54">sotred procedure </text:span><text:span text:style-name="T41">ou function é percorrendo um </text:span><text:span text:style-name="T54">ResultSet</text:span><text:span text:style-name="T41">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24"><text:span text:style-name="T58"><text:tab/><text:tab/></text:span><text:span text:style-name="T61">Nome <text:s text:c="11"/></text:span><text:span text:style-name="T58"><text:s text:c="2"/></text:span><text:span text:style-name="T61">CPF <text:s text:c="14"/></text:span><text:span text:style-name="T58"><text:s text:c="2"/></text:span><text:span text:style-name="T61">Bairro </text:span><text:span text:style-name="T58"><text:s text:c="2"/></text:span><text:span text:style-name="T61">Rua <text:s text:c="20"/></text:span><text:span text:style-name="T58"><text:s/></text:span><text:span text:style-name="T61">Numero</text:span><text:span text:style-name="T58"> </text:span><text:span text:style-name="T61">CEP <text:s text:c="8"/></text:span></text:p>
      <text:p text:style-name="P80"/>
      <text:p text:style-name="P79"><text:tab/><text:tab/>João Da Silva <text:s/>111111111-11 <text:s/>Farol <text:s text:c="3"/>Maria das Graças 102 <text:s text:c="7"/>98765-321</text:p>
      <text:p text:style-name="P79"/>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text:soft-page-break/>forma de uma tabela e precisamos popula-los em objetos onde cada dado deve ser setado em um objeto diferente dentro do contexto de pessoa.</text:p>
      <text:p text:style-name="P35"/>
      <text:p text:style-name="P125"><text:span text:style-name="T58"><text:tab/><text:tab/>O </text:span><text:span text:style-name="T75">linp</text:span><text:span text:style-name="T58"> fornece uma interface que define um populador de beans que é:</text:span></text:p>
      <text:p text:style-name="P35"/>
      <text:p text:style-name="P59"><text:tab/><text:tab/> <text:s text:c="5"/>org.lindbergframework.persistence.beans.BeanPopulator</text:p>
      <text:p text:style-name="P59"><text:tab/></text:p>
      <text:p text:style-name="P125"><text:span text:style-name="T37"><text:tab/><text:tab/></text:span><text:span text:style-name="T58">O </text:span><text:span text:style-name="T75">linp</text:span><text:span text:style-name="T58"> já provê também uma implementação padrão dessa interface e que implementa o conceito de população multi-nível:</text:span></text:p>
      <text:p text:style-name="P35"/>
      <text:p text:style-name="P59"><text:s text:c="17"/>org.lindbergframework.persistence.beans.MultLevelsBeanPopulator</text:p>
      <text:p text:style-name="P59"><text:tab/><text:tab/></text:p>
      <text:p text:style-name="P59"><text:tab/><text:tab/><text:span text:style-name="T115">Com base nessas classes, imagine que façamos uma query e queremos popular o resultado da query </text:span><text:span text:style-name="T115">em objetos do tipo </text:span><text:span text:style-name="T119">Pessoa. </text:span><text:span text:style-name="T115">Observe que o resultado é devolvido em forma linear e não orientado a objetos como em uma hierarquia de objetos – </text:span><text:span text:style-name="T119">Pessoa</text:span><text:span text:style-name="T115"> tem um </text:span><text:span text:style-name="T119">Endereco</text:span><text:span text:style-name="T115"> e o </text:span><text:span text:style-name="T119">Endereço</text:span><text:span text:style-name="T115"> tem um </text:span><text:span text:style-name="T119">Cep</text:span><text:span text:style-name="T115">.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59"><text:span text:style-name="T115"><text:tab/><text:tab/>Cada linha retornada na query será populada em objetos do tipo </text:span><text:span text:style-name="T119">Pessoa, </text:span><text:span text:style-name="T115">que representa o primeiro nível, ou o nível raiz. A partir do nível 1, </text:span><text:span text:style-name="T119">Pessoa,</text:span><text:span text:style-name="T115"> será então criado um objeto </text:span><text:span text:style-name="T119">Endereco</text:span><text:span text:style-name="T115">, que dentro da hierarquia está no segundo nível, pois é um atributo direto de um objeto de nível 1, neste caso </text:span><text:span text:style-name="T119">Pessoa. </text:span><text:span text:style-name="T115">A </text:span><text:soft-page-break/><text:span text:style-name="T115">partir do objeto </text:span><text:span text:style-name="T119">Endereco</text:span><text:span text:style-name="T115">, precisamos agora criar o objeto </text:span><text:span text:style-name="T119">CEP</text:span><text:span text:style-name="T115"> que é um objeto de nível 3 e será populado como atributo de um objeto de nível 2, neste caso </text:span><text:span text:style-name="T119">Endereco.</text:span></text:p>
      <text:p text:style-name="P52"><text:tab/><text:tab/></text:p>
      <text:p text:style-name="P59"><text:span text:style-name="T119"><text:tab/><text:tab/></text:span><text:span text:style-name="T115">Isso é a população de multi-nível, pois é feita em diversos níveis. Como foi dito, O </text:span><text:span text:style-name="T119">linp </text:span><text:span text:style-name="T115">fornece como implementação padrão da interface </text:span>BeanPopulator<text:span text:style-name="T115"> a classe </text:span>MultLevelsBeanPopulator <text:span text:style-name="T115">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70"><text:tab/><text:tab/>5.7 – Usando o padrão de nomenclatura do JAVA para definir comandos SQL´s</text:p>
      <text:p text:style-name="P35"/>
      <text:p text:style-name="P59"><text:span text:style-name="T115"><text:tab/><text:tab/>Agora você deve tá se perguntando como o </text:span><text:span text:style-name="T119">linp</text:span><text:span text:style-name="T115"> sabe onde setar cada valor retornado na consulta nos objetos?</text:span></text:p>
      <text:p text:style-name="P35"/>
      <text:p text:style-name="P59"><text:span text:style-name="T115"><text:tab/><text:tab/>É simples, para definir o local da propriedade correspondente a coluna retornada pelo resultado o </text:span><text:span text:style-name="T119">linp</text:span><text:span text:style-name="T115"> usa o padrão de nomenclatura de JAVA nos sql´s. Vamos a prática. O select acima poderia ser:</text:span></text:p>
      <text:p text:style-name="P35"/>
      <text:p text:style-name="P59"><text:span text:style-name="T115"><text:tab/><text:tab/>Select </text:span><text:span text:style-name="T119">nome</text:span><text:span text:style-name="T115">, </text:span><text:span text:style-name="T119">cpf</text:span><text:span text:style-name="T115">, </text:span><text:span text:style-name="T119">bairro</text:span><text:span text:style-name="T115"> </text:span><text:span text:style-name="T116">endereco.bairro</text:span><text:span text:style-name="T115">, </text:span><text:span text:style-name="T119">rua</text:span><text:span text:style-name="T115"> </text:span><text:span text:style-name="T116">endereco.rua</text:span><text:span text:style-name="T115">, </text:span></text:p>
      <text:p text:style-name="P59"><text:span text:style-name="T115"><text:tab/><text:tab/><text:tab/></text:span><text:span text:style-name="T119">numero</text:span><text:span text:style-name="T115"> </text:span><text:span text:style-name="T116">endereco.numero</text:span><text:span text:style-name="T115">, </text:span><text:span text:style-name="T119">cep</text:span><text:span text:style-name="T115"> </text:span><text:span text:style-name="T116">endereco.cep.numero</text:span><text:span text:style-name="T115"> </text:span></text:p>
      <text:p text:style-name="P35"><text:tab/><text:tab/>From Pessoa</text:p>
      <text:p text:style-name="P35"/>
      <text:p text:style-name="P59"><text:span text:style-name="T115"><text:tab/><text:tab/>Você agora deve tá pensando... Mas o banco que eu uso não aceita essa sintaxe usando ponto “.”. Não importa, o </text:span><text:span text:style-name="T119">linp, </text:span><text:span text:style-name="T115">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9"><text:span text:style-name="T115"><text:tab/><text:tab/>Observe que as propriedades </text:span><text:span text:style-name="T119">nome </text:span><text:span text:style-name="T115">e </text:span><text:span text:style-name="T119">cpf</text:span><text:span text:style-name="T115"> não usaram a notação. Isso não foi necessário por que isso diz ao </text:span><text:span text:style-name="T119">linp </text:span><text:span text:style-name="T115"><text:s/>que esse é um valor de uma propriedade localizada no próprio objeto raiz (nível 1), que neste caso é </text:span><text:span text:style-name="T119">Pessoa. </text:span><text:span text:style-name="T115">De fato nossa classe </text:span><text:span text:style-name="T119">Pessoa </text:span><text:span text:style-name="T115">tem uma propriedade </text:span><text:span text:style-name="T119">nome </text:span><text:span text:style-name="T115">e outra </text:span><text:span text:style-name="T119">cpf. </text:span><text:span text:style-name="T115">E estas serão populadas diretamente no nível 1.</text:span></text:p>
      <text:p text:style-name="P35"/>
      <text:p text:style-name="P59"><text:span text:style-name="T115"><text:tab/><text:tab/>Após a execução desse sql, para a coluna CEP por exemplo, o </text:span><text:span text:style-name="T119">linp </text:span><text:span text:style-name="T115"><text:s/>vai criar para cada linha do resultado retornado na consulta, um objeto </text:span><text:span text:style-name="T119">Pessoa, </text:span><text:span text:style-name="T115">um objeto </text:span><text:span text:style-name="T119">Endereco</text:span><text:span text:style-name="T115">, um objeto </text:span><text:span text:style-name="T119">CEP</text:span><text:span text:style-name="T115"> e vai setar o valor da coluna </text:span><text:span text:style-name="T119">cep</text:span><text:span text:style-name="T115"> na propriedade número do objeto </text:span><text:span text:style-name="T119">CEP</text:span><text:span text:style-name="T115">, vai setar este objeto </text:span><text:span text:style-name="T119">CEP (nível 3)</text:span><text:span text:style-name="T115"> na propriedade </text:span><text:span text:style-name="T119">cep</text:span><text:span text:style-name="T115"> do objeto </text:span><text:span text:style-name="T119">Endereco</text:span><text:span text:style-name="T115"> (nível 2) e por último seta este objeto </text:span><text:span text:style-name="T119">Endereco</text:span><text:span text:style-name="T115"> na propriedade </text:span><text:span text:style-name="T119">endereco</text:span><text:span text:style-name="T115"> do objeto raiz </text:span><text:span text:style-name="T119">Pessoa</text:span><text:span text:style-name="T115"> (nível 1).</text:span></text:p>
      <text:p text:style-name="P35"/>
      <text:p text:style-name="P59"><text:span text:style-name="T115"><text:tab/><text:tab/>Obs.: Essa notação funciona exatamente como o alias da coluna na consulta. Então se o banco que estiver usando necessite por exemplo usar a palavra reservada </text:span><text:span text:style-name="T116">'AS'</text:span><text:span text:style-name="T115"> para isso, então é necessário usa-la. Então neste caso no sql <text:s/>a propriedade bairro, por exemplo, ficaria da seguinte forma:</text:span></text:p>
      <text:p text:style-name="P35"/>
      <text:p text:style-name="P59"><text:soft-page-break/><text:span text:style-name="T115"><text:tab/><text:tab/>… </text:span><text:span text:style-name="T119">bairro</text:span><text:span text:style-name="T115"> </text:span><text:span text:style-name="T118">AS</text:span><text:span text:style-name="T115"> </text:span><text:span text:style-name="T116">endereco.bairro </text:span><text:span text:style-name="T115">…</text:span></text:p>
      <text:p text:style-name="P35"/>
      <text:p text:style-name="P59"><text:span text:style-name="T115"><text:tab/><text:tab/></text:span><text:span text:style-name="T3">5.7 – Template de Persistência </text:span><text:span text:style-name="T4">(PersistenceTemplate)</text:span></text:p>
      <text:p text:style-name="P70"/>
      <text:p text:style-name="P59"><text:span text:style-name="T2"><text:tab/><text:tab/></text:span><text:span text:style-name="T115">Os recursos de persistência do </text:span><text:span text:style-name="T119">linp</text:span><text:span text:style-name="T115"> são providos por um template, que é uma classe que deve fornecer uma ponte entre os DAO´s da aplicação e os serviços de persistência disponíveis pelo </text:span><text:span text:style-name="T119">linp</text:span><text:span text:style-name="T115">. A interface que define um template do </text:span><text:span text:style-name="T119">linp</text:span><text:span text:style-name="T115"> é:</text:span></text:p>
      <text:p text:style-name="P35"/>
      <text:p text:style-name="P59"><text:tab/><text:tab/>org.lindbergframework.persistence.PersistenceTemplate</text:p>
      <text:p text:style-name="P59"/>
      <text:p text:style-name="P59"><text:tab/><text:tab/><text:span text:style-name="T115">Essa interface define os seguintes serviços (métodos) que devem ser providos por um template de persistência dentro do lindberg persistence.</text:span></text:p>
      <text:p text:style-name="P35"><text:tab/><text:tab/></text:p>
      <text:p text:style-name="P59"><text:span text:style-name="T115"><text:tab/><text:tab/></text:span><text:span text:style-name="T116">OBS: </text:span><text:span text:style-name="T115">O </text:span><text:span text:style-name="T119">LINP</text:span><text:span text:style-name="T115"> já provê uma implementação padrão e que é a usada como padrão</text:span></text:p>
      <text:p text:style-name="P52"><text:tab/><text:tab/><text:tab/>org.lindbergframework.persistence.impl.LinpTemplate</text:p>
      <text:p text:style-name="P35"><text:tab/><text:tab/></text:p>
      <text:p text:style-name="P99"><text:span text:style-name="T78">* </text:span><text:span text:style-name="T80">Método: </text:span><text:span text:style-name="T82">execQuery</text:span></text:p>
      <text:p text:style-name="P99"><text:span text:style-name="T80">Assinatura: </text:span><text:span text:style-name="T170">public</text:span><text:span text:style-name="T18"> &lt;E&gt; List&lt;E&gt; execQuery(Class&lt;E&gt; clazz,String sqlId, Object... params)</text:span></text:p>
      <text:p text:style-name="P99"><text:span text:style-name="T80">Descrição: </text:span><text:span text:style-name="T78">Executa uma query a partir de um comando sql do repositório de comandos. Use o carácter '?' para definir parâmetros no comando definindo no repositório. </text:span></text:p>
      <text:p text:style-name="P99"><text:span text:style-name="T78">Exemplo: </text:span><text:span text:style-name="T88">Select * From Person where id = ?.</text:span></text:p>
      <text:p text:style-name="P102"><text:span text:style-name="T81">Retorno: </text:span><text:span text:style-name="T78">Lista de objetos populados a partir do resultado da consulta.</text:span></text:p>
      <text:p text:style-name="P45">Parâmetros: </text:p>
      <text:p text:style-name="P99"><text:span text:style-name="T80"><text:tab/><text:tab/>- </text:span><text:span text:style-name="T88">sqlId</text:span><text:span text:style-name="T78">: ID do comando sql no repositório</text:span></text:p>
      <text:p text:style-name="P99"><text:span text:style-name="T78"><text:tab/><text:tab/>- </text:span><text:span text:style-name="T88">clazz</text:span><text:span text:style-name="T78">: Classe (classe raiz, nível 1) que será usada para popular o resultado da consulta</text:span></text:p>
      <text:p text:style-name="P99"><text:span text:style-name="T78"><text:tab/><text:tab/>- </text:span><text:span text:style-name="T88">params</text:span><text:span text:style-name="T78">: Array (varargs) de objetos que são os parâmetros da consulta</text:span></text:p>
      <text:p text:style-name="P52"/>
      <text:p text:style-name="P52"/>
      <text:p text:style-name="P99"><text:span text:style-name="T78">* </text:span><text:span text:style-name="T80">Método: </text:span><text:span text:style-name="T82">execSqlQuery</text:span></text:p>
      <text:p text:style-name="P99"><text:span text:style-name="T80">Assinatura: </text:span><text:span text:style-name="T170">public</text:span><text:span text:style-name="T18"> &lt;E&gt; List&lt;E&gt; execSqlQuery(Class&lt;E&gt; clazz,String sql, Object... params);</text:span></text:p>
      <text:p text:style-name="P99"><text:span text:style-name="T80">Descrição: </text:span><text:span text:style-name="T78">Executa uma query sql. Use o carácter '?' para definir parâmetros no sql da query. </text:span></text:p>
      <text:p text:style-name="P99"><text:span text:style-name="T78">Exemplo: </text:span><text:span text:style-name="T88">Select * From Person where id = ?.</text:span></text:p>
      <text:p text:style-name="P102"><text:span text:style-name="T81">Retorno:</text:span><text:span text:style-name="T78"> Lista de objetos populados a partir do resultado da consulta.</text:span></text:p>
      <text:p text:style-name="P45">Parâmetros:</text:p>
      <text:p text:style-name="P102"><text:span text:style-name="T81"><text:tab/><text:tab/></text:span><text:span text:style-name="T78">- </text:span><text:span text:style-name="T88">clazz</text:span><text:span text:style-name="T78">: Classe (classe raiz, nível 1) que será usada para popular o resultado da consulta</text:span></text:p>
      <text:p text:style-name="P102"><text:span text:style-name="T78"><text:tab/><text:tab/>- </text:span><text:span text:style-name="T88">sql:</text:span><text:span text:style-name="T78"> Sql da consulta a ser realizada</text:span></text:p>
      <text:p text:style-name="P102"><text:span text:style-name="T78"><text:tab/><text:tab/>- </text:span><text:span text:style-name="T88">params</text:span><text:span text:style-name="T78">: Array (varargs) de objetos que são os parâmetros da consulta</text:span></text:p>
      <text:p text:style-name="P35"/>
      <text:p text:style-name="P35"/>
      <text:p text:style-name="P99"><text:span text:style-name="T78">* </text:span><text:span text:style-name="T80">Método: </text:span><text:span text:style-name="T82">execQueryForObject</text:span></text:p>
      <text:p text:style-name="P99"><text:span text:style-name="T80">Assinatura: </text:span><text:span text:style-name="T172">public</text:span><text:span text:style-name="T24"> &lt;E&gt; E execQueryForObject(Class&lt;E&gt; clazz,String sqlId, Object... params) <text:tab/><text:tab/><text:tab/></text:span><text:span text:style-name="T172">throws</text:span><text:span text:style-name="T24"> NonUniqueRowException;</text:span></text:p>
      <text:p text:style-name="P99"><text:span text:style-name="T80">Descrição: </text:span><text:span text:style-name="T78">Executa uma query a partir de um comando sql do repositório de comandos onde é esperado no máximo um registro como resultado. Use o carácter '?' para definir parâmetros no comando definindo no repositório. Exemplo: </text:span><text:span text:style-name="T88">Select * From Person where id = ?.</text:span></text:p>
      <text:p text:style-name="P102"><text:span text:style-name="T81">Retorno:</text:span><text:span text:style-name="T78"> Objeto populado a partir do único registro retornado no resultado da consulta ou </text:span><text:span text:style-name="T88">null</text:span><text:span text:style-name="T78"> caso a </text:span><text:soft-page-break/><text:span text:style-name="T78">consulta não tenha retornado nenhum registro.</text:span></text:p>
      <text:p text:style-name="P45">Throws: </text:p>
      <text:p text:style-name="P102"><text:span text:style-name="T81"><text:tab/><text:tab/></text:span><text:span text:style-name="T78">- </text:span><text:span text:style-name="T88">NonUniqueRowException:</text:span><text:span text:style-name="T78"> Lançada quando a query retornou mais de um registro.</text:span></text:p>
      <text:p text:style-name="P45">Parâmetros:</text:p>
      <text:p text:style-name="P102"><text:span text:style-name="T81"><text:tab/><text:tab/></text:span><text:span text:style-name="T78">- </text:span><text:span text:style-name="T88">clazz</text:span><text:span text:style-name="T78">: Classe (classe raiz, nível 1) que será usada para popular o resultado da consulta</text:span></text:p>
      <text:p text:style-name="P102"><text:span text:style-name="T78"><text:tab/><text:tab/>- </text:span><text:span text:style-name="T88">sqlId</text:span><text:span text:style-name="T78">: ID do comando sql no repositório</text:span></text:p>
      <text:p text:style-name="P102"><text:span text:style-name="T78"><text:tab/><text:tab/>- </text:span><text:span text:style-name="T88">params</text:span><text:span text:style-name="T78">: Array (varargs) de objetos que são os parâmetros da consulta</text:span></text:p>
      <text:p text:style-name="P35"/>
      <text:p text:style-name="P35"/>
      <text:p text:style-name="P99"><text:span text:style-name="T78">* </text:span><text:span text:style-name="T80">Método: </text:span><text:span text:style-name="T82">execSqlQueryForObject</text:span></text:p>
      <text:p text:style-name="P99"><text:span text:style-name="T80">Assinatura: </text:span><text:span text:style-name="T172">public</text:span><text:span text:style-name="T24"> &lt;E&gt; E execSqlQueryForObject(Class&lt;E&gt; clazz,String sql, Object... params) <text:tab/><text:tab/><text:tab/></text:span><text:span text:style-name="T172">throws</text:span><text:span text:style-name="T24"> NonUniqueRowException;</text:span></text:p>
      <text:p text:style-name="P99"><text:span text:style-name="T80">Descrição: </text:span><text:span text:style-name="T78">Executa uma query sql onde é esperado no máximo um registro como resultado. Use o carácter '?' para definir parâmetros no sql da query. </text:span></text:p>
      <text:p text:style-name="P99"><text:span text:style-name="T78">Exemplo: </text:span><text:span text:style-name="T88">Select * From Person where id = ?.</text:span></text:p>
      <text:p text:style-name="P102"><text:span text:style-name="T81">Retorno:</text:span><text:span text:style-name="T78"> Objeto populado a partir do único registro retornado no resultado da consulta ou </text:span><text:span text:style-name="T88">null</text:span><text:span text:style-name="T78"> caso a consulta não tenha retornado nenhum registro.</text:span></text:p>
      <text:p text:style-name="P45">Throws: </text:p>
      <text:p text:style-name="P102"><text:span text:style-name="T81"><text:tab/><text:tab/></text:span><text:span text:style-name="T78">- </text:span><text:span text:style-name="T88">NonUniqueRowException:</text:span><text:span text:style-name="T78"> Lançada quando a query retornou mais de um registro.</text:span></text:p>
      <text:p text:style-name="P45">Parâmetros:</text:p>
      <text:p text:style-name="P102"><text:span text:style-name="T81"><text:tab/><text:tab/></text:span><text:span text:style-name="T78">- </text:span><text:span text:style-name="T88">clazz</text:span><text:span text:style-name="T78">: Classe (classe raiz, nível 1) que será usada para popular o resultado da consulta</text:span></text:p>
      <text:p text:style-name="P102"><text:span text:style-name="T78"><text:tab/><text:tab/>- </text:span><text:span text:style-name="T88">sqlId</text:span><text:span text:style-name="T78">: ID do comando sql no repositório</text:span></text:p>
      <text:p text:style-name="P35"><text:tab/><text:tab/>- <text:span text:style-name="T112">params</text:span>: Array (varargs) de objetos que são os parâmetros da consulta</text:p>
      <text:p text:style-name="P35"/>
      <text:p text:style-name="P35"/>
      <text:p text:style-name="P99"><text:span text:style-name="T78">* </text:span><text:span text:style-name="T80">Método: </text:span><text:span text:style-name="T82">execUpdate</text:span></text:p>
      <text:p text:style-name="P99"><text:span text:style-name="T80">Assinatura: </text:span><text:span text:style-name="T172">public</text:span><text:span text:style-name="T24"> </text:span><text:span text:style-name="T172">int</text:span><text:span text:style-name="T24"> execUpdate(String sqlId, Object... args);</text:span></text:p>
      <text:p text:style-name="P99"><text:span text:style-name="T80">Descrição: </text:span><text:span text:style-name="T78">Executa uma atualização a partir de um comando sql do repositório de comandos e retorna o número de registros afetados pela atualização. Usado para qualquer tipo <text:s/>de atualização : </text:span><text:span text:style-name="T88">delete, update </text:span><text:span text:style-name="T78">e </text:span><text:span text:style-name="T88">insert. </text:span><text:span text:style-name="T78">Use o carácter '?' para definir argumentos no comando definindo no repositório. Exemplo: </text:span><text:span text:style-name="T88">insert into person values(?,?,?).</text:span></text:p>
      <text:p text:style-name="P102"><text:span text:style-name="T81">Retorno:</text:span><text:span text:style-name="T78"> Número de registros afetados pela atualização.</text:span></text:p>
      <text:p text:style-name="P45">Parâmetros:</text:p>
      <text:p text:style-name="P102"><text:span text:style-name="T78"><text:tab/><text:tab/>- </text:span><text:span text:style-name="T88">sqlId</text:span><text:span text:style-name="T78">: ID do comando sql no repositório</text:span></text:p>
      <text:p text:style-name="P35"><text:tab/><text:tab/>- <text:span text:style-name="T112">args</text:span>: Array (varargs) de objetos que são os argumentos para a atualização a ser executada.</text:p>
      <text:p text:style-name="P35"/>
      <text:p text:style-name="P35"/>
      <text:p text:style-name="P99"><text:span text:style-name="T78">* </text:span><text:span text:style-name="T80">Método: </text:span><text:span text:style-name="T82">execSqlUpdate</text:span></text:p>
      <text:p text:style-name="P99"><text:span text:style-name="T80">Assinatura: </text:span><text:span text:style-name="T172">public</text:span><text:span text:style-name="T24"> </text:span><text:span text:style-name="T172">int</text:span><text:span text:style-name="T24"> execSqlUpdate(String sql, Object... args);</text:span></text:p>
      <text:p text:style-name="P99"><text:span text:style-name="T80">Descrição: </text:span><text:span text:style-name="T78">Executa uma atualização sql e retorna o número de registros afetados pela atualização. Usado para qualquer tipo <text:s/>de atualização : </text:span><text:span text:style-name="T88">delete, update </text:span><text:span text:style-name="T78">e </text:span><text:span text:style-name="T88">insert. </text:span><text:span text:style-name="T78">Use o carácter '?' para definir argumentos no sql da atualização. Exemplo: </text:span><text:span text:style-name="T88">insert into person values(?,?,?).</text:span></text:p>
      <text:p text:style-name="P102"><text:span text:style-name="T81">Retorno:</text:span><text:span text:style-name="T78"> Número de registros afetados pela atualização.</text:span></text:p>
      <text:p text:style-name="P45">Parâmetros:</text:p>
      <text:p text:style-name="P102"><text:span text:style-name="T78"><text:tab/><text:tab/>- </text:span><text:span text:style-name="T88">sql</text:span><text:span text:style-name="T78">: sql da atualização a ser executada.</text:span></text:p>
      <text:p text:style-name="P35"><text:tab/><text:tab/>- <text:span text:style-name="T112">args</text:span>: Array (varargs) de objetos que são os argumentos para a atualização a ser executada.</text:p>
      <text:p text:style-name="P35"/>
      <text:p text:style-name="P35"><text:soft-page-break/></text:p>
      <text:p text:style-name="P99"><text:span text:style-name="T78">* </text:span><text:span text:style-name="T80">Método: </text:span><text:span text:style-name="T82">callProcedure</text:span></text:p>
      <text:p text:style-name="P99"><text:span text:style-name="T80">Assinatura: </text:span><text:span text:style-name="T172">public</text:span><text:span text:style-name="T24"> </text:span><text:span text:style-name="T25">Map</text:span><text:span text:style-name="T24"> callProcedure(String sqlId, SqlArg... args);</text:span></text:p>
      <text:p text:style-name="P99"><text:span text:style-name="T80">Descrição: </text:span><text:span text:style-name="T78">Chama e executa um comando sql a partir do repositório para uma stored procedure.</text:span></text:p>
      <text:p text:style-name="P102"><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2"><text:span text:style-name="T78"><text:tab/><text:tab/>- </text:span><text:span text:style-name="T88">sqlId</text:span><text:span text:style-name="T78">: ID do comando referente a chamada a stored procedure a partir do repositório de comandos.</text:span></text:p>
      <text:p text:style-name="P35"><text:tab/><text:tab/>- <text:span text:style-name="T112">args</text:span>: Array (varargs) de <text:span text:style-name="T112">org.lindbergframework.persistence.sql.SqlArg</text:span> que são os argumentos de <text:tab/><text:tab/>entrada para <text:tab/>a procedure a ser chamada. Essa classe <text:span text:style-name="T112">SqlArg </text:span>nada mais é do que uma classe que <text:tab/><text:tab/>engloba um par de nome e valor de um argumento de um sql.</text:p>
      <text:p text:style-name="P35"/>
      <text:p text:style-name="P35"/>
      <text:p text:style-name="P99"><text:span text:style-name="T78">* </text:span><text:span text:style-name="T80">Método: </text:span><text:span text:style-name="T82">callProcedure</text:span><text:span text:style-name="T85"> </text:span><text:span text:style-name="T95">(Sobrecarga usando um MAP como entrada de argumentos para procedure)</text:span></text:p>
      <text:p text:style-name="P99"><text:span text:style-name="T80">Assinatura: </text:span><text:span text:style-name="T172">public</text:span><text:span text:style-name="T24"> </text:span><text:span text:style-name="T25">Map</text:span><text:span text:style-name="T24"> callProcedure(String sqlId, Map&lt;String, Object&gt; args);</text:span></text:p>
      <text:p text:style-name="P99"><text:span text:style-name="T80">Descrição: </text:span><text:span text:style-name="T78">Chama e executa um comando sql a partir do repositório para uma stored procedure.</text:span></text:p>
      <text:p text:style-name="P102"><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2"><text:span text:style-name="T78"><text:tab/><text:tab/>- </text:span><text:span text:style-name="T88">sqlId</text:span><text:span text:style-name="T78">: ID do comando referente a chamada a stored procedure a partir do repositório de comandos.</text:span></text:p>
      <text:p text:style-name="P35"><text:tab/><text:tab/>- <text:span text:style-name="T112">args</text:span>: Map composto pelos argumentos de entrada da procedure onde em cada elemento a chave é o <text:tab/><text:tab/>nome do argumento na assinatura da procedure e o valor é o próprio valor a ser usado.</text:p>
      <text:p text:style-name="P35"/>
      <text:p text:style-name="P35"/>
      <text:p text:style-name="P99"><text:span text:style-name="T78">* </text:span><text:span text:style-name="T80">Método: </text:span><text:span text:style-name="T82">callProcedure</text:span><text:span text:style-name="T85"> </text:span><text:span text:style-name="T95">(Sobrecarga não usando o repositório de comandos, usando a classe SqlProcedure)</text:span></text:p>
      <text:p text:style-name="P99"><text:span text:style-name="T80">Assinatura: </text:span><text:span text:style-name="T172">public</text:span><text:span text:style-name="T24"> </text:span><text:span text:style-name="T25">Map</text:span><text:span text:style-name="T24"> callProcedure(SqlProcedure procedure, SqlArg... args);</text:span></text:p>
      <text:p text:style-name="P99"><text:span text:style-name="T80">Descrição: </text:span><text:span text:style-name="T78">Chama e executa uma procedure a partir da classe</text:span></text:p>
      <text:p text:style-name="P99"><text:span text:style-name="T78"><text:s/><text:tab/><text:tab/> <text:s text:c="7"/></text:span><text:span text:style-name="T88">org.lindbergframework.persistence.sql.SqlProcedure</text:span></text:p>
      <text:p text:style-name="P102"><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2"><text:span text:style-name="T78"><text:tab/><text:tab/>- </text:span><text:span text:style-name="T88">procedure</text:span><text:span text:style-name="T78">: Instância de SqlProcedure composta pela definição da procedure a ser chamada.</text:span></text:p>
      <text:p text:style-name="P35"><text:tab/><text:tab/>- <text:span text:style-name="T112">args</text:span>: Array (varargs) de <text:span text:style-name="T112">org.lindbergframework.persistence.sql.SqlArg</text:span> que são os argumentos de <text:tab/><text:tab/>entrada para <text:tab/>a procedure a ser chamada. Essa classe <text:span text:style-name="T112">SqlArg </text:span>nada mais é do que uma classe que <text:tab/><text:tab/>engloba um par de nome e valor de um argumento de um sql.</text:p>
      <text:p text:style-name="P35"/>
      <text:p text:style-name="P35"/>
      <text:p text:style-name="P99"><text:span text:style-name="T78">* </text:span><text:span text:style-name="T80">Método: </text:span><text:span text:style-name="T82">callProcedure</text:span><text:span text:style-name="T85"> </text:span><text:span text:style-name="T95">(Sobrecarga não usando o repositório de comandos, usando a classe SqlProcedure e um Map <text:tab/><text:tab/> <text:s text:c="9"/>como parâmetros de entrada para a Procedure)</text:span></text:p>
      <text:p text:style-name="P99"><text:span text:style-name="T80">Assinatura: </text:span><text:span text:style-name="T172">public</text:span><text:span text:style-name="T24"> </text:span><text:span text:style-name="T25">Map</text:span><text:span text:style-name="T24"> callProcedure(SqlProcedure procedure, Map&lt;String, Object&gt; args);</text:span></text:p>
      <text:p text:style-name="P99"><text:span text:style-name="T80">Descrição: </text:span><text:span text:style-name="T78">Chama e executa uma procedure a partir da classe</text:span></text:p>
      <text:p text:style-name="P99"><text:span text:style-name="T78"><text:s/><text:tab/><text:tab/> <text:s text:c="7"/></text:span><text:span text:style-name="T88">org.lindbergframework.persistence.sql.SqlProcedure</text:span></text:p>
      <text:p text:style-name="P102"><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2"><text:span text:style-name="T78"><text:tab/><text:tab/>- </text:span><text:span text:style-name="T88">procedure</text:span><text:span text:style-name="T78">: Instância de SqlProcedure composta pela definição da procedure a ser chamada.</text:span></text:p>
      <text:p text:style-name="P35"><text:soft-page-break/><text:tab/><text:tab/>- <text:span text:style-name="T112">args</text:span>: Map composto pelos argumentos de entrada da procedure onde em cada elemento a chave é o <text:tab/><text:tab/>nome do argumento na assinatura da procedure e o valor é o próprio valor a ser usado.</text:p>
      <text:p text:style-name="P35"/>
      <text:p text:style-name="P35"/>
      <text:p text:style-name="P99"><text:span text:style-name="T78">* </text:span><text:span text:style-name="T80">Método: </text:span><text:span text:style-name="T82">callFunction</text:span></text:p>
      <text:p text:style-name="P99"><text:span text:style-name="T80">Assinatura: </text:span><text:span text:style-name="T172">public</text:span><text:span text:style-name="T24"> </text:span><text:span text:style-name="T25">Map</text:span><text:span text:style-name="T24"> callFunction(String sqlId, SqlArg... args);</text:span></text:p>
      <text:p text:style-name="P99"><text:span text:style-name="T80">Descrição: </text:span><text:span text:style-name="T78">Chama e executa um comando sql a partir do repositório para uma stored function.</text:span></text:p>
      <text:p text:style-name="P102"><text:span text:style-name="T81">Retorno:</text:span><text:span text:style-name="T78"> Map contendo os parâmetros de saída retornados após a executação da function onde a chave de cada elemento é o nome do parâmetro retornado e o valor é o próprio valor retornado para o parâmetro.</text:span></text:p>
      <text:p text:style-name="P99"><text:span text:style-name="T80">Observação:</text:span><text:span text:style-name="T78"> O valor padrão para a chave do valor retornado como resultado da function no map é definido pela constante </text:span><text:span text:style-name="T263">SqlFunction.DEFAULT_RESULT_NAME</text:span><text:span text:style-name="T59">.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02"><text:span text:style-name="T78"><text:tab/><text:tab/>- </text:span><text:span text:style-name="T88">sqlId</text:span><text:span text:style-name="T78">: ID do comando referente a chamada a stored function a partir do repositório de comandos.</text:span></text:p>
      <text:p text:style-name="P35"><text:tab/><text:tab/>- <text:span text:style-name="T112">args</text:span>: Array (varargs) de <text:span text:style-name="T112">org.lindbergframework.persistence.sql.SqlArg</text:span> que são os argumentos de <text:tab/><text:tab/>entrada para <text:tab/>a function a ser chamada. Essa classe <text:span text:style-name="T112">SqlArg </text:span>nada mais é do que uma classe que <text:tab/><text:tab/><text:tab/>engloba um par de nome e valor de um argumento de um sql.</text:p>
      <text:p text:style-name="P35"/>
      <text:p text:style-name="P35"/>
      <text:p text:style-name="P99"><text:span text:style-name="T78">* </text:span><text:span text:style-name="T80">Método: </text:span><text:span text:style-name="T84">callFunction </text:span><text:span text:style-name="T95">(Sobrecarga usando um MAP como entrada de argumentos para function)</text:span></text:p>
      <text:p text:style-name="P99"><text:span text:style-name="T80">Assinatura: </text:span><text:span text:style-name="T172">public</text:span><text:span text:style-name="T24"> </text:span><text:span text:style-name="T25">Map</text:span><text:span text:style-name="T24"> callFunction(String sqlId, Map&lt;String, Object&gt; args);</text:span></text:p>
      <text:p text:style-name="P99"><text:span text:style-name="T80">Descrição: </text:span><text:span text:style-name="T78">Chama e executa um comando sql a partir do repositório para uma stored function.</text:span></text:p>
      <text:p text:style-name="P102"><text:span text:style-name="T81">Retorno:</text:span><text:span text:style-name="T78"> Map contendo os parâmetros de saída retornados após a executação da function onde a chave de cada elemento é o nome do parâmetro retornado e o valor é o próprio valor retornado para o parâmetro.</text:span></text:p>
      <text:p text:style-name="P99"><text:span text:style-name="T80">Observação:</text:span><text:span text:style-name="T78"> O valor padrão para a chave do valor retornado como resultado da function no map é definido pela constante </text:span><text:span text:style-name="T263">SqlFunction.DEFAULT_RESULT_NAME</text:span><text:span text:style-name="T59">. Caso o nome desse parâmetro seja definido na declaração do comando no repositório o padrão é sobrescrito pelo definido explicitamente.</text:span></text:p>
      <text:p text:style-name="P45">Parâmetros:</text:p>
      <text:p text:style-name="P102"><text:span text:style-name="T78"><text:tab/><text:tab/>- </text:span><text:span text:style-name="T88">sqlId</text:span><text:span text:style-name="T78">: ID do comando referente a chamada a stored function a partir do repositório de comandos.</text:span></text:p>
      <text:p text:style-name="P35"><text:tab/><text:tab/>- <text:span text:style-name="T112">args</text:span>: Map composto pelos argumentos de entrada da function onde em cada elemento a chave é o <text:tab/><text:tab/>nome do argumento na assinatura da function e o valor é o próprio valor a ser usado.</text:p>
      <text:p text:style-name="P35"/>
      <text:p text:style-name="P35"/>
      <text:p text:style-name="P99"><text:span text:style-name="T78">* </text:span><text:span text:style-name="T80">Método: </text:span><text:span text:style-name="T82">callFunction</text:span><text:span text:style-name="T84"> </text:span><text:span text:style-name="T95">(Sobrecarga não usando o repositório de comandos, usando a classe SqlFunction)</text:span></text:p>
      <text:p text:style-name="P99"><text:span text:style-name="T80">Assinatura: </text:span><text:span text:style-name="T172">public</text:span><text:span text:style-name="T24"> </text:span><text:span text:style-name="T25">Map</text:span><text:span text:style-name="T24"> callFunction(SqlFunction function, SqlArg... args);</text:span></text:p>
      <text:p text:style-name="P99"><text:span text:style-name="T80">Descrição: </text:span><text:span text:style-name="T78">Chama e executa uma function a partir da classe</text:span></text:p>
      <text:p text:style-name="P99"><text:span text:style-name="T78"><text:s/><text:tab/><text:tab/> <text:s text:c="7"/></text:span><text:span text:style-name="T88">org.lindbergframework.persistence.sql.SqlFunction</text:span></text:p>
      <text:p text:style-name="P102"><text:span text:style-name="T81">Retorno:</text:span><text:span text:style-name="T78"> Map contendo os parâmetros de saída retornados após a executação da function onde a chave de cada elemento é o nome do parâmetro retornado e o valor é o próprio valor retornado para o parâmetro.</text:span></text:p>
      <text:p text:style-name="P99"><text:span text:style-name="T80">Observação:</text:span><text:span text:style-name="T78"> O valor padrão para a chave do valor retornado como resultado da function no map é definido pela constante </text:span><text:span text:style-name="T263">SqlFunction.DEFAULT_RESULT_NAME</text:span><text:span text:style-name="T59">. Caso o nome desse parâmetro seja definido na declaração do comando no repositório o padrão é sobrescrito pelo definido explicitamente.</text:span></text:p>
      <text:p text:style-name="P45"><text:soft-page-break/>Parâmetros:</text:p>
      <text:p text:style-name="P102"><text:span text:style-name="T78"><text:tab/><text:tab/>- </text:span><text:span text:style-name="T88">function</text:span><text:span text:style-name="T78">: Instância de SqlFunction composta pela definição da function a ser chamada.</text:span></text:p>
      <text:p text:style-name="P35"><text:tab/><text:tab/>- <text:span text:style-name="T112">args</text:span>: Array (varargs) de <text:span text:style-name="T112">org.lindbergframework.persistence.sql.SqlArg</text:span> que são os argumentos de <text:tab/><text:tab/>entrada para <text:tab/>a function a ser chamada. Essa classe <text:span text:style-name="T112">SqlArg </text:span>nada mais é do que uma classe que <text:tab/><text:tab/><text:tab/>engloba um par de nome e valor de um argumento de um sql.</text:p>
      <text:p text:style-name="P35"/>
      <text:p text:style-name="P35"/>
      <text:p text:style-name="P99"><text:span text:style-name="T78">* </text:span><text:span text:style-name="T80">Método: </text:span><text:span text:style-name="T82">callFunction</text:span><text:span text:style-name="T84"> </text:span><text:span text:style-name="T95">Sobrecarga não usando o repositório de comandos, usando a classe SqlProcedure e um Map <text:tab/><text:tab/> <text:s text:c="9"/>como parâmetros de entrada para a Procedure)</text:span></text:p>
      <text:p text:style-name="P99"><text:span text:style-name="T80">Assinatura: </text:span><text:span text:style-name="T172">public</text:span><text:span text:style-name="T24"> </text:span><text:span text:style-name="T25">Map</text:span><text:span text:style-name="T24"> callFunction(SqlFunction function, Map&lt;String, Object&gt; args);</text:span></text:p>
      <text:p text:style-name="P99"><text:span text:style-name="T80">Descrição: </text:span><text:span text:style-name="T78">Chama e executa uma function a partir da classe</text:span></text:p>
      <text:p text:style-name="P99"><text:span text:style-name="T78"><text:s/><text:tab/><text:tab/> <text:s text:c="7"/></text:span><text:span text:style-name="T88">org.lindbergframework.persistence.sql.SqlFunction</text:span></text:p>
      <text:p text:style-name="P102"><text:span text:style-name="T81">Retorno:</text:span><text:span text:style-name="T78"> Map contendo os parâmetros de saída retornados após a executação da function onde a chave de </text:span><text:span text:style-name="T78">cada elemento é o nome do parâmetro retornado e o valor é o próprio valor retornado para o parâmetro.</text:span></text:p>
      <text:p text:style-name="P99"><text:span text:style-name="T80">Observação:</text:span><text:span text:style-name="T78"> O valor padrão para a chave do valor retornado como resultado da function no map é definido pela constante </text:span><text:span text:style-name="T263">SqlFunction.DEFAULT_RESULT_NAME</text:span><text:span text:style-name="T59">. Caso o nome desse parâmetro seja definido na declaração do comando no repositório o padrão é sobrescrito pelo definido explicitamente.</text:span></text:p>
      <text:p text:style-name="P45">Parâmetros:</text:p>
      <text:p text:style-name="P102"><text:span text:style-name="T78"><text:tab/><text:tab/>- </text:span><text:span text:style-name="T88">function</text:span><text:span text:style-name="T78">: Instância de SqlFunction composta pela definição da function a ser chamada.</text:span></text:p>
      <text:p text:style-name="P35"><text:tab/><text:tab/>- <text:span text:style-name="T112">args</text:span>: Map composto pelos argumentos de entrada da function onde em cada elemento a chave é o <text:tab/><text:tab/>nome do argumento na assinatura da function e o valor é o próprio valor a ser usado.</text:p>
      <text:p text:style-name="P35"/>
      <text:p text:style-name="P35"/>
      <text:p text:style-name="P99"><text:span text:style-name="T78">* </text:span><text:span text:style-name="T80">Método: </text:span><text:span text:style-name="T82">configureDefaultPopulator</text:span></text:p>
      <text:p text:style-name="P99"><text:span text:style-name="T80">Assinatura: </text:span><text:span text:style-name="T172">public</text:span><text:span text:style-name="T24"> </text:span><text:span text:style-name="T172">void</text:span><text:span text:style-name="T24"> configureDefaultPopulator();</text:span></text:p>
      <text:p text:style-name="P99"><text:span text:style-name="T80">Descrição: </text:span><text:span text:style-name="T78">Configura a implementação padrão de </text:span><text:span text:style-name="T88">BeanPopulator</text:span><text:span text:style-name="T78"> como responsável por toda a população de beans originados de queries, cursores como parametros de saída de functions e procedures e onde mais for necessário popular objetos a partir de dados obtidos do banco </text:span><text:span text:style-name="T88">.</text:span></text:p>
      <text:p text:style-name="P99"><text:span text:style-name="T88"><text:tab/></text:span><text:span text:style-name="T78"> <text:tab/></text:span><text:span text:style-name="T88">org.lindbergframework.persistence.beans.MultLevelsBeanPopulator</text:span></text:p>
      <text:p text:style-name="P52"/>
      <text:p text:style-name="P99"><text:span text:style-name="T78">* </text:span><text:span text:style-name="T80">Método: </text:span><text:span text:style-name="T82">configureDefaultDataSource</text:span></text:p>
      <text:p text:style-name="P99"><text:span text:style-name="T80">Assinatura: </text:span><text:span text:style-name="T172">public</text:span><text:span text:style-name="T24"> </text:span><text:span text:style-name="T172">void</text:span><text:span text:style-name="T24"> configureDefaultDataSource();</text:span></text:p>
      <text:p text:style-name="P99"><text:span text:style-name="T80">Descrição: </text:span><text:span text:style-name="T78">Configura o datasource padrão definido na configuração do </text:span><text:span text:style-name="T88">LINP</text:span><text:span text:style-name="T78"> a partir do contexto (</text:span><text:span text:style-name="T88">LinpContext).</text:span></text:p>
      <text:p text:style-name="P52"/>
      <text:p text:style-name="P99"><text:span text:style-name="T78">* </text:span><text:span text:style-name="T80">Método: </text:span><text:span text:style-name="T82">setDataSourceConfig</text:span></text:p>
      <text:p text:style-name="P99"><text:span text:style-name="T80">Assinatura: </text:span><text:span text:style-name="T172">public</text:span><text:span text:style-name="T24"> </text:span><text:span text:style-name="T172">void</text:span><text:span text:style-name="T24"> setDataSourceConfig(DataSourceConfig dataSourceConfig);</text:span></text:p>
      <text:p text:style-name="P99"><text:span text:style-name="T80">Descrição: </text:span><text:span text:style-name="T78">Configura explicitamente as configurações de DataSource que devem ser usadas pelo template</text:span><text:span text:style-name="T88">.</text:span></text:p>
      <text:p text:style-name="P52"/>
      <text:p text:style-name="P99"><text:span text:style-name="T78">* </text:span><text:span text:style-name="T80">Método: get</text:span><text:span text:style-name="T82">DataSourceConfig</text:span></text:p>
      <text:p text:style-name="P99"><text:span text:style-name="T80">Assinatura: </text:span><text:span text:style-name="T172">public</text:span><text:span text:style-name="T24"> DataSourceConfig getDataSourceConfig();</text:span></text:p>
      <text:p text:style-name="P99"><text:span text:style-name="T80">Descrição: </text:span><text:span text:style-name="T78">Retorna as configurações de datasource definidas que estão sendo usadas pelo template.</text:span></text:p>
      <text:p text:style-name="P35"/>
      <text:p text:style-name="P99"><text:span text:style-name="T78">* </text:span><text:span text:style-name="T80">Método: get</text:span><text:span text:style-name="T82">DataSource</text:span></text:p>
      <text:p text:style-name="P99"><text:span text:style-name="T80">Assinatura: </text:span><text:span text:style-name="T172">public</text:span><text:span text:style-name="T24"> DataSource getDataSource();</text:span></text:p>
      <text:p text:style-name="P99"><text:span text:style-name="T80">Descrição: </text:span><text:span text:style-name="T78">Retorna o datasource definido que está sendo usado pelo template.</text:span></text:p>
      <text:p text:style-name="P35"><text:soft-page-break/></text:p>
      <text:p text:style-name="P99"><text:span text:style-name="T78">* </text:span><text:span text:style-name="T80">Método: </text:span><text:span text:style-name="T82">setBeanPopulator</text:span></text:p>
      <text:p text:style-name="P99"><text:span text:style-name="T80">Assinatura: </text:span><text:span text:style-name="T172">public</text:span><text:span text:style-name="T24"> </text:span><text:span text:style-name="T172">void</text:span><text:span text:style-name="T24"> setBeanPopulator(BeanPopulator beanPopulator);</text:span></text:p>
      <text:p text:style-name="P99"><text:span text:style-name="T80">Descrição: </text:span><text:span text:style-name="T78">Configura explicitamente qual implementação de </text:span><text:span text:style-name="T88">BeanPopulator </text:span><text:span text:style-name="T78">deve ser usada pelo template.</text:span></text:p>
      <text:p text:style-name="P35"/>
      <text:p text:style-name="P99"><text:span text:style-name="T78">* </text:span><text:span text:style-name="T80">Método: g</text:span><text:span text:style-name="T82">etConnection</text:span></text:p>
      <text:p text:style-name="P99"><text:span text:style-name="T80">Assinatura: </text:span><text:span text:style-name="T172">public</text:span><text:span text:style-name="T24"> Connection getConnection() </text:span><text:span text:style-name="T172">throws</text:span><text:span text:style-name="T24"> SQLException;</text:span></text:p>
      <text:p text:style-name="P99"><text:span text:style-name="T80">Descrição: </text:span><text:span text:style-name="T78">Retorna uma conexão obtida a partir do datasource definido para o template.</text:span></text:p>
      <text:p text:style-name="P45">Throws:</text:p>
      <text:p text:style-name="P102"><text:span text:style-name="T81"><text:tab/><text:tab/>- </text:span><text:span text:style-name="T88">SqlException: </text:span><text:span text:style-name="T78">Se ocorreu algum problema na obtenção da conexão.</text:span></text:p>
      <text:p text:style-name="P35"/>
      <text:p text:style-name="P99"><text:span text:style-name="T78">* </text:span><text:span text:style-name="T80">Método: g</text:span><text:span text:style-name="T82">etSqlCommandResolver</text:span></text:p>
      <text:p text:style-name="P99"><text:span text:style-name="T80">Assinatura: </text:span><text:span text:style-name="T172">public</text:span><text:span text:style-name="T24"> SqlCommandResolver getSqlCommandResolver();</text:span></text:p>
      <text:p text:style-name="P99"><text:span text:style-name="T80">Descrição: </text:span><text:span text:style-name="T78">Retorna a implementação de </text:span><text:span text:style-name="T88">SqlCommandResolver</text:span><text:span text:style-name="T78"> que está sendo usada pelo template através do contexto (</text:span><text:span text:style-name="T88">LinpContext)</text:span><text:span text:style-name="T78">.</text:span></text:p>
      <text:p text:style-name="P35"/>
      <text:p text:style-name="P70"><text:tab/><text:tab/>5.8 – Definindo e trabalhando com repositório de Comandos SQL usando XML</text:p>
      <text:p text:style-name="P70"/>
      <text:p text:style-name="P106"><text:span text:style-name="T41"><text:tab/><text:tab/>A implementação padrão de repositório de comandos SQL provida pelo Lindbergframework é a que trabalha com um repositório definido em um ou mais arquivos XML onde o </text:span><text:span text:style-name="T46">SqlCommandResolver</text:span><text:span text:style-name="T41"> vai buscar os comandos SQL solicitados.</text:span></text:p>
      <text:p text:style-name="P35"/>
      <text:p text:style-name="P35"><text:tab/><text:tab/>Essa implementação padrão que trabalha com XML é a classe:</text:p>
      <text:p text:style-name="P52"><text:tab/><text:tab/><text:tab/>org.lindbergframework.persistence.sql.XmlSqlCommandResolver</text:p>
      <text:p text:style-name="P52"/>
      <text:p text:style-name="P107"><text:span text:style-name="T54"><text:tab/><text:tab/></text:span><text:span text:style-name="T41">Essa classe implementa toda a lógica de trabalhar com repositório de comandos SQL em arquivos XML baseados em um schema definido e que será abordado mais a frente. </text:span></text:p>
      <text:p text:style-name="P35"><text:tab/><text:tab/>Esta classe possui uma extensão:</text:p>
      <text:p text:style-name="P52"><text:tab/><text:tab/><text:tab/>org.lindbergframework.persistence.sql.ClassPathXmlSqlCommandResolver</text:p>
      <text:p text:style-name="P52"/>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30"><text:span text:style-name="T40"><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30"><text:span text:style-name="T40"><text:tab/><text:tab/>A ideia de um XML baseado nesse schema é definir comandos SQL, sejam </text:span><text:span text:style-name="T49">selects, updates, deletes, </text:span><text:span text:style-name="T40">chamadas a </text:span><text:span text:style-name="T49">procedures </text:span><text:span text:style-name="T40">e </text:span><text:span text:style-name="T49">functions. </text:span><text:span text:style-name="T40">O Schema define simplesmente que cada comando deve possuir um </text:span><text:span text:style-name="T49">ID. </text:span><text:soft-page-break/><text:span text:style-name="T40">Esse </text:span><text:span text:style-name="T49">ID </text:span><text:span text:style-name="T40">deve ser único em todo o contexto do </text:span><text:span text:style-name="T49">LINP</text:span><text:span text:style-name="T40"> mesmo que o repositório seja composto por vários arquivos XML distintos mas que fazem parte do mesmo contexto. O </text:span><text:span text:style-name="T49">ID </text:span><text:span text:style-name="T40">não deve se repetir entre estes arquivos. Caso isto ocorra uma </text:span><text:span text:style-name="T49">org.lindbergframework.exception.DuplicatedSqlMappingIdException </text:span><text:span text:style-name="T40">é lançada.</text:span></text:p>
      <text:p text:style-name="P42"/>
      <text:p text:style-name="P130"><text:span text:style-name="T40"><text:tab/><text:tab/>O Schema define a tag raiz que é a </text:span><text:span text:style-name="T49">&lt;Linp-Mapping&gt;</text:span><text:span text:style-name="T40">. Abaixo dessa tag na hierarquia contém duas tags </text:span><text:span text:style-name="T49">&lt;Description&gt;</text:span><text:span text:style-name="T40"> e </text:span><text:span text:style-name="T49">&lt;Sql-Mapping&gt; </text:span><text:span text:style-name="T40">onde a primeria nada mais é que uma descrição livre sobre o XML em questão e a segunda é onde ficaram definidos os comandos SQL.</text:span></text:p>
      <text:p text:style-name="P42"/>
      <text:p text:style-name="P130"><text:span text:style-name="T40"><text:tab/><text:tab/>Dentro da tag </text:span><text:span text:style-name="T49">&lt;Sql-Mapping&gt;</text:span><text:span text:style-name="T40"> os comandos sql são definidos usando a tag </text:span><text:span text:style-name="T49">&lt;Sql-Command&gt;. </text:span><text:span text:style-name="T40">Cada tag </text:span><text:span text:style-name="T49">&lt;Sql-Command&gt;</text:span><text:span text:style-name="T40"> define um comando sql individual. Essa tag possui um atributo que é “id”. Esse atributo é o identificador do comando e é requerido. É através desse </text:span><text:span text:style-name="T49">ID</text:span><text:span text:style-name="T40">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30"><text:span text:style-name="T40"><text:tab/><text:tab/></text:span><text:span text:style-name="T43">- &lt;Sql-Statement&gt;:</text:span><text:span text:style-name="T40"> Define um comando SQL simples como </text:span><text:span text:style-name="T49">select, update </text:span><text:span text:style-name="T40">e</text:span><text:span text:style-name="T49"> delete. </text:span><text:span text:style-name="T40">Não possui <text:tab/><text:tab/>nenhum atributo e seu conteúdo define a string do comando sql diretamente. </text:span></text:p>
      <text:p text:style-name="P130"><text:span text:style-name="T40"><text:tab/><text:tab/> <text:s text:c="2"/></text:span><text:span text:style-name="T43">EXEMPLO: </text:span></text:p>
      <text:p text:style-name="P130"><text:span text:style-name="T43"><text:tab/><text:tab/> <text:s text:c="7"/></text:span><text:span text:style-name="T183">&lt;</text:span><text:span text:style-name="T204">Sql-Command</text:span><text:span text:style-name="T19"> </text:span><text:span text:style-name="T231">id</text:span><text:span text:style-name="T19">=</text:span><text:span text:style-name="T157">"consultarPessoasPorBairro"</text:span><text:span text:style-name="T183">&gt;</text:span></text:p>
      <text:p text:style-name="P104"><text:span text:style-name="T15"><text:s text:c="13"/></text:span><text:span text:style-name="T197">&lt;</text:span><text:span text:style-name="T219">Sql-Statement</text:span><text:span text:style-name="T197">&gt;</text:span><text:span text:style-name="T92">select</text:span><text:span text:style-name="T15"> nome, telefone, rua </text:span><text:span text:style-name="T89">endereco.rua</text:span><text:span text:style-name="T15">, </text:span></text:p>
      <text:p text:style-name="P104"><text:span text:style-name="T15"><text:s text:c="28"/>bairro </text:span><text:span text:style-name="T89">endereco.bairro</text:span><text:span text:style-name="T15">, numero </text:span><text:span text:style-name="T89">endereco.numero</text:span><text:span text:style-name="T15">,</text:span></text:p>
      <text:p text:style-name="P104"><text:span text:style-name="T15"><text:s text:c="28"/>cep </text:span><text:span text:style-name="T89">endereco.cep</text:span><text:span text:style-name="T15"> </text:span><text:span text:style-name="T99">from</text:span><text:span text:style-name="T15"> </text:span><text:span text:style-name="T92">Pessoa where bairro = ?</text:span></text:p>
      <text:p text:style-name="P108"><text:span text:style-name="T15"><text:s text:c="13"/></text:span><text:span text:style-name="T178">&lt;/</text:span><text:span text:style-name="T199">Sql-Statement</text:span><text:span text:style-name="T178">&gt;</text:span></text:p>
      <text:p text:style-name="P141"><text:span text:style-name="T27"><text:s text:c="10"/></text:span><text:span text:style-name="T187">&lt;/</text:span><text:span text:style-name="T208">Sql-Command</text:span><text:span text:style-name="T187">&gt;</text:span></text:p>
      <text:p text:style-name="P134"/>
      <text:p text:style-name="P141"><text:span text:style-name="T187"><text:tab/> <text:s text:c="3"/></text:span><text:span text:style-name="T183">&lt;</text:span><text:span text:style-name="T204">Sql-Command</text:span><text:span text:style-name="T19"> </text:span><text:span text:style-name="T231">id</text:span><text:span text:style-name="T19">=</text:span><text:span text:style-name="T157">"excluirPessoas"</text:span><text:span text:style-name="T183">&gt;</text:span></text:p>
      <text:p text:style-name="P104"><text:span text:style-name="T15"><text:s text:c="13"/></text:span><text:span text:style-name="T197">&lt;</text:span><text:span text:style-name="T219">Sql-Statement</text:span><text:span text:style-name="T197">&gt;</text:span><text:span text:style-name="T92">delete from Pessoa where id = ?</text:span><text:span text:style-name="T197">&lt;/</text:span><text:span text:style-name="T219">Sql-Statement</text:span><text:span text:style-name="T197">&gt;</text:span></text:p>
      <text:p text:style-name="P141"><text:span text:style-name="T27"><text:s text:c="10"/></text:span><text:span text:style-name="T187">&lt;/</text:span><text:span text:style-name="T208">Sql-Command</text:span><text:span text:style-name="T187">&gt;</text:span></text:p>
      <text:p text:style-name="P134"/>
      <text:p text:style-name="P134"><text:tab/></text:p>
      <text:p text:style-name="P141"><text:span text:style-name="T40"><text:tab/></text:span><text:span text:style-name="T43">OBS: </text:span><text:span text:style-name="T40">A declaração do alias da coluna usando o carácter '.' (ponto) é seguindo o conceito de <text:tab/>população multinível, apresentado na sessão </text:span><text:span text:style-name="T47">5.6 – População de Beans Multi-Nível.</text:span><text:span text:style-name="T38"> O uso direto desse sql causaria erro de compilação mas como o </text:span><text:span text:style-name="T47">LINP</text:span><text:span text:style-name="T38"> propõe o conceito de população multi-nível então internamente ele faz a devida formatação e tradução desse comando para um </text:span><text:span text:style-name="T47">SQL </text:span><text:span text:style-name="T38">válido</text:span><text:span text:style-name="T47">.</text:span></text:p>
      <text:p text:style-name="P55"/>
      <text:p text:style-name="P130"><text:span text:style-name="T43"><text:tab/><text:tab/>- &lt;Procedure&gt;:</text:span><text:span text:style-name="T40"> Define uma chamada a uma stored procedure. Nesta tag são definidos também os parâmetros de saída que são </text:span><text:span text:style-name="T49">cursores, </text:span><text:span text:style-name="T40">caso exista algum, o catálogo, o pacote e o schema onde está a procedure, caso seja necessário.</text:span></text:p>
      <text:p text:style-name="P42"/>
      <text:p text:style-name="P130"><text:span text:style-name="T40"><text:tab/><text:tab/></text:span><text:span text:style-name="T43">OBS: </text:span><text:span text:style-name="T40">A interface </text:span><text:span text:style-name="T49">PersistenceTemplate</text:span><text:span text:style-name="T40">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30"><text:soft-page-break/><text:span text:style-name="T40"><text:tab/><text:tab/> <text:s text:c="2"/></text:span><text:span text:style-name="T43">EXEMPLO: </text:span></text:p>
      <text:p text:style-name="P46"/>
      <text:p text:style-name="P130"><text:span text:style-name="T183"><text:tab/><text:tab/> <text:s text:c="3"/>&lt;</text:span><text:span text:style-name="T204">Sql-Command</text:span><text:span text:style-name="T183"> </text:span><text:span text:style-name="T231">id</text:span><text:span text:style-name="T19">=</text:span><text:span text:style-name="T157">"minhaProcedure1"</text:span><text:span text:style-name="T183">&gt;</text:span></text:p>
      <text:p text:style-name="P104"><text:span text:style-name="T15"><text:s text:c="13"/></text:span><text:span text:style-name="T178">&lt;</text:span><text:span text:style-name="T199">Procedure</text:span> <text:span text:style-name="T221">name</text:span><text:span text:style-name="T15">=</text:span><text:span text:style-name="T143">"procedure1"</text:span> /<text:span text:style-name="T178">&gt;</text:span></text:p>
      <text:p text:style-name="P142"><text:span text:style-name="T19"><text:s text:c="10"/></text:span><text:span text:style-name="T183">&lt;/</text:span><text:span text:style-name="T204">Sql-Command</text:span><text:span text:style-name="T183">&gt;</text:span></text:p>
      <text:p text:style-name="P216"><text:tab/><text:tab/></text:p>
      <text:p text:style-name="P142"><text:span text:style-name="T183"><text:s text:c="10"/>&lt;</text:span><text:span text:style-name="T204">Sql-Command</text:span><text:span text:style-name="T183"> </text:span><text:span text:style-name="T231">id</text:span><text:span text:style-name="T19">=</text:span><text:span text:style-name="T157">"minhaProcedureDefinindoSchema" </text:span><text:span text:style-name="T183">&gt;</text:span></text:p>
      <text:p text:style-name="P104"><text:span text:style-name="T15"><text:s text:c="13"/></text:span><text:span text:style-name="T178">&lt;</text:span><text:span text:style-name="T199">Procedure</text:span> <text:span text:style-name="T221">name</text:span><text:span text:style-name="T15">=</text:span><text:span text:style-name="T143">"procedure1"</text:span> <text:span text:style-name="T225">catalog</text:span><text:span text:style-name="T90">=</text:span><text:span text:style-name="T145">"meuCatalogo" </text:span></text:p>
      <text:p text:style-name="P104"><text:span text:style-name="T145"><text:tab/><text:tab/><text:tab/><text:tab/><text:tab/></text:span><text:span text:style-name="T225">package</text:span><text:span text:style-name="T90">=</text:span><text:span text:style-name="T145">"meuPacote" </text:span><text:span text:style-name="T225">schema</text:span><text:span text:style-name="T90">=</text:span><text:span text:style-name="T145">"meuSchema"</text:span>/<text:span text:style-name="T178">&gt;</text:span></text:p>
      <text:p text:style-name="P142"><text:span text:style-name="T19"><text:s text:c="10"/></text:span><text:span text:style-name="T183">&lt;/</text:span><text:span text:style-name="T204">Sql-Command</text:span><text:span text:style-name="T183">&gt;</text:span></text:p>
      <text:p text:style-name="P130"><text:span text:style-name="T43"><text:tab/><text:tab/> <text:s text:c="7"/></text:span><text:span text:style-name="T183">&lt;</text:span><text:span text:style-name="T204">Sql-Command</text:span><text:span text:style-name="T183"> </text:span><text:span text:style-name="T231">id</text:span><text:span text:style-name="T19">=</text:span><text:span text:style-name="T157">"listarPessoasUsandoProcedure"</text:span><text:span text:style-name="T183">&gt;</text:span></text:p>
      <text:p text:style-name="P104"><text:span text:style-name="T15"><text:s text:c="13"/></text:span><text:span text:style-name="T178">&lt;</text:span><text:span text:style-name="T199">Procedure</text:span> <text:span text:style-name="T221">name</text:span><text:span text:style-name="T15">=</text:span><text:span text:style-name="T143">"listarPessoas"</text:span> <text:span text:style-name="T178">&gt;</text:span></text:p>
      <text:p text:style-name="P104"><text:span text:style-name="T15"><text:s text:c="16"/></text:span><text:span text:style-name="T178">&lt;</text:span><text:span text:style-name="T199">OutCursor</text:span> <text:span text:style-name="T221">population-class</text:span><text:span text:style-name="T15">=</text:span><text:span text:style-name="T143">"br.com.meupacote.Pessoa"</text:span><text:span text:style-name="T178">/&gt;</text:span></text:p>
      <text:p text:style-name="P104"><text:span text:style-name="T15"><text:s text:c="13"/></text:span><text:span text:style-name="T178">&lt;/</text:span><text:span text:style-name="T199">Procedure</text:span><text:span text:style-name="T178">&gt;</text:span></text:p>
      <text:p text:style-name="P141"><text:span text:style-name="T27"><text:s text:c="10"/></text:span><text:span text:style-name="T187">&lt;/</text:span><text:span text:style-name="T208">Sql-Command</text:span><text:span text:style-name="T187">&gt;</text:span></text:p>
      <text:p text:style-name="P134"/>
      <text:p text:style-name="P141"><text:span text:style-name="T187"><text:tab/> <text:s text:c="3"/></text:span><text:span text:style-name="T183">&lt;</text:span><text:span text:style-name="T204">Sql-Command</text:span><text:span text:style-name="T183"> </text:span><text:span text:style-name="T231">id</text:span><text:span text:style-name="T19">=</text:span><text:span text:style-name="T157">"minhaProcedureCom3CursoresDeSaida"</text:span><text:span text:style-name="T183">&gt;</text:span></text:p>
      <text:p text:style-name="P104"><text:span text:style-name="T15"><text:s text:c="13"/></text:span><text:span text:style-name="T178">&lt;</text:span><text:span text:style-name="T199">Procedure</text:span> <text:span text:style-name="T221">name</text:span><text:span text:style-name="T15">=</text:span><text:span text:style-name="T143">"p</text:span><text:span text:style-name="T145">rocedureCom3CursoresDeSaida</text:span><text:span text:style-name="T143">"</text:span> <text:span text:style-name="T178">&gt;</text:span></text:p>
      <text:p text:style-name="P104"><text:span text:style-name="T15"><text:s text:c="16"/></text:span><text:span text:style-name="T178">&lt;</text:span><text:span text:style-name="T199">OutCursor</text:span> <text:span text:style-name="T221">population-class</text:span><text:span text:style-name="T15">=</text:span><text:span text:style-name="T143">"br.com.meupacote.Classe1"</text:span><text:span text:style-name="T178">/&gt;</text:span></text:p>
      <text:p text:style-name="P104"><text:span text:style-name="T178"><text:tab/><text:tab/> <text:s text:c="3"/>&lt;</text:span><text:span text:style-name="T199">OutCursor</text:span><text:span text:style-name="T178"> </text:span><text:span text:style-name="T221">population-class</text:span><text:span text:style-name="T15">=</text:span><text:span text:style-name="T143">"br.com.meupacote.Classe2"</text:span><text:span text:style-name="T178">/&gt;</text:span></text:p>
      <text:p text:style-name="P104"><text:span text:style-name="T178"><text:tab/><text:tab/> <text:s text:c="3"/>&lt;</text:span><text:span text:style-name="T199">OutCursor</text:span><text:span text:style-name="T178"> </text:span><text:span text:style-name="T221">population-class</text:span><text:span text:style-name="T15">=</text:span><text:span text:style-name="T143">"br.com.meupacote.Classe2"</text:span><text:span text:style-name="T178">/&gt;<text:tab/><text:tab/></text:span></text:p>
      <text:p text:style-name="P104"><text:span text:style-name="T15"><text:s text:c="13"/></text:span><text:span text:style-name="T178">&lt;/</text:span><text:span text:style-name="T199">Procedure</text:span><text:span text:style-name="T178">&gt;</text:span></text:p>
      <text:p text:style-name="P141"><text:span text:style-name="T27"><text:s text:c="10"/></text:span><text:span text:style-name="T187">&lt;/</text:span><text:span text:style-name="T208">Sql-Command</text:span><text:span text:style-name="T187">&gt;</text:span></text:p>
      <text:p text:style-name="P134"/>
      <text:p text:style-name="P141"><text:span text:style-name="T187"><text:tab/></text:span><text:span text:style-name="T40">A tag </text:span><text:span text:style-name="T49">&lt;OutCursor&gt;</text:span><text:span text:style-name="T40"> define um parâmetro de saída na </text:span><text:span text:style-name="T49">Procedure </text:span><text:span text:style-name="T40">e que é um </text:span><text:span text:style-name="T49">cursor</text:span><text:span text:style-name="T40">. O atributo </text:span><text:span text:style-name="T49">population-class </text:span><text:span text:style-name="T40">define qual classe deve ser usada para a criação dos objetos onde serão populados cada registro retornado pelo cursor. Se a procedure possuir mais de um </text:span><text:span text:style-name="T49">cursor</text:span><text:span text:style-name="T40"> de saída</text:span><text:span text:style-name="T49"> </text:span><text:span text:style-name="T40">a ordem importa pois a ordem em que cada tag </text:span><text:span text:style-name="T49">&lt;OutCursor&gt;</text:span><text:span text:style-name="T40"> foi declarada é a ordem esperada na assinatura da </text:span><text:span text:style-name="T49">Procedure </text:span><text:span text:style-name="T40">no banco de dados.</text:span></text:p>
      <text:p text:style-name="P43"/>
      <text:p text:style-name="P141"><text:span text:style-name="T40"><text:tab/></text:span><text:span text:style-name="T43">OBS: </text:span><text:span text:style-name="T40">Esses cursores devem fazer uso da nomenclatura padrão de beans para que a população multi-nível possa ser realizada. Só que como o sql da criação dos cursores é definido dentro da própria procedure e o uso direto de por exemplo </text:span><text:span text:style-name="T49">endereco.nome</text:span><text:span text:style-name="T40"> como alias de uma coluna causaria erro de compilação e o </text:span><text:span text:style-name="T49">LINP </text:span><text:span text:style-name="T40">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41"><text:span text:style-name="T40"><text:tab/></text:span><text:span text:style-name="T49">endereco</text:span><text:span text:style-name="T52">.</text:span><text:span text:style-name="T49">nome</text:span></text:p>
      <text:p text:style-name="P141"><text:span text:style-name="T49"><text:tab/>endereco</text:span><text:span text:style-name="T52">.</text:span><text:span text:style-name="T49">cep.numero</text:span></text:p>
      <text:p text:style-name="P141"><text:span text:style-name="T49"><text:s text:c="10"/>campo1</text:span><text:span text:style-name="T52">.</text:span><text:span text:style-name="T49">campo2</text:span><text:span text:style-name="T52">.</text:span><text:span text:style-name="T49">campo3</text:span><text:span text:style-name="T52">.</text:span><text:span text:style-name="T49">campo4</text:span><text:span text:style-name="T52">.</text:span><text:span text:style-name="T49">valor</text:span></text:p>
      <text:p text:style-name="P57"><text:tab/></text:p>
      <text:p text:style-name="P141"><text:span text:style-name="T49"><text:tab/></text:span><text:span text:style-name="T40">Esses campos também poderiam ser retornados com o alias sendo, no caso do banco que estiver usando não suportar definição de alias tipo “campo1.campo2.campo3” :</text:span></text:p>
      <text:p text:style-name="P43"/>
      <text:p text:style-name="P141"><text:span text:style-name="T40"><text:tab/></text:span><text:span text:style-name="T49">endereco</text:span><text:span text:style-name="T52">$$</text:span><text:span text:style-name="T49">nome</text:span></text:p>
      <text:p text:style-name="P141"><text:span text:style-name="T49"><text:tab/>endereco</text:span><text:span text:style-name="T52">$$</text:span><text:span text:style-name="T49">cep.numero</text:span></text:p>
      <text:p text:style-name="P141"><text:span text:style-name="T49"><text:s text:c="10"/>campo1</text:span><text:span text:style-name="T52">$$</text:span><text:span text:style-name="T49">campo2</text:span><text:span text:style-name="T52">$$</text:span><text:span text:style-name="T49">campo3</text:span><text:span text:style-name="T52">$$</text:span><text:span text:style-name="T49">campo4</text:span><text:span text:style-name="T52">$$</text:span><text:span text:style-name="T49">valor</text:span></text:p>
      <text:p text:style-name="P57"/>
      <text:p text:style-name="P141"><text:span text:style-name="T49"><text:tab/></text:span><text:span text:style-name="T43"> &lt;Function&gt;:</text:span><text:span text:style-name="T40"> Define uma chamada a uma stored function. Nesta tag são definidos também os parâmetros de saída que são </text:span><text:span text:style-name="T49">cursores, </text:span><text:span text:style-name="T40">caso exista algum. Esta tag funciona da mesma que a tag </text:span><text:span text:style-name="T49">&lt;Procedure&gt;, </text:span><text:span text:style-name="T40">não sendo necessário repetir todo a descrição aqui. A diferença é que por ser uma </text:span><text:span text:style-name="T49">function</text:span><text:span text:style-name="T40"> </text:span><text:soft-page-break/><text:span text:style-name="T40">essa tag define também um nome chave (que será usado no map de resultado. Ver o trecho de observação da tag </text:span><text:span text:style-name="T49">Procedure</text:span><text:span text:style-name="T40">)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constante </text:span><text:span text:style-name="T49">org.lindbergframework.persistence.sql.SqlFunction.DEFAULT_RESULT_NAME. </text:span><text:span text:style-name="T40">O atributo dessa tag </text:span><text:span text:style-name="T49">function</text:span><text:span text:style-name="T40"> que define o nome chave do resultado é o </text:span><text:span text:style-name="T49">resultName</text:span><text:span text:style-name="T40"> e quando este for definido este será <text:s/>será usado ao invés da constante padrão. Quando não for definido a constante </text:span><text:span text:style-name="T49">DEFAULT_RESULT_NAME</text:span><text:span text:style-name="T40"> será usada no map de resultados contendo tanto o valor resultado da execução da </text:span><text:span text:style-name="T49">function</text:span><text:span text:style-name="T40"> quanto os parâmetros de saída da </text:span><text:span text:style-name="T49">function</text:span><text:span text:style-name="T40">, caso exista algum.</text:span></text:p>
      <text:p text:style-name="P43"><text:tab/></text:p>
      <text:p text:style-name="P141"><text:span text:style-name="T40"><text:tab/><text:tab/> <text:s text:c="2"/></text:span><text:span text:style-name="T43">EXEMPLO: <text:tab/></text:span></text:p>
      <text:p text:style-name="P205"/>
      <text:p text:style-name="P130"><text:span text:style-name="T183"><text:tab/><text:tab/> <text:s text:c="3"/>&lt;</text:span><text:span text:style-name="T204">Sql-Command</text:span><text:span text:style-name="T183"> </text:span><text:span text:style-name="T231">id</text:span><text:span text:style-name="T19">=</text:span><text:span text:style-name="T157">"minhaFunction1"</text:span><text:span text:style-name="T183">&gt;</text:span></text:p>
      <text:p text:style-name="P104"><text:span text:style-name="T15"><text:s text:c="13"/></text:span><text:span text:style-name="T178">&lt;</text:span><text:span text:style-name="T199">Function</text:span> <text:span text:style-name="T221">name</text:span><text:span text:style-name="T15">=</text:span><text:span text:style-name="T143">"function1"</text:span> /<text:span text:style-name="T178">&gt;</text:span></text:p>
      <text:p text:style-name="P142"><text:span text:style-name="T19"><text:s text:c="10"/></text:span><text:span text:style-name="T183">&lt;/</text:span><text:span text:style-name="T204">Sql-Command</text:span><text:span text:style-name="T183">&gt;</text:span></text:p>
      <text:p text:style-name="P216"/>
      <text:p text:style-name="P142"><text:span text:style-name="T183"><text:tab/><text:tab/> <text:s text:c="3"/>&lt;</text:span><text:span text:style-name="T204">Sql-Command</text:span><text:span text:style-name="T183"> </text:span><text:span text:style-name="T231">id</text:span><text:span text:style-name="T19">=</text:span><text:span text:style-name="T157">"minhaFunctionDefinindoResultName"</text:span><text:span text:style-name="T183">&gt;</text:span></text:p>
      <text:p text:style-name="P104"><text:span text:style-name="T15"><text:s text:c="13"/></text:span><text:span text:style-name="T178">&lt;</text:span><text:span text:style-name="T199">Function</text:span> <text:span text:style-name="T221">name</text:span><text:span text:style-name="T15">=</text:span><text:span text:style-name="T143">"function1"</text:span> <text:span text:style-name="T225">resultName</text:span><text:span text:style-name="T145">=”meuResultado”</text:span>/<text:span text:style-name="T178">&gt;</text:span></text:p>
      <text:p text:style-name="P142"><text:span text:style-name="T19"><text:s text:c="10"/></text:span><text:span text:style-name="T183">&lt;/</text:span><text:span text:style-name="T204">Sql-Command</text:span><text:span text:style-name="T183">&gt;</text:span></text:p>
      <text:p text:style-name="P216"><text:tab/><text:tab/></text:p>
      <text:p text:style-name="P142"><text:span text:style-name="T183"><text:s text:c="10"/>&lt;</text:span><text:span text:style-name="T204">Sql-Command</text:span><text:span text:style-name="T183"> </text:span><text:span text:style-name="T231">id</text:span><text:span text:style-name="T19">=</text:span><text:span text:style-name="T157">"minhaFunctionDefinindoSchema" </text:span><text:span text:style-name="T183">&gt;</text:span></text:p>
      <text:p text:style-name="P104"><text:span text:style-name="T15"><text:s text:c="13"/></text:span><text:span text:style-name="T178">&lt;</text:span><text:span text:style-name="T199">Function</text:span> <text:span text:style-name="T221">name</text:span><text:span text:style-name="T15">=</text:span><text:span text:style-name="T143">"function1"</text:span> <text:span text:style-name="T225">catalog</text:span><text:span text:style-name="T90">=</text:span><text:span text:style-name="T145">"meuCatalogo" </text:span></text:p>
      <text:p text:style-name="P104"><text:span text:style-name="T145"><text:tab/><text:tab/><text:tab/><text:tab/></text:span><text:span text:style-name="T225">package</text:span><text:span text:style-name="T90">=</text:span><text:span text:style-name="T145">"meuPacote" </text:span><text:span text:style-name="T225">schema</text:span><text:span text:style-name="T90">=</text:span><text:span text:style-name="T145">"meuSchema"</text:span>/<text:span text:style-name="T178">&gt;</text:span></text:p>
      <text:p text:style-name="P142"><text:span text:style-name="T19"><text:s text:c="10"/></text:span><text:span text:style-name="T183">&lt;/</text:span><text:span text:style-name="T204">Sql-Command</text:span><text:span text:style-name="T183">&gt;</text:span></text:p>
      <text:p text:style-name="P216"/>
      <text:p text:style-name="P130"><text:span text:style-name="T43"><text:tab/><text:tab/> <text:s text:c="7"/></text:span><text:span text:style-name="T183">&lt;</text:span><text:span text:style-name="T204">Sql-Command</text:span><text:span text:style-name="T183"> </text:span><text:span text:style-name="T231">id</text:span><text:span text:style-name="T19">=</text:span><text:span text:style-name="T157">"listarPessoasUsandoFunctionRetornandoQtdToalCadastrada" </text:span><text:span text:style-name="T183">&gt;</text:span></text:p>
      <text:p text:style-name="P104"><text:span text:style-name="T15"><text:s text:c="13"/></text:span><text:span text:style-name="T178">&lt;</text:span><text:span text:style-name="T199">Function</text:span> <text:span text:style-name="T221">name</text:span><text:span text:style-name="T15">=</text:span><text:span text:style-name="T143">"listarPessoas"</text:span> <text:span text:style-name="T225">resultName</text:span><text:span text:style-name="T145">=”qtdPessoas”</text:span><text:span text:style-name="T178">&gt;</text:span></text:p>
      <text:p text:style-name="P104"><text:span text:style-name="T15"><text:s text:c="16"/></text:span><text:span text:style-name="T178">&lt;</text:span><text:span text:style-name="T199">OutCursor</text:span> <text:span text:style-name="T221">population-class</text:span><text:span text:style-name="T15">=</text:span><text:span text:style-name="T143">"br.com.meupacote.Pessoa"</text:span><text:span text:style-name="T178">/&gt;</text:span></text:p>
      <text:p text:style-name="P104"><text:span text:style-name="T15"><text:s text:c="13"/></text:span><text:span text:style-name="T178">&lt;/</text:span><text:span text:style-name="T199">Function</text:span><text:span text:style-name="T178">&gt;</text:span></text:p>
      <text:p text:style-name="P141"><text:span text:style-name="T27"><text:s text:c="10"/></text:span><text:span text:style-name="T187">&lt;/</text:span><text:span text:style-name="T208">Sql-Command</text:span><text:span text:style-name="T187">&gt;</text:span></text:p>
      <text:p text:style-name="P134"/>
      <text:p text:style-name="P141"><text:span text:style-name="T187"><text:tab/> <text:s text:c="3"/></text:span><text:span text:style-name="T183">&lt;</text:span><text:span text:style-name="T204">Sql-Command</text:span><text:span text:style-name="T183"> </text:span><text:span text:style-name="T231">id</text:span><text:span text:style-name="T19">=</text:span><text:span text:style-name="T157">"minhaFunctionRetornandoCursorComoReultado"</text:span><text:span text:style-name="T183">&gt;</text:span></text:p>
      <text:p text:style-name="P104"><text:span text:style-name="T15"><text:s text:c="13"/></text:span><text:span text:style-name="T178">&lt;</text:span><text:span text:style-name="T199">Function</text:span> <text:span text:style-name="T221">name</text:span><text:span text:style-name="T15">=</text:span><text:span text:style-name="T143">"function</text:span><text:span text:style-name="T145">RetornandoCursor</text:span><text:span text:style-name="T143">"</text:span> <text:span text:style-name="T178">&gt;</text:span></text:p>
      <text:p text:style-name="P104"><text:span text:style-name="T178"><text:s/><text:tab/><text:tab/><text:tab/>&lt;</text:span><text:span text:style-name="T199">ResultCursor</text:span><text:span text:style-name="T178"> </text:span><text:span text:style-name="T221">population-class</text:span><text:span text:style-name="T15">=</text:span><text:span text:style-name="T143">"br.com.meupacote.Pessoa"</text:span><text:span text:style-name="T178">/&gt;</text:span></text:p>
      <text:p text:style-name="P104"><text:span text:style-name="T15"><text:s text:c="13"/></text:span><text:span text:style-name="T178">&lt;/</text:span><text:span text:style-name="T199">Function</text:span><text:span text:style-name="T178">&gt;</text:span></text:p>
      <text:p text:style-name="P141"><text:span text:style-name="T19"><text:s text:c="10"/></text:span><text:span text:style-name="T183">&lt;/</text:span><text:span text:style-name="T204">Sql-Command</text:span><text:span text:style-name="T183">&gt;</text:span></text:p>
      <text:p text:style-name="P134"/>
      <text:p text:style-name="P141"><text:span text:style-name="T187"><text:tab/> <text:s text:c="3"/></text:span><text:span text:style-name="T183">&lt;</text:span><text:span text:style-name="T204">Sql-Command</text:span><text:span text:style-name="T183"> </text:span><text:span text:style-name="T231">id</text:span><text:span text:style-name="T19">=</text:span><text:span text:style-name="T157">"minhaFunctionCom3CursoresDeSaidaRetornandoCursorComoReultado"</text:span><text:span text:style-name="T183">&gt;</text:span></text:p>
      <text:p text:style-name="P104"><text:span text:style-name="T15"><text:s text:c="13"/></text:span><text:span text:style-name="T178">&lt;</text:span><text:span text:style-name="T199">Function</text:span> <text:span text:style-name="T221">name</text:span><text:span text:style-name="T15">=</text:span><text:span text:style-name="T143">"function</text:span><text:span text:style-name="T145">Com3CursoresDeSaidaRetornandoCursor</text:span><text:span text:style-name="T143">"</text:span> <text:tab/><text:tab/><text:tab/><text:tab/><text:tab/><text:tab/><text:tab/><text:tab/><text:tab/><text:span text:style-name="T225">resultName</text:span><text:span text:style-name="T145">=”cursorPessoas”</text:span><text:span text:style-name="T178">&gt;</text:span></text:p>
      <text:p text:style-name="P104"><text:span text:style-name="T178"><text:tab/><text:tab/> <text:s text:c="3"/>&lt;</text:span><text:span text:style-name="T199">ResultCursor</text:span><text:span text:style-name="T178"> </text:span><text:span text:style-name="T221">population-class</text:span><text:span text:style-name="T15">=</text:span><text:span text:style-name="T143">"br.com.meupacote.Pessoa"</text:span><text:span text:style-name="T178">/&gt;</text:span></text:p>
      <text:p text:style-name="P104"><text:span text:style-name="T15"><text:s text:c="16"/></text:span><text:span text:style-name="T178">&lt;</text:span><text:span text:style-name="T199">OutCursor</text:span> <text:span text:style-name="T221">population-class</text:span><text:span text:style-name="T15">=</text:span><text:span text:style-name="T143">"br.com.meupacote.Classe1"</text:span><text:span text:style-name="T178">/&gt;</text:span></text:p>
      <text:p text:style-name="P104"><text:span text:style-name="T178"><text:tab/><text:tab/> <text:s text:c="3"/>&lt;</text:span><text:span text:style-name="T199">OutCursor</text:span><text:span text:style-name="T178"> </text:span><text:span text:style-name="T221">population-class</text:span><text:span text:style-name="T15">=</text:span><text:span text:style-name="T143">"br.com.meupacote.Classe2"</text:span><text:span text:style-name="T178">/&gt;</text:span></text:p>
      <text:p text:style-name="P104"><text:span text:style-name="T178"><text:tab/><text:tab/> <text:s text:c="3"/>&lt;</text:span><text:span text:style-name="T199">OutCursor</text:span><text:span text:style-name="T178"> </text:span><text:span text:style-name="T221">population-class</text:span><text:span text:style-name="T15">=</text:span><text:span text:style-name="T143">"br.com.meupacote.Classe2"</text:span><text:span text:style-name="T178">/&gt;<text:tab/><text:tab/></text:span></text:p>
      <text:p text:style-name="P104"><text:span text:style-name="T15"><text:s text:c="13"/></text:span><text:span text:style-name="T178">&lt;/</text:span><text:span text:style-name="T199">Function</text:span><text:span text:style-name="T178">&gt;</text:span></text:p>
      <text:p text:style-name="P101"><text:span text:style-name="T20"><text:s text:c="10"/></text:span><text:span text:style-name="T184">&lt;/</text:span><text:span text:style-name="T205">Sql-Command</text:span><text:span text:style-name="T184">&gt;</text:span></text:p>
      <text:p text:style-name="P35"/>
      <text:p text:style-name="P99"><text:span text:style-name="T78"><text:tab/><text:tab/></text:span><text:span text:style-name="T97">5.9 – Adicionando os recursos de persistência do </text:span><text:span text:style-name="T98">LINP </text:span><text:span text:style-name="T97">aos DAO´s</text:span></text:p>
      <text:p text:style-name="P70"/>
      <text:p text:style-name="P99"><text:span text:style-name="T80"><text:tab/><text:tab/></text:span><text:span text:style-name="T78">Como demonstado previamente, os recursos do </text:span><text:span text:style-name="T88">LINP</text:span><text:span text:style-name="T78"> são providos por uma implementação de </text:span><text:span text:style-name="T88">PersistenceTemplate</text:span><text:span text:style-name="T78">. Para que os DAO´s obtenham uma implementação do template já pronta e configurada e assim possam fazer uso dos recursos providos por ele, existem duas formas principais. A primeira é estender o DAO provido pelo </text:span><text:span text:style-name="T88">LINP</text:span><text:span text:style-name="T78"> e que já fornece o template padrão pronto e configurado para usar e a segunda é obter diretamente uma instância do template a partir da fábrica de beans do contexto de </text:span><text:soft-page-break/><text:span text:style-name="T78">persistência.</text:span></text:p>
      <text:p text:style-name="P35"><text:tab/><text:tab/></text:p>
      <text:p text:style-name="P35"><text:tab/><text:tab/>Os dois modos serão detalhados abaixo:</text:p>
      <text:p text:style-name="P87"/>
      <text:p text:style-name="P99"><text:span text:style-name="T78"><text:tab/><text:tab/></text:span><text:span text:style-name="T80">1- LinpDAO</text:span><text:span text:style-name="T78">: Estender a classe </text:span><text:span text:style-name="T88">org.lindbergframework.persistence.dao.LinpDAO </text:span><text:span text:style-name="T78">é o modo mais <text:tab/><text:tab/>comum de </text:span><text:span text:style-name="T88">turbinar</text:span><text:span text:style-name="T78"> os DAO´s com os recursos fornecidos pelo template do </text:span><text:span text:style-name="T88">LINP</text:span><text:span text:style-name="T78">. Essa classe provê <text:tab/><text:tab/>um método para obtenção da implementação de </text:span><text:span text:style-name="T88">PersistenceTemplate </text:span><text:span text:style-name="T78">configurada, funcional e pronta <text:tab/><text:tab/>para ser usada baseada nas configurações feitas no contexto </text:span><text:span text:style-name="T88">LINP</text:span><text:span text:style-name="T78"> (datasouce, transaction manager, <text:tab/><text:tab/>repositório de comandos, etc...).</text:span></text:p>
      <text:p text:style-name="P35"/>
      <text:p text:style-name="P99"><text:span text:style-name="T78"><text:tab/><text:tab/>O método provido em </text:span><text:span text:style-name="T88">LinpDAO </text:span><text:span text:style-name="T78">para obtenção do template pronto é:</text:span></text:p>
      <text:p text:style-name="P99"><text:span text:style-name="T78"><text:tab/><text:tab/><text:tab/></text:span><text:span text:style-name="T170">public</text:span><text:span text:style-name="T18"> PersistenceTemplate getPersistTemplate()</text:span></text:p>
      <text:p text:style-name="P87"/>
      <text:p text:style-name="P99"><text:span text:style-name="T78"><text:tab/><text:tab/>Por padrão o </text:span><text:span text:style-name="T88">LinpDAO </text:span><text:span text:style-name="T78">retorna como template uma instância do template padrão, que já foi <text:s text:c="42"/><text:tab/><text:tab/>abordado anteriormente, </text:span><text:span text:style-name="T88">LinpTemplate</text:span><text:span text:style-name="T68">.</text:span><text:span text:style-name="T58"> Esse template já é provido pelo </text:span><text:span text:style-name="T68">LinpDAO </text:span><text:span text:style-name="T58">com o <text:tab/> <text:s text:c="2"/><text:tab/><text:tab/></text:span><text:span text:style-name="T68">BeanPopulator </text:span><text:span text:style-name="T58">padrão, </text:span><text:span text:style-name="T68">MultLevelsBeanPopulator </text:span><text:span text:style-name="T58">e com o </text:span><text:span text:style-name="T68">datasource</text:span><text:span text:style-name="T58"> definido nas configurações </text:span></text:p>
      <text:p text:style-name="P99"><text:span text:style-name="T58"><text:s text:c="11"/>do contexto </text:span><text:span text:style-name="T68">LINP.</text:span></text:p>
      <text:p text:style-name="P52"/>
      <text:p text:style-name="P99"><text:span text:style-name="T68"><text:tab/><text:tab/>LinpDAO </text:span><text:span text:style-name="T58">também fornece a possibilidade de você definir explicitamente, via construtores <text:tab/> <text:s text:c="6"/><text:tab/><text:tab/>sobrecarregados, uma outra implemntação de </text:span><text:span text:style-name="T68">PersistenceTemplate</text:span><text:span text:style-name="T58"> , </text:span><text:span text:style-name="T68">BeanPopulator </text:span><text:span text:style-name="T58">e/ou </text:span><text:span text:style-name="T68">datasource</text:span><text:span text:style-name="T58"> <text:tab/><text:tab/>devem ser usados para o DAO em questão.</text:span></text:p>
      <text:p text:style-name="P35"/>
      <text:p text:style-name="P35"><text:tab/><text:tab/>Para tal, os construtores sobrecarregados que podem ser usados são:</text:p>
      <text:p text:style-name="P99"><text:span text:style-name="T58"><text:tab/><text:tab/></text:span><text:span text:style-name="T170">public</text:span><text:span text:style-name="T18"> LinpDAO(PersistenceTemplate template)</text:span></text:p>
      <text:p text:style-name="P87"/>
      <text:p text:style-name="P99"><text:span text:style-name="T76"><text:tab/><text:tab/></text:span><text:span text:style-name="T170">public</text:span><text:span text:style-name="T18"> LinpDAO(PersistenceTemplate template, BeanPopulator populator, </text:span></text:p>
      <text:p text:style-name="P87"><text:tab/><text:tab/><text:tab/><text:tab/> <text:s text:c="2"/>DataSourceConfig dsConfig)</text:p>
      <text:p text:style-name="P87"/>
      <text:p text:style-name="P99"><text:span text:style-name="T18"><text:tab/><text:tab/></text:span><text:span text:style-name="T170">public</text:span><text:span text:style-name="T18"> LinpDAO(BeanPopulator populator)</text:span></text:p>
      <text:p text:style-name="P87"/>
      <text:p text:style-name="P99"><text:span text:style-name="T18"><text:tab/><text:tab/></text:span><text:span text:style-name="T170">public</text:span><text:span text:style-name="T18"> LinpDAO(DataSourceConfig dsConfig)</text:span></text:p>
      <text:p text:style-name="P87"/>
      <text:p text:style-name="P106"><text:span text:style-name="T78"><text:tab/><text:tab/></text:span><text:span text:style-name="T175">public</text:span><text:span text:style-name="T78"> LinpDAO(BeanPopulator populator, DataSourceConfig dsConfig)</text:span></text:p>
      <text:p text:style-name="P87"/>
      <text:p text:style-name="P106"><text:span text:style-name="T78"><text:tab/><text:tab/></text:span><text:span text:style-name="T41">Qualquer um desses só será usado em algum caso excepcional pois apenas estender </text:span><text:span text:style-name="T46">LinpDAO <text:tab/><text:tab/><text:tab/></text:span><text:span text:style-name="T41">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6"><text:span text:style-name="T41"><text:tab/><text:tab/></text:span><text:span text:style-name="T44">2</text:span><text:span text:style-name="T44">- Fábrica de Beans do Contexto de Persistência</text:span><text:span text:style-name="T41">: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6"><text:span text:style-name="T41"><text:s/><text:tab/><text:tab/><text:tab/></text:span><text:span text:style-name="T46">org.lindbergframework.persistence.context.LindbergPersistenceSpringBeanFactory</text:span></text:p>
      <text:p text:style-name="P52"/>
      <text:p text:style-name="P106"><text:span text:style-name="T46"><text:tab/><text:tab/></text:span><text:span text:style-name="T41">Essa fábrica é um </text:span><text:span text:style-name="T46">singleton</text:span><text:span text:style-name="T41"> e é responsável pelos beans pertencentes ao contexto de persistência <text:tab/><text:tab/>como a implementação de </text:span><text:span text:style-name="T46">PersistenceTemplate</text:span><text:span text:style-name="T41"> padrão, o </text:span><text:span text:style-name="T46">BeanPopulator</text:span><text:span text:style-name="T41"> padrão, entre outros.</text:span></text:p>
      <text:p text:style-name="P35"><text:tab/><text:tab/></text:p>
      <text:p text:style-name="P35"><text:tab/><text:tab/>Abaixo é demonstrado como é feita a obtenção da instância do template via a fábrica descrita:</text:p>
      <text:p text:style-name="P52"><text:soft-page-break/><text:tab/><text:tab/></text:p>
      <text:p text:style-name="P106"><text:span text:style-name="T78"><text:tab/><text:tab/>PersistenceTemplate </text:span><text:span text:style-name="T85">template</text:span><text:span text:style-name="T78"> = LindbergPersistenceSpringBeanFactory.</text:span><text:span text:style-name="T88">getInstance</text:span><text:span text:style-name="T78">()</text:span></text:p>
      <text:p text:style-name="P106"><text:span text:style-name="T78"><text:s text:c="2"/><text:tab/><text:tab/><text:tab/><text:tab/><text:tab/><text:tab/> <text:s text:c="4"/>.getBean(PersistBeans.</text:span><text:span text:style-name="T246">DEFAULT_PERSISTENCE_TEMPLATE</text:span><text:span text:style-name="T78">);</text:span></text:p>
      <text:p text:style-name="P87"/>
      <text:p text:style-name="P87"/>
      <text:p text:style-name="P99"><text:span text:style-name="T97"><text:tab/><text:tab/>5.10 – Exemplo de uso do </text:span><text:span text:style-name="T98">LINP</text:span><text:span text:style-name="T97"> na prática</text:span></text:p>
      <text:p text:style-name="P70"/>
      <text:p text:style-name="P99"><text:span text:style-name="T80"><text:tab/><text:tab/></text:span><text:span text:style-name="T78">Para demonstrar na prática DAO´s usando o </text:span><text:span text:style-name="T88">LINP,</text:span><text:span text:style-name="T78">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99"><text:span text:style-name="T78"><text:tab/><text:tab/>Vamos considerar que estamos usando um banco </text:span><text:span text:style-name="T88">oracle</text:span><text:span text:style-name="T78"> e os dados para conexão sejam:</text:span></text:p>
      <text:p text:style-name="P35"><text:tab/><text:tab/></text:p>
      <text:p text:style-name="P99"><text:span text:style-name="T78"><text:tab/><text:tab/></text:span><text:span text:style-name="T80">URL:</text:span><text:span text:style-name="T78"> </text:span><text:span text:style-name="T58">jdbc:oracle:thin:@localhost:1521:xe</text:span></text:p>
      <text:p text:style-name="P99"><text:span text:style-name="T154"><text:tab/><text:tab/></text:span><text:span text:style-name="T80">USER:</text:span><text:span text:style-name="T78"> SYSTEM</text:span></text:p>
      <text:p text:style-name="P99"><text:span text:style-name="T78"><text:tab/><text:tab/></text:span><text:span text:style-name="T80">PASSWORD:</text:span><text:span text:style-name="T78"> admin</text:span></text:p>
      <text:p text:style-name="P35"><text:tab/><text:tab/><text:tab/><text:tab/></text:p>
      <text:p text:style-name="P99"><text:span text:style-name="T78"><text:tab/><text:tab/>Considere que para o exemplo a seguir nós vamos usar uma implementação de </text:span><text:span text:style-name="T88">datasource</text:span><text:span text:style-name="T78"> do spring que é </text:span><text:span text:style-name="T69">org.springframework.jdbc.datasource.DriverManagerDataSource</text:span><text:span text:style-name="T62"> e que o driver que vamos usar seja o já provido pelo oracle </text:span><text:span text:style-name="T69">oracle.jdbc.OracleDriver</text:span><text:span text:style-name="T62">.</text:span></text:p>
      <text:p text:style-name="P206"/>
      <text:p text:style-name="P99"><text:span text:style-name="T62"><text:tab/><text:tab/>Considere também que nós vamos usar a implementação padrão de repositório de comandos sql, </text:span><text:span text:style-name="T69">ClassPathXmlSqlCommandResolver,</text:span><text:span text:style-name="T158"> </text:span><text:span text:style-name="T62"><text:s/>que trabalha com arquivos XML que obedecem ao schema </text:span><text:a xlink:type="simple" xlink:href="http://www.lindbergframework.org/schema/linp-sqlMapping.xsd">http://www.lindbergframework.org/schema/linp-sqlMapping.xsd</text:a><text:span text:style-name="T62"> e que em nosso exemplo o nosso repositório de comandos SQL é composto por dois arquivos XML que estão dentro do classpath da nossa aplicação, onde um arquivo é só para </text:span><text:span text:style-name="T69">consultas</text:span><text:span text:style-name="T62"> (queries) e outro apenas para </text:span><text:span text:style-name="T69">atualizações </text:span><text:span text:style-name="T62">(updates) denominados respectivamente como </text:span><text:span text:style-name="T69">exemploQueries.xml</text:span><text:span text:style-name="T62"> e </text:span><text:span text:style-name="T69">exemploUpdates.xml.</text:span></text:p>
      <text:p text:style-name="P207"/>
      <text:p text:style-name="P207"/>
      <text:p text:style-name="P207"/>
      <text:p text:style-name="P207"/>
      <text:p text:style-name="P99"><text:soft-page-break/><text:span text:style-name="T91"><text:tab/><text:tab/></text:span><text:span text:style-name="T85">Para a definição dessas configurações no framework considere o seguinte arquivo de configuração dentro do pacote </text:span><text:span text:style-name="T91">org.lindbergframework.exemplo.conf:</text:span></text:p>
      <text:p text:style-name="P99"><text:span text:style-name="T91"/></text:p>
      <text:p text:style-name="P219"><text:span text:style-name="T111"><text:tab/><text:tab/>* lindberg-config;xml</text:span></text:p>
      <text:p text:style-name="P99"><text:span text:style-name="T91"/></text:p>
      <text:p text:style-name="P106"><text:span text:style-name="T190">&lt;?</text:span><text:span text:style-name="T212">xml</text:span><text:span text:style-name="T91"> </text:span><text:span text:style-name="T226">version</text:span><text:span text:style-name="T91">=</text:span><text:span text:style-name="T146">"1.0"</text:span><text:span text:style-name="T91"> </text:span><text:span text:style-name="T226">encoding</text:span><text:span text:style-name="T91">=</text:span><text:span text:style-name="T146">"UTF-8"</text:span><text:span text:style-name="T190">?&gt;</text:span></text:p>
      <text:p text:style-name="P220"><text:span text:style-name="T178">&lt;</text:span><text:span text:style-name="T199">lindberg-configuration</text:span> <text:span text:style-name="T221">xmlns</text:span><text:span text:style-name="T15">=</text:span><text:span text:style-name="T143">"http://www.lindbergframework.org/schema"</text:span> </text:p>
      <text:p text:style-name="P220"><text:tab/><text:span text:style-name="T221">xmlns:xsi</text:span><text:span text:style-name="T15">=</text:span><text:span text:style-name="T143">"http://www.w3.org/2001/XMLSchema-instance"</text:span> </text:p>
      <text:p text:style-name="P220"><text:tab/><text:span text:style-name="T221">xsi:schemaLocation</text:span><text:span text:style-name="T15">=</text:span><text:span text:style-name="T143">"http://www.lindbergframework.org/schema lindberg-config.xsd "</text:span><text:span text:style-name="T178">&gt;</text:span></text:p>
      <text:p text:style-name="P220"/>
      <text:p text:style-name="P220"><text:span text:style-name="T178">&lt;</text:span><text:span text:style-name="T199">core</text:span><text:span text:style-name="T178">&gt;</text:span></text:p>
      <text:p text:style-name="P220"><text:span text:style-name="T15"><text:s text:c="3"/></text:span><text:span text:style-name="T178">&lt;</text:span><text:span text:style-name="T199">config-property</text:span> <text:span text:style-name="T221">name</text:span><text:span text:style-name="T15">=</text:span><text:span text:style-name="T143">"lindberg.core.di-basepackage"</text:span> <text:tab/><text:tab/><text:tab/><text:tab/><text:tab/><text:tab/><text:tab/><text:tab/><text:tab/> <text:s text:c="4"/><text:span text:style-name="T221">value</text:span><text:span text:style-name="T15">=</text:span><text:span text:style-name="T143">"org.lindbergframework.exemplo.*"</text:span><text:span text:style-name="T178">/&gt;</text:span></text:p>
      <text:p text:style-name="P220"><text:span text:style-name="T178">&lt;/</text:span><text:span text:style-name="T199">core</text:span><text:span text:style-name="T178">&gt;</text:span></text:p>
      <text:p text:style-name="P220"/>
      <text:p text:style-name="P220"><text:span text:style-name="T178">&lt;</text:span><text:span text:style-name="T199">linp</text:span><text:span text:style-name="T178">&gt;</text:span></text:p>
      <text:p text:style-name="P220"><text:span text:style-name="T15"><text:tab/></text:span><text:span text:style-name="T178">&lt;</text:span><text:span text:style-name="T199">dataSource</text:span></text:p>
      <text:p text:style-name="P220"><text:tab/><text:tab/><text:span text:style-name="T221">class</text:span><text:span text:style-name="T15">=</text:span><text:span text:style-name="T143">"org.springframework.jdbc.datasource.DriverManagerDataSource"</text:span></text:p>
      <text:p text:style-name="P220"><text:tab/><text:tab/><text:span text:style-name="T221">driver</text:span><text:span text:style-name="T15">=</text:span><text:span text:style-name="T143">"oracle.jdbc.OracleDriver"</text:span> <text:span text:style-name="T221">driverPropertyName</text:span><text:span text:style-name="T15">=</text:span><text:span text:style-name="T143">"driverClassName"</text:span><text:span text:style-name="T178">&gt;</text:span></text:p>
      <text:p text:style-name="P220"><text:span text:style-name="T15"><text:tab/><text:tab/></text:span><text:span text:style-name="T178">&lt;</text:span><text:span text:style-name="T199">property</text:span> <text:span text:style-name="T221">name</text:span><text:span text:style-name="T15">=</text:span><text:span text:style-name="T143">"url"</text:span> <text:span text:style-name="T221">value</text:span><text:span text:style-name="T15">=</text:span><text:span text:style-name="T143">"</text:span><text:span text:style-name="T145">jdbc:oracle:thin:@localhost:1521:xe</text:span><text:span text:style-name="T143">"</text:span> <text:span text:style-name="T178">/&gt;</text:span></text:p>
      <text:p text:style-name="P220"><text:span text:style-name="T15"><text:tab/><text:tab/></text:span><text:span text:style-name="T178">&lt;</text:span><text:span text:style-name="T199">property</text:span> <text:span text:style-name="T221">name</text:span><text:span text:style-name="T15">=</text:span><text:span text:style-name="T143">"username"</text:span> <text:span text:style-name="T221">value</text:span><text:span text:style-name="T15">=</text:span><text:span text:style-name="T143">"</text:span><text:span text:style-name="T145">SYSTEM</text:span><text:span text:style-name="T143">"</text:span> <text:span text:style-name="T178">/&gt;</text:span></text:p>
      <text:p text:style-name="P220"><text:span text:style-name="T15"><text:tab/><text:tab/></text:span><text:span text:style-name="T178">&lt;</text:span><text:span text:style-name="T199">property</text:span> <text:span text:style-name="T221">name</text:span><text:span text:style-name="T15">=</text:span><text:span text:style-name="T143">"password"</text:span> <text:span text:style-name="T221">value</text:span><text:span text:style-name="T15">=</text:span><text:span text:style-name="T143">"</text:span><text:span text:style-name="T145">admin</text:span><text:span text:style-name="T143">"</text:span> <text:span text:style-name="T178">/&gt;</text:span></text:p>
      <text:p text:style-name="P220"><text:span text:style-name="T15"><text:tab/></text:span><text:span text:style-name="T178">&lt;/</text:span><text:span text:style-name="T199">dataSource</text:span><text:span text:style-name="T178">&gt;</text:span></text:p>
      <text:p text:style-name="P220"/>
      <text:p text:style-name="P220"><text:span text:style-name="T15"><text:tab/></text:span><text:span text:style-name="T178">&lt;</text:span><text:span text:style-name="T199">config-properties</text:span><text:span text:style-name="T178">&gt;</text:span></text:p>
      <text:p text:style-name="P220"><text:span text:style-name="T15"><text:tab/><text:tab/></text:span><text:span text:style-name="T178">&lt;</text:span><text:span text:style-name="T199">config-property</text:span> <text:span text:style-name="T221">name</text:span><text:span text:style-name="T15">=</text:span><text:span text:style-name="T143">"lindberg.persistence.IntegerCursorType"</text:span></text:p>
      <text:p text:style-name="P220"><text:tab/><text:tab/><text:tab/><text:span text:style-name="T221">value</text:span><text:span text:style-name="T15">=</text:span><text:span text:style-name="T143">"#oracle.jdbc.OracleTypes.CURSOR"</text:span> <text:span text:style-name="T178">/&gt;</text:span></text:p>
      <text:p text:style-name="P220"><text:span text:style-name="T15"><text:tab/><text:tab/></text:span><text:span text:style-name="T178">&lt;</text:span><text:span text:style-name="T199">config-property</text:span> <text:span text:style-name="T221">name</text:span><text:span text:style-name="T15">=</text:span><text:span text:style-name="T143">"lindberg.persistence.SqlCommandResolver"</text:span></text:p>
      <text:p text:style-name="P220"><text:s text:c="11"/><text:tab/><text:span text:style-name="T221">value</text:span><text:span text:style-name="T15">=</text:span><text:span text:style-name="T143">"org.lindbergframework.persistence.sql.ClassPathXmlSqlCommandResolver"</text:span><text:span text:style-name="T178">&gt;</text:span></text:p>
      <text:p text:style-name="P220"><text:span text:style-name="T15"><text:tab/><text:tab/><text:tab/></text:span><text:span text:style-name="T178">&lt;</text:span><text:span text:style-name="T199">property</text:span> <text:span text:style-name="T221">constructor-arg</text:span><text:span text:style-name="T15">=</text:span><text:span text:style-name="T143">"true"</text:span><text:span text:style-name="T178">&gt;</text:span></text:p>
      <text:p text:style-name="P220"><text:span text:style-name="T15"><text:tab/><text:tab/><text:tab/><text:tab/></text:span><text:span text:style-name="T178">&lt;</text:span><text:span text:style-name="T199">array</text:span><text:span text:style-name="T178">&gt;</text:span></text:p>
      <text:p text:style-name="P210"><text:tab/><text:tab/><text:tab/><text:tab/><text:tab/><text:span text:style-name="T251">org</text:span>/<text:span text:style-name="T251">lindbergframework</text:span>/<text:span text:style-name="T251">exemplo</text:span>/<text:span text:style-name="T251">sql</text:span>/exemploQueries.xml;</text:p>
      <text:p text:style-name="P210"><text:tab/><text:tab/><text:tab/><text:tab/><text:tab/><text:span text:style-name="T251">org</text:span>/<text:span text:style-name="T251">lindbergframework</text:span>/<text:span text:style-name="T251">exemplo</text:span>/<text:span text:style-name="T251">sql</text:span>/exemploUpdates.xml</text:p>
      <text:p text:style-name="P220"><text:span text:style-name="T15"><text:tab/><text:tab/><text:tab/><text:tab/></text:span><text:span text:style-name="T178">&lt;/</text:span><text:span text:style-name="T199">array</text:span><text:span text:style-name="T178">&gt;</text:span></text:p>
      <text:p text:style-name="P220"><text:span text:style-name="T15"><text:tab/><text:tab/><text:tab/></text:span><text:span text:style-name="T178">&lt;/</text:span><text:span text:style-name="T199">property</text:span><text:span text:style-name="T178">&gt;</text:span></text:p>
      <text:p text:style-name="P220"><text:span text:style-name="T15"><text:tab/><text:tab/></text:span><text:span text:style-name="T178">&lt;/</text:span><text:span text:style-name="T199">config-property</text:span><text:span text:style-name="T178">&gt;</text:span></text:p>
      <text:p text:style-name="P220"><text:span text:style-name="T15"><text:tab/></text:span><text:span text:style-name="T178">&lt;/</text:span><text:span text:style-name="T199">config-properties</text:span><text:span text:style-name="T178">&gt;</text:span></text:p>
      <text:p text:style-name="P220"><text:span text:style-name="T178">&lt;/</text:span><text:span text:style-name="T199">linp</text:span><text:span text:style-name="T178">&gt;</text:span></text:p>
      <text:p text:style-name="P220"><text:span text:style-name="T178">&lt;/</text:span><text:span text:style-name="T199">lindberg-configuration</text:span><text:span text:style-name="T178">&gt;</text:span></text:p>
      <text:p text:style-name="P220"><text:span text:style-name="T178"/></text:p>
      <text:p text:style-name="P99"><text:span text:style-name="T91"/></text:p>
      <text:p text:style-name="P99"><text:span text:style-name="T85"><text:tab/><text:tab/>No arquivo xml acima </text:span><text:span text:style-name="T91">(lindberg-config.xml)</text:span><text:span text:style-name="T85"> definimos as configurações necessárias para o funcionamento do </text:span><text:span text:style-name="T91">linp</text:span><text:span text:style-name="T85">. </text:span></text:p>
      <text:p text:style-name="P99"><text:span text:style-name="T85"/></text:p>
      <text:p text:style-name="P99"><text:span text:style-name="T85"><text:tab/><text:tab/>A tag </text:span><text:span text:style-name="T91">core</text:span><text:span text:style-name="T85"> define, neste caso, apenas a configuração do pacote raiz onde a partir deste será feito o escaneamento dos beans anotados com a annotation </text:span><text:span text:style-name="T91">@Bean</text:span><text:span text:style-name="T85"> que comporão o contexto de Beans que será acessado via o mecanismo de inversão de controle provido pelo framework. Este mecanismo provê acesso ao contexto e consequentemente aos beans nele contidos através de </text:span><text:span text:style-name="T69">UserBeanContext.getInstance()</text:span><text:span text:style-name="T62">. Um bean pode ser obtido totamente pronto e com suas dependências resolvidas a partir do contexto chamando o método </text:span><text:span text:style-name="T69">getBean</text:span><text:span text:style-name="T62"> de </text:span><text:span text:style-name="T69">UserBeanContext</text:span><text:span text:style-name="T62">.</text:span></text:p>
      <text:p text:style-name="P99"><text:span text:style-name="T62"/></text:p>
      <text:p text:style-name="P99"><text:span text:style-name="T62"><text:tab/><text:tab/>A tag </text:span><text:span text:style-name="T69">linp</text:span><text:span text:style-name="T62"> define toda a configuração de persistência. Observe que inicialmente temos a tag </text:span><text:span text:style-name="T69">dataSouce. </text:span><text:span text:style-name="T62">Essa tag define as configurações da conexão propriamente dita: classe da implementação de </text:span><text:span text:style-name="T69">DataSource <text:s/></text:span><text:span text:style-name="T62">a ser usada, classe do </text:span><text:span text:style-name="T69">driver</text:span><text:span text:style-name="T62"> a ser usada, url, usuário e senha do banco.</text:span></text:p>
      <text:p text:style-name="P99"><text:span text:style-name="T62"/></text:p>
      <text:p text:style-name="P99"><text:soft-page-break/><text:span text:style-name="T62"><text:tab/><text:tab/>Abaixo dessa tag </text:span><text:span text:style-name="T69">dataSource</text:span><text:span text:style-name="T62"> temos uma tag </text:span><text:span text:style-name="T69">config-properties</text:span><text:span text:style-name="T62"> que agrupa uma série de tags </text:span><text:span text:style-name="T69">config-property </text:span><text:span text:style-name="T62">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220"><text:span text:style-name="T178"><text:tab/>&lt;</text:span><text:span text:style-name="T199">config-property</text:span> <text:span text:style-name="T221">name</text:span><text:span text:style-name="T15">=</text:span><text:span text:style-name="T143">"lindberg.persistence.IntegerCursorType"</text:span></text:p>
      <text:p text:style-name="P221"><text:span text:style-name="T62"><text:tab/><text:tab/><text:tab/></text:span><text:span text:style-name="T235">value</text:span><text:span text:style-name="T62">=</text:span><text:span text:style-name="T168">"#oracle.jdbc.OracleTypes.CURSOR"</text:span><text:span text:style-name="T62"> </text:span><text:span text:style-name="T198">/&gt;</text:span></text:p>
      <text:p text:style-name="P221"><text:span text:style-name="T198"/></text:p>
      <text:p text:style-name="P221"><text:span text:style-name="T198"><text:tab/><text:tab/></text:span><text:span text:style-name="T105">Para saber mais sobre o uso do carácter '#' veja a sessão </text:span><text:span text:style-name="T109">“Uso do carácter '#' no XML para definir métodos getters estáticos e propriedades estáticas”</text:span><text:span text:style-name="T108">.</text:span></text:p>
      <text:p text:style-name="P221"><text:span text:style-name="T108"/></text:p>
      <text:p text:style-name="P221"><text:span text:style-name="T108"><text:tab/><text:tab/></text:span><text:span text:style-name="T105">A próxima propriedade define um repositório de comandos sql a ser usados (</text:span><text:span text:style-name="T108">SqlCommandResolver)</text:span><text:span text:style-name="T105">.</text:span></text:p>
      <text:p text:style-name="P99"><text:span text:style-name="T62"/></text:p>
      <text:p text:style-name="P99"><text:span text:style-name="T62"><text:tab/><text:tab/></text:span><text:span text:style-name="T185">&lt;</text:span><text:span text:style-name="T206">config-property</text:span><text:span text:style-name="T21"> </text:span><text:span text:style-name="T232">name</text:span><text:span text:style-name="T21">=</text:span><text:span text:style-name="T158">"lindberg.persistence.SqlCommandResolver"</text:span></text:p>
      <text:p text:style-name="P220"><text:s text:c="11"/><text:tab/><text:span text:style-name="T221">value</text:span><text:span text:style-name="T15">=</text:span><text:span text:style-name="T143">"org.lindbergframework.persistence.sql.ClassPathXmlSqlCommandResolver"</text:span><text:span text:style-name="T178">&gt;</text:span></text:p>
      <text:p text:style-name="P220"><text:span text:style-name="T15"><text:tab/><text:tab/><text:tab/></text:span><text:span text:style-name="T178">&lt;</text:span><text:span text:style-name="T199">property</text:span> <text:span text:style-name="T221">constructor-arg</text:span><text:span text:style-name="T15">=</text:span><text:span text:style-name="T143">"true"</text:span><text:span text:style-name="T178">&gt;</text:span></text:p>
      <text:p text:style-name="P220"><text:span text:style-name="T15"><text:tab/><text:tab/><text:tab/><text:tab/></text:span><text:span text:style-name="T178">&lt;</text:span><text:span text:style-name="T199">array</text:span><text:span text:style-name="T178">&gt;</text:span></text:p>
      <text:p text:style-name="P210"><text:tab/><text:tab/><text:tab/><text:tab/><text:tab/><text:span text:style-name="T271">org/lindbergframework/exemplo/sql/exemploQueries.xml;</text:span></text:p>
      <text:p text:style-name="P212"><text:tab/><text:tab/><text:tab/><text:tab/><text:tab/>org/lindbergframework/exemplo/sql/exemploUpdates.xml</text:p>
      <text:p text:style-name="P220"><text:span text:style-name="T15"><text:tab/><text:tab/><text:tab/><text:tab/></text:span><text:span text:style-name="T178">&lt;/</text:span><text:span text:style-name="T199">array</text:span><text:span text:style-name="T178">&gt;</text:span></text:p>
      <text:p text:style-name="P220"><text:span text:style-name="T15"><text:tab/><text:tab/><text:tab/></text:span><text:span text:style-name="T178">&lt;/</text:span><text:span text:style-name="T199">property</text:span><text:span text:style-name="T178">&gt;</text:span></text:p>
      <text:p text:style-name="P106"><text:span text:style-name="T62"><text:tab/><text:tab/></text:span><text:span text:style-name="T198">&lt;/</text:span><text:span text:style-name="T220">config-property</text:span><text:span text:style-name="T198">&gt;</text:span></text:p>
      <text:p text:style-name="P106"><text:span text:style-name="T198"/></text:p>
      <text:p text:style-name="P106"><text:span text:style-name="T198"><text:tab/><text:tab/></text:span><text:span text:style-name="T105">Para este exemplo usamos a implementação comum e mais usada que é o repositório de comandos sql usando XML onde os arquivos de XML estão dentro do classpath da aplicação </text:span><text:span text:style-name="T108">ClassPathXmlSqlCommandResolver</text:span><text:span text:style-name="T105">. Definimos isso informando um parâmetro de construtor desta classe através de </text:span><text:span text:style-name="T192">&lt;</text:span><text:span text:style-name="T214">property</text:span><text:span text:style-name="T85"> </text:span><text:span text:style-name="T228">constructor-arg</text:span><text:span text:style-name="T85">=</text:span><text:span text:style-name="T146">"true"</text:span><text:span text:style-name="T192">&gt; </text:span><text:span text:style-name="T105">sobre o qual este é um array de Strings </text:span><text:span text:style-name="T192">&lt;</text:span><text:span text:style-name="T214">array</text:span><text:span text:style-name="T192">&gt; </text:span><text:span text:style-name="T105">que contém elementos com os valores:</text:span></text:p>
      <text:p text:style-name="P223"><text:span text:style-name="T41"><text:tab/><text:tab/><text:tab/>org/lindbergframework/exemplo/sql/exemploQueries.xml;</text:span></text:p>
      <text:p text:style-name="P215"><text:span text:style-name="T115"><text:tab/><text:tab/><text:tab/>org/lindbergframework/exemplo/sql/exemploUpdates.xml</text:span></text:p>
      <text:p text:style-name="P215"><text:span text:style-name="T78"/></text:p>
      <text:p text:style-name="P215"><text:span text:style-name="T115"><text:tab/><text:tab/>Esses valores são os arquivos de comandos sql que estão dentro do class path da aplicação e que comporão o repositório de comandos sql. Para saber mais informações sobre a completa configuração usando XML leia a sessão </text:span><text:span text:style-name="T117">“</text:span><text:span text:style-name="T132">Configurando o LINP na prática – Usando XML”.</text:span></text:p>
      <text:p text:style-name="P215"><text:span text:style-name="T132"/></text:p>
      <text:p text:style-name="P215"><text:span text:style-name="T132"><text:tab/><text:tab/></text:span><text:span text:style-name="T128">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30">exemploQueries.xml</text:span><text:span text:style-name="T128"> e </text:span><text:span text:style-name="T130">exemploUpdates.xml, </text:span><text:span text:style-name="T128"><text:s/>ambos no pacote </text:span><text:span text:style-name="T130">org/lindbergframework/exemplo/sql</text:span><text:span text:style-name="T128">.</text:span></text:p>
      <text:p text:style-name="P215"><text:span text:style-name="T128"/></text:p>
      <text:p text:style-name="P215"><text:span text:style-name="T128"/></text:p>
      <text:p text:style-name="P215"><text:span text:style-name="T128"/></text:p>
      <text:p text:style-name="P215"><text:span text:style-name="T128"/></text:p>
      <text:p text:style-name="P215"><text:span text:style-name="T128"/></text:p>
      <text:p text:style-name="P215"><text:span text:style-name="T128"/></text:p>
      <text:p text:style-name="P215"><text:span text:style-name="T128"/></text:p>
      <text:p text:style-name="P215"><text:span text:style-name="T128"/></text:p>
      <text:p text:style-name="P215"><text:span text:style-name="T128"/></text:p>
      <text:p text:style-name="P215"><text:span text:style-name="T128"/></text:p>
      <text:p text:style-name="P215"><text:span text:style-name="T128"/></text:p>
      <text:p text:style-name="P215"><text:soft-page-break/><text:span text:style-name="T128"><text:tab/><text:tab/>* exemploQueries.xml</text:span></text:p>
      <text:p text:style-name="P215"><text:span text:style-name="T128"/></text:p>
      <text:p text:style-name="P211"><text:span text:style-name="T191">&lt;?</text:span><text:span text:style-name="T213">xml</text:span><text:span text:style-name="T115"> </text:span><text:span text:style-name="T227">version</text:span><text:span text:style-name="T115">=</text:span><text:span text:style-name="T144">"1.0"</text:span><text:span text:style-name="T115"> </text:span><text:span text:style-name="T227">encoding</text:span><text:span text:style-name="T115">=</text:span><text:span text:style-name="T144">"UTF-8"</text:span><text:span text:style-name="T191">?&gt;</text:span></text:p>
      <text:p text:style-name="P220"><text:span text:style-name="T178">&lt;</text:span><text:span text:style-name="T199">Linp-Mapping</text:span> <text:span text:style-name="T221">xmlns</text:span><text:span text:style-name="T15">=</text:span><text:span text:style-name="T143">"http://www.lindbergframework.org/schema"</text:span> </text:p>
      <text:p text:style-name="P220"><text:tab/><text:span text:style-name="T221">xmlns:xsi</text:span><text:span text:style-name="T15">=</text:span><text:span text:style-name="T143">"http://www.w3.org/2001/XMLSchema-instance"</text:span> </text:p>
      <text:p text:style-name="P220"><text:tab/><text:span text:style-name="T221">xsi:schemaLocation</text:span><text:span text:style-name="T15">=</text:span><text:span text:style-name="T143">"http://www.lindbergframework.org/schema linp-sqlMapping.xsd"</text:span><text:span text:style-name="T178">&gt;</text:span></text:p>
      <text:p text:style-name="P220"/>
      <text:p text:style-name="P220"><text:span text:style-name="T178">&lt;</text:span><text:span text:style-name="T199">Description</text:span><text:span text:style-name="T178">&gt;</text:span><text:span text:style-name="T99">Exemplo</text:span><text:span text:style-name="T15"> </text:span><text:span text:style-name="T99">de</text:span><text:span text:style-name="T15"> Queries</text:span><text:span text:style-name="T178">&lt;/</text:span><text:span text:style-name="T199">Description</text:span><text:span text:style-name="T178">&gt;</text:span></text:p>
      <text:p text:style-name="P210"><text:s text:c="4"/></text:p>
      <text:p text:style-name="P220"><text:span text:style-name="T15"><text:s text:c="4"/></text:span><text:span text:style-name="T178">&lt;</text:span><text:span text:style-name="T199">Sql-Mapping</text:span><text:span text:style-name="T178">&gt;</text:span></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listarPessoas</text:span><text:span text:style-name="T143">"</text:span><text:span text:style-name="T178">&gt;</text:span></text:p>
      <text:p text:style-name="P220"><text:span text:style-name="T15"><text:s text:c="10"/></text:span><text:span text:style-name="T178">&lt;</text:span><text:span text:style-name="T199">Sql-Statement</text:span><text:span text:style-name="T178">&gt;</text:span><text:span text:style-name="T15">select </text:span><text:span text:style-name="T99">nome</text:span><text:span text:style-name="T15">, </text:span><text:span text:style-name="T99">cpf</text:span><text:span text:style-name="T15">, </text:span><text:span text:style-name="T99">bairro</text:span><text:span text:style-name="T15"> as endereco.bairro, </text:span></text:p>
      <text:p text:style-name="P210"><text:s text:c="10"/><text:tab/><text:tab/><text:tab/><text:tab/> <text:tab/><text:span text:style-name="T251">rua</text:span> as endereco.rua, <text:span text:style-name="T251">numero</text:span> as endereco.numero, </text:p>
      <text:p text:style-name="P210"><text:s text:c="10"/><text:tab/><text:tab/><text:tab/><text:tab/> <text:tab/>numeroCep as endereco.cep.numero</text:p>
      <text:p text:style-name="P210"><text:s text:c="10"/><text:tab/><text:tab/><text:tab/><text:tab/> from <text:span text:style-name="T251">pessoa</text:span></text:p>
      <text:p text:style-name="P220"><text:span text:style-name="T15"><text:s text:c="10"/></text:span><text:span text:style-name="T178">&lt;/</text:span><text:span text:style-name="T199">Sql-Statement</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consultarPessoa</text:span><text:span text:style-name="T143">"</text:span><text:span text:style-name="T178">&gt;</text:span></text:p>
      <text:p text:style-name="P220"><text:span text:style-name="T15"><text:s text:c="10"/></text:span><text:span text:style-name="T178">&lt;</text:span><text:span text:style-name="T199">Sql-Statement</text:span><text:span text:style-name="T178">&gt;</text:span><text:span text:style-name="T15">select </text:span><text:span text:style-name="T99">nome</text:span><text:span text:style-name="T15">, </text:span><text:span text:style-name="T99">cpf</text:span><text:span text:style-name="T15">, </text:span><text:span text:style-name="T99">bairro</text:span><text:span text:style-name="T15"> as endereco.bairro, </text:span></text:p>
      <text:p text:style-name="P210"><text:s text:c="10"/><text:tab/><text:tab/><text:tab/><text:tab/> <text:tab/><text:span text:style-name="T251">rua</text:span> as endereco.rua, <text:span text:style-name="T251">numero</text:span> as endereco.numero, </text:p>
      <text:p text:style-name="P210"><text:s text:c="10"/><text:tab/><text:tab/><text:tab/><text:tab/> <text:tab/>numeroCep as endereco.cep.numero</text:p>
      <text:p text:style-name="P210"><text:s text:c="10"/><text:tab/><text:tab/><text:tab/><text:tab/> from <text:span text:style-name="T251">pessoa</text:span> where <text:span text:style-name="T251">cpf</text:span> = ?</text:p>
      <text:p text:style-name="P220"><text:span text:style-name="T15"><text:s text:c="10"/></text:span><text:span text:style-name="T178">&lt;/</text:span><text:span text:style-name="T199">Sql-Statement</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listarPessoasPorIniciaisNomeUsandoProcedure</text:span><text:span text:style-name="T143">"</text:span><text:span text:style-name="T178">&gt;</text:span></text:p>
      <text:p text:style-name="P220"><text:span text:style-name="T15"><text:s text:c="10"/></text:span><text:span text:style-name="T178">&lt;</text:span><text:span text:style-name="T199">Procedure</text:span> <text:span text:style-name="T221">name</text:span><text:span text:style-name="T15">=</text:span><text:span text:style-name="T143">"listarPessoasPorNomeProc"</text:span> <text:span text:style-name="T178">&gt;</text:span></text:p>
      <text:p text:style-name="P220"><text:span text:style-name="T15"><text:s text:c="13"/></text:span><text:span text:style-name="T178">&lt;</text:span><text:span text:style-name="T199">OutCursor</text:span> <text:span text:style-name="T221">population-class</text:span><text:span text:style-name="T15">=</text:span><text:span text:style-name="T143">"org.lindbergframework.exemplo.beans.Pessoa"</text:span><text:span text:style-name="T178">/&gt;</text:span></text:p>
      <text:p text:style-name="P220"><text:span text:style-name="T15"><text:s text:c="10"/></text:span><text:span text:style-name="T178">&lt;/</text:span><text:span text:style-name="T199">Procedure</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listarPessoasPorIniciaisNomeUsandoFunction</text:span><text:span text:style-name="T143">"</text:span><text:span text:style-name="T178">&gt;</text:span></text:p>
      <text:p text:style-name="P220"><text:span text:style-name="T15"><text:s text:c="10"/></text:span><text:span text:style-name="T178">&lt;</text:span><text:span text:style-name="T199">Function</text:span> <text:span text:style-name="T221">name</text:span><text:span text:style-name="T15">=</text:span><text:span text:style-name="T143">"</text:span><text:span text:style-name="T144">listarPessoasPorNomeFunc</text:span><text:span text:style-name="T143">"</text:span><text:span text:style-name="T178">&gt;</text:span></text:p>
      <text:p text:style-name="P220"><text:span text:style-name="T15"><text:s text:c="13"/></text:span><text:span text:style-name="T178">&lt;</text:span><text:span text:style-name="T199">ResultCursor</text:span> <text:span text:style-name="T221">population-class</text:span><text:span text:style-name="T15">=</text:span><text:span text:style-name="T143">"org.lindbergframework.exemplo.beans.Pessoa"</text:span> <text:span text:style-name="T178">/&gt;</text:span></text:p>
      <text:p text:style-name="P220"><text:span text:style-name="T15"><text:s text:c="10"/></text:span><text:span text:style-name="T178">&lt;/</text:span><text:span text:style-name="T199">Function</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10"><text:s text:c="7"/></text:p>
      <text:p text:style-name="P220"><text:span text:style-name="T15"><text:s text:c="4"/></text:span><text:span text:style-name="T178">&lt;/</text:span><text:span text:style-name="T199">Sql-Mapping</text:span><text:span text:style-name="T178">&gt;</text:span></text:p>
      <text:p text:style-name="P210"><text:s text:c="7"/></text:p>
      <text:p text:style-name="P220"><text:span text:style-name="T178">&lt;/</text:span><text:span text:style-name="T199">Linp-Mapping</text:span><text:span text:style-name="T178">&gt;</text:span></text:p>
      <text:p text:style-name="P215"><text:span text:style-name="T128"/></text:p>
      <text:p text:style-name="P215"><text:span text:style-name="T128"><text:tab/><text:tab/>* exemploUpdates.xml</text:span></text:p>
      <text:p text:style-name="P215"><text:span text:style-name="T128"/></text:p>
      <text:p text:style-name="P211"><text:span text:style-name="T191">&lt;?</text:span><text:span text:style-name="T213">xml</text:span><text:span text:style-name="T115"> </text:span><text:span text:style-name="T227">version</text:span><text:span text:style-name="T115">=</text:span><text:span text:style-name="T144">"1.0"</text:span><text:span text:style-name="T115"> </text:span><text:span text:style-name="T227">encoding</text:span><text:span text:style-name="T115">=</text:span><text:span text:style-name="T144">"UTF-8"</text:span><text:span text:style-name="T191">?&gt;</text:span></text:p>
      <text:p text:style-name="P220"><text:span text:style-name="T178">&lt;</text:span><text:span text:style-name="T199">Linp-Mapping</text:span> <text:span text:style-name="T221">xmlns</text:span><text:span text:style-name="T15">=</text:span><text:span text:style-name="T143">"http://www.lindbergframework.org/schema"</text:span> </text:p>
      <text:p text:style-name="P220"><text:tab/><text:tab/><text:span text:style-name="T221">xmlns:xsi</text:span><text:span text:style-name="T15">=</text:span><text:span text:style-name="T143">"http://www.w3.org/2001/XMLSchema-instance"</text:span> </text:p>
      <text:p text:style-name="P220"><text:tab/><text:tab/><text:span text:style-name="T221">xsi:schemaLocation</text:span><text:span text:style-name="T15">=</text:span><text:span text:style-name="T143">"http://www.lindbergframework.org/schema linp-sqlMapping.xsd"</text:span><text:span text:style-name="T178">&gt;</text:span></text:p>
      <text:p text:style-name="P210"><text:tab/><text:tab/></text:p>
      <text:p text:style-name="P220"><text:span text:style-name="T178">&lt;</text:span><text:span text:style-name="T199">Description</text:span><text:span text:style-name="T178">&gt;</text:span><text:span text:style-name="T99">Exemplo</text:span><text:span text:style-name="T15"> </text:span><text:span text:style-name="T99">de</text:span><text:span text:style-name="T15"> Updates</text:span><text:span text:style-name="T178">&lt;/</text:span><text:span text:style-name="T199">Description</text:span><text:span text:style-name="T178">&gt;</text:span></text:p>
      <text:p text:style-name="P210"><text:s text:c="4"/></text:p>
      <text:p text:style-name="P220"><text:span text:style-name="T15"><text:s text:c="4"/></text:span><text:span text:style-name="T178">&lt;</text:span><text:span text:style-name="T199">Sql-Mapping</text:span><text:span text:style-name="T178">&gt;</text:span></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inserirPessoa</text:span><text:span text:style-name="T143">"</text:span><text:span text:style-name="T178">&gt;</text:span></text:p>
      <text:p text:style-name="P220"><text:span text:style-name="T15"><text:s text:c="10"/></text:span><text:span text:style-name="T178">&lt;</text:span><text:span text:style-name="T199">Sql-Statement</text:span><text:span text:style-name="T178">&gt;</text:span><text:span text:style-name="T15">insert into </text:span><text:span text:style-name="T99">pessoa</text:span><text:span text:style-name="T15"> values(?,?,?,?,?,?)</text:span><text:span text:style-name="T178">&lt;/</text:span><text:span text:style-name="T199">Sql-Statement</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excluirPessoa</text:span><text:span text:style-name="T143">"</text:span><text:span text:style-name="T178">&gt;</text:span></text:p>
      <text:p text:style-name="P220"><text:span text:style-name="T15"><text:s text:c="10"/></text:span><text:span text:style-name="T178">&lt;</text:span><text:span text:style-name="T199">Sql-Statement</text:span><text:span text:style-name="T178">&gt;</text:span><text:span text:style-name="T15">delete from </text:span><text:span text:style-name="T99">pessoa</text:span><text:span text:style-name="T15"> where </text:span><text:span text:style-name="T99">cpf</text:span><text:span text:style-name="T15"> = ?</text:span><text:span text:style-name="T178">&lt;/</text:span><text:span text:style-name="T199">Sql-Statement</text:span><text:span text:style-name="T178">&gt;</text:span></text:p>
      <text:p text:style-name="P220"><text:span text:style-name="T15"><text:s text:c="7"/></text:span><text:span text:style-name="T178">&lt;/</text:span><text:span text:style-name="T199">Sql-Command</text:span><text:span text:style-name="T178">&gt;</text:span></text:p>
      <text:p text:style-name="P210"><text:soft-page-break/><text:s text:c="7"/></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atualizarEnderecoPessoa</text:span><text:span text:style-name="T143">"</text:span><text:span text:style-name="T178">&gt;</text:span></text:p>
      <text:p text:style-name="P220"><text:span text:style-name="T15"><text:s text:c="10"/></text:span><text:span text:style-name="T178">&lt;</text:span><text:span text:style-name="T199">Sql-Statement</text:span><text:span text:style-name="T178">&gt;</text:span><text:span text:style-name="T15">update </text:span><text:span text:style-name="T99">pessoa</text:span><text:span text:style-name="T15"> set </text:span><text:span text:style-name="T99">bairro</text:span><text:span text:style-name="T15"> = ?, </text:span><text:span text:style-name="T99">rua</text:span><text:span text:style-name="T15"> = ?, </text:span><text:span text:style-name="T99">numero</text:span><text:span text:style-name="T15"> = ?, </text:span></text:p>
      <text:p text:style-name="P220"><text:span text:style-name="T15"><text:tab/><text:tab/><text:tab/><text:tab/> numeroCep = ? where </text:span><text:span text:style-name="T99">cpf</text:span><text:span text:style-name="T15"> = ?</text:span></text:p>
      <text:p text:style-name="P220"><text:span text:style-name="T15"><text:s text:c="10"/></text:span><text:span text:style-name="T178">&lt;/</text:span><text:span text:style-name="T199">Sql-Statement</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excluirPessoaUsandoProcedure</text:span><text:span text:style-name="T143">"</text:span><text:span text:style-name="T178">&gt;</text:span></text:p>
      <text:p text:style-name="P220"><text:span text:style-name="T15"><text:s text:c="10"/></text:span><text:span text:style-name="T178">&lt;</text:span><text:span text:style-name="T199">Procedure</text:span> <text:span text:style-name="T221">name</text:span><text:span text:style-name="T15">=</text:span><text:span text:style-name="T143">"excluirPessoa"</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20"><text:span text:style-name="T15"><text:s text:c="7"/></text:span><text:span text:style-name="T178">&lt;</text:span><text:span text:style-name="T199">Sql-Command</text:span> <text:span text:style-name="T221">id</text:span><text:span text:style-name="T15">=</text:span><text:span text:style-name="T143">"</text:span><text:span text:style-name="T145">excPessoasPorIniciaisRetornandoExcluidosENaoExcluidosUsandoFunction</text:span><text:span text:style-name="T143">"</text:span><text:span text:style-name="T178">&gt;</text:span></text:p>
      <text:p text:style-name="P220"><text:span text:style-name="T15"><text:s text:c="10"/></text:span><text:span text:style-name="T178">&lt;</text:span><text:span text:style-name="T199">Function</text:span> <text:span text:style-name="T221">name</text:span><text:span text:style-name="T15">=</text:span><text:span text:style-name="T143">"excPessoasRetornaExcluidosFunc"</text:span> <text:span text:style-name="T221">resultName</text:span><text:span text:style-name="T15">=</text:span><text:span text:style-name="T143">"PESSOASEXCLUIDAS"</text:span><text:span text:style-name="T178">&gt;</text:span></text:p>
      <text:p text:style-name="P220"><text:span text:style-name="T272"><text:s text:c="13"/>&lt;!-- </text:span><text:span text:style-name="T273">Não</text:span><text:span text:style-name="T272"> </text:span><text:span text:style-name="T273">Excluidos</text:span><text:span text:style-name="T272"> </text:span><text:span text:style-name="T273">São</text:span><text:span text:style-name="T272"> </text:span><text:span text:style-name="T273">como</text:span><text:span text:style-name="T272"> </text:span><text:span text:style-name="T273">resultado</text:span><text:span text:style-name="T272"> </text:span><text:span text:style-name="T273">da</text:span><text:span text:style-name="T272"> </text:span><text:span text:style-name="T273">função</text:span><text:span text:style-name="T272"> </text:span><text:span text:style-name="T273">através</text:span><text:span text:style-name="T272"> </text:span><text:span text:style-name="T273">de</text:span><text:span text:style-name="T272"> </text:span><text:span text:style-name="T273">um</text:span><text:span text:style-name="T272"> cursor <text:s/>--&gt;</text:span></text:p>
      <text:p text:style-name="P220"><text:span text:style-name="T15"><text:s text:c="13"/></text:span><text:span text:style-name="T178">&lt;</text:span><text:span text:style-name="T199">OutCursor</text:span> <text:span text:style-name="T221">population-class</text:span><text:span text:style-name="T15">=</text:span><text:span text:style-name="T143">"org.lindbergframework.exemplo.beans.Pessoa"</text:span><text:span text:style-name="T178">/&gt;</text:span></text:p>
      <text:p text:style-name="P220"><text:span text:style-name="T178"><text:s text:c="13"/></text:span><text:span text:style-name="T272">&lt;!-- </text:span><text:span text:style-name="T273">Excluidos</text:span><text:span text:style-name="T272"> --&gt;</text:span></text:p>
      <text:p text:style-name="P220"><text:span text:style-name="T15"><text:s text:c="13"/></text:span><text:span text:style-name="T178">&lt;</text:span><text:span text:style-name="T199">ResultCursor</text:span> <text:span text:style-name="T221">population-class</text:span><text:span text:style-name="T15">=</text:span><text:span text:style-name="T143">"org.lindbergframework.exemplo.beans.Pessoa"</text:span> <text:span text:style-name="T178">/&gt;</text:span></text:p>
      <text:p text:style-name="P220"><text:span text:style-name="T15"><text:s text:c="10"/></text:span><text:span text:style-name="T178">&lt;/</text:span><text:span text:style-name="T199">Function</text:span><text:span text:style-name="T178">&gt;</text:span></text:p>
      <text:p text:style-name="P220"><text:span text:style-name="T15"><text:s text:c="7"/></text:span><text:span text:style-name="T178">&lt;/</text:span><text:span text:style-name="T199">Sql-Command</text:span><text:span text:style-name="T178">&gt;</text:span></text:p>
      <text:p text:style-name="P210"><text:s text:c="7"/></text:p>
      <text:p text:style-name="P220"><text:span text:style-name="T15"><text:s text:c="6"/></text:span><text:span text:style-name="T178">&lt;</text:span><text:span text:style-name="T199">Sql-Command </text:span><text:span text:style-name="T221">id</text:span><text:span text:style-name="T15">=</text:span><text:span text:style-name="T143">"</text:span><text:span text:style-name="T145">excPessoasPorIniciaisRetornandoExcluidosENaoExcluidosUsandoProcedure</text:span><text:span text:style-name="T143">"</text:span><text:span text:style-name="T178">&gt;</text:span></text:p>
      <text:p text:style-name="P220"><text:span text:style-name="T15"><text:s text:c="10"/></text:span><text:span text:style-name="T178">&lt;</text:span><text:span text:style-name="T199">Procedure</text:span> <text:span text:style-name="T221">name</text:span><text:span text:style-name="T15">=</text:span><text:span text:style-name="T143">"excPessoasRetornaExcluidosProc"</text:span><text:span text:style-name="T178">&gt;</text:span></text:p>
      <text:p text:style-name="P220"><text:span text:style-name="T178"><text:s text:c="13"/></text:span><text:span text:style-name="T272">&lt;!-- </text:span><text:span text:style-name="T273">Não</text:span><text:span text:style-name="T272"> </text:span><text:span text:style-name="T273">Excluidos</text:span><text:span text:style-name="T272"> --&gt;</text:span></text:p>
      <text:p text:style-name="P220"><text:span text:style-name="T15"><text:s text:c="13"/></text:span><text:span text:style-name="T178">&lt;</text:span><text:span text:style-name="T199">OutCursor</text:span> <text:span text:style-name="T221">population-class</text:span><text:span text:style-name="T15">=</text:span><text:span text:style-name="T143">"org.lindbergframework.exemplo.beans.Pessoa"</text:span><text:span text:style-name="T178">/&gt;</text:span></text:p>
      <text:p text:style-name="P220"><text:span text:style-name="T178"><text:s text:c="13"/></text:span><text:span text:style-name="T272">&lt;!-- </text:span><text:span text:style-name="T273">Excluidos</text:span><text:span text:style-name="T272"> --&gt;</text:span></text:p>
      <text:p text:style-name="P220"><text:span text:style-name="T15"><text:s text:c="13"/></text:span><text:span text:style-name="T178">&lt;</text:span><text:span text:style-name="T199">OutCursor</text:span> <text:span text:style-name="T221">population-class</text:span><text:span text:style-name="T15">=</text:span><text:span text:style-name="T143">"org.lindbergframework.exemplo.beans.Pessoa"</text:span><text:span text:style-name="T178">/&gt;</text:span></text:p>
      <text:p text:style-name="P220"><text:span text:style-name="T15"><text:s text:c="10"/></text:span><text:span text:style-name="T178">&lt;/</text:span><text:span text:style-name="T199">Procedure</text:span><text:span text:style-name="T178">&gt;</text:span></text:p>
      <text:p text:style-name="P220"><text:span text:style-name="T15"><text:s text:c="7"/></text:span><text:span text:style-name="T178">&lt;/</text:span><text:span text:style-name="T199">Sql-Command</text:span><text:span text:style-name="T178">&gt;</text:span></text:p>
      <text:p text:style-name="P220"><text:span text:style-name="T15"><text:s text:c="4"/></text:span><text:span text:style-name="T178">&lt;/</text:span><text:span text:style-name="T199">Sql-Mapping</text:span><text:span text:style-name="T178">&gt;</text:span></text:p>
      <text:p text:style-name="P220"><text:span text:style-name="T178">&lt;/</text:span><text:span text:style-name="T199">Linp-Mapping</text:span><text:span text:style-name="T178">&gt;</text:span></text:p>
      <text:p text:style-name="P215"><text:span text:style-name="T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0-31T12:25:31.68</dc:date>
    <meta:editing-duration>PT690H40M56S</meta:editing-duration>
    <meta:editing-cycles>565</meta:editing-cycles>
    <meta:generator>BrOffice.org/3.2$Win32 OpenOffice.org_project/320m18$Build-9502</meta:generator>
    <meta:document-statistic meta:table-count="0" meta:image-count="9" meta:object-count="0" meta:page-count="53" meta:paragraph-count="1027" meta:word-count="15889" meta:character-count="118055"/>
  </office:meta>
</office:document-meta>
</file>